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8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5.154cm"/>
    </style:style>
    <style:style style:name="co5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657cm"/>
    </style:style>
    <style:style style:name="co11" style:family="table-column">
      <style:table-column-properties fo:break-before="auto" style:column-width="0.771cm"/>
    </style:style>
    <style:style style:name="co12" style:family="table-column">
      <style:table-column-properties fo:break-before="auto" style:column-width="4.066cm"/>
    </style:style>
    <style:style style:name="co13" style:family="table-column">
      <style:table-column-properties fo:break-before="auto" style:column-width="4.202cm"/>
    </style:style>
    <style:style style:name="co14" style:family="table-column">
      <style:table-column-properties fo:break-before="auto" style:column-width="3.739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4.1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number-columns-repeated="2"/>
          <table:table-cell office:value-type="string">
            <text:p>CHI</text:p>
          </table:table-cell>
          <table:table-cell office:value-type="string">
            <text:p>ICSE</text:p>
          </table:table-cell>
          <table:table-cell office:value-type="string">
            <text:p>KDD</text:p>
          </table:table-cell>
          <table:table-cell office:value-type="string">
            <text:p>POPL</text:p>
          </table:table-cell>
          <table:table-cell office:value-type="string">
            <text:p>SIGCOMM</text:p>
          </table:table-cell>
          <table:table-cell office:value-type="string">
            <text:p>SIGGRAPH</text:p>
          </table:table-cell>
          <table:table-cell office:value-type="string">
            <text:p>SIGIR</text:p>
          </table:table-cell>
          <table:table-cell office:value-type="string">
            <text:p>SIGMOD</text:p>
          </table:table-cell>
        </table:table-row>
        <table:table-row table:style-name="ro2">
          <table:table-cell table:number-columns-repeated="2"/>
          <table:table-cell office:value-type="string">
            <text:p>Scott E. Hudson*</text:p>
          </table:table-cell>
          <table:table-cell office:value-type="string">
            <text:p>Victor R. Basili*</text:p>
          </table:table-cell>
          <table:table-cell office:value-type="string">
            <text:p>Heikki Mannila*</text:p>
          </table:table-cell>
          <table:table-cell office:value-type="string">
            <text:p>Thomas W. Reps</text:p>
          </table:table-cell>
          <table:table-cell office:value-type="string">
            <text:p>Scott Shenker*</text:p>
          </table:table-cell>
          <table:table-cell office:value-type="string">
            <text:p>Donald P. Greenberg*</text:p>
          </table:table-cell>
          <table:table-cell office:value-type="string">
            <text:p>W. Bruce Croft*</text:p>
          </table:table-cell>
          <table:table-cell office:value-type="string">
            <text:p>Michael Stonebraker*</text:p>
          </table:table-cell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Hiroshi Ishii*</text:p>
          </table:table-cell>
          <table:table-cell office:value-type="string">
            <text:p>Barry W. Boehm*</text:p>
          </table:table-cell>
          <table:table-cell office:value-type="string">
            <text:p>Hans-Peter Kriegel</text:p>
          </table:table-cell>
          <table:table-cell office:value-type="string">
            <text:p>Martín Abadi</text:p>
          </table:table-cell>
          <table:table-cell office:value-type="string">
            <text:p>George Varghese</text:p>
          </table:table-cell>
          <table:table-cell office:value-type="string">
            <text:p>Pat Hanrahan*</text:p>
          </table:table-cell>
          <table:table-cell office:value-type="string">
            <text:p>Clement T. Yu</text:p>
          </table:table-cell>
          <table:table-cell office:value-type="string">
            <text:p>David J. DeWitt*</text:p>
          </table:table-cell>
        </table:table-row>
        <table:table-row table:style-name="ro2">
          <table:table-cell office:value-type="string">
            <text:p>52 90 0.577777777778</text:p>
          </table:table-cell>
          <table:table-cell/>
          <table:table-cell office:value-type="string">
            <text:p>Steve Benford*</text:p>
          </table:table-cell>
          <table:table-cell office:value-type="string">
            <text:p>Jeff Kramer*</text:p>
          </table:table-cell>
          <table:table-cell office:value-type="string">
            <text:p>Jiawei Han*</text:p>
          </table:table-cell>
          <table:table-cell office:value-type="string">
            <text:p>John C. Mitchell</text:p>
          </table:table-cell>
          <table:table-cell office:value-type="string">
            <text:p>Donald F. Towsley*</text:p>
          </table:table-cell>
          <table:table-cell office:value-type="string">
            <text:p>Demetri Terzopoulos</text:p>
          </table:table-cell>
          <table:table-cell office:value-type="string">
            <text:p>Gerard Salton*</text:p>
          </table:table-cell>
          <table:table-cell office:value-type="string">
            <text:p>Philip A. Bernstein*</text:p>
          </table:table-cell>
        </table:table-row>
        <table:table-row table:style-name="ro2">
          <table:table-cell office:value-type="string">
            <text:p>ICSE</text:p>
          </table:table-cell>
          <table:table-cell/>
          <table:table-cell office:value-type="string">
            <text:p>George G. Robertson*</text:p>
          </table:table-cell>
          <table:table-cell office:value-type="string">
            <text:p>Mary Shaw*</text:p>
          </table:table-cell>
          <table:table-cell office:value-type="string">
            <text:p>Martin Ester</text:p>
          </table:table-cell>
          <table:table-cell office:value-type="string">
            <text:p>Robert Harper</text:p>
          </table:table-cell>
          <table:table-cell office:value-type="string">
            <text:p>Ion Stoica</text:p>
          </table:table-cell>
          <table:table-cell office:value-type="string">
            <text:p>David Salesin*</text:p>
          </table:table-cell>
          <table:table-cell office:value-type="string">
            <text:p>Alistair Moffat</text:p>
          </table:table-cell>
          <table:table-cell office:value-type="string">
            <text:p>H. V. Jagadish</text:p>
          </table:table-cell>
        </table:table-row>
        <table:table-row table:style-name="ro2">
          <table:table-cell office:value-type="string">
            <text:p>15 23 0.652173913043</text:p>
          </table:table-cell>
          <table:table-cell/>
          <table:table-cell office:value-type="string">
            <text:p>Shumin Zhai*</text:p>
          </table:table-cell>
          <table:table-cell office:value-type="string">
            <text:p>Dewayne E. Perry</text:p>
          </table:table-cell>
          <table:table-cell office:value-type="string">
            <text:p>Rakesh Agrawal*</text:p>
          </table:table-cell>
          <table:table-cell office:value-type="string">
            <text:p>Zohar Manna</text:p>
          </table:table-cell>
          <table:table-cell office:value-type="string">
            <text:p>Hui Zhang</text:p>
          </table:table-cell>
          <table:table-cell office:value-type="string">
            <text:p>Michael F. Cohen*</text:p>
          </table:table-cell>
          <table:table-cell office:value-type="string">
            <text:p>Susan T. Dumais*</text:p>
          </table:table-cell>
          <table:table-cell office:value-type="string">
            <text:p>Christos Faloutsos</text:p>
          </table:table-cell>
        </table:table-row>
        <table:table-row table:style-name="ro2">
          <table:table-cell office:value-type="string">
            <text:p>KDD</text:p>
          </table:table-cell>
          <table:table-cell/>
          <table:table-cell office:value-type="string">
            <text:p>Brad A. Myers*</text:p>
          </table:table-cell>
          <table:table-cell office:value-type="string">
            <text:p>Don S. Batory</text:p>
          </table:table-cell>
          <table:table-cell office:value-type="string">
            <text:p>Bing Liu 0001</text:p>
          </table:table-cell>
          <table:table-cell office:value-type="string">
            <text:p>Benjamin C. Pierce</text:p>
          </table:table-cell>
          <table:table-cell office:value-type="string">
            <text:p>Deborah Estrin</text:p>
          </table:table-cell>
          <table:table-cell office:value-type="string">
            <text:p>Richard Szeliski*</text:p>
          </table:table-cell>
          <table:table-cell office:value-type="string">
            <text:p>James Allan</text:p>
          </table:table-cell>
          <table:table-cell office:value-type="string">
            <text:p>Rakesh Agrawal*</text:p>
          </table:table-cell>
        </table:table-row>
        <table:table-row table:style-name="ro2">
          <table:table-cell office:value-type="string">
            <text:p>9 12 0.75</text:p>
          </table:table-cell>
          <table:table-cell/>
          <table:table-cell office:value-type="string">
            <text:p>Robert E. Kraut*</text:p>
          </table:table-cell>
          <table:table-cell office:value-type="string">
            <text:p>Mary Jean Harrold</text:p>
          </table:table-cell>
          <table:table-cell office:value-type="string">
            <text:p>Ke Wang</text:p>
          </table:table-cell>
          <table:table-cell office:value-type="string">
            <text:p>Amir Pnueli</text:p>
          </table:table-cell>
          <table:table-cell office:value-type="string">
            <text:p>Hari Balakrishnan</text:p>
          </table:table-cell>
          <table:table-cell office:value-type="string">
            <text:p>John F. Hughes</text:p>
          </table:table-cell>
          <table:table-cell office:value-type="string">
            <text:p>Yiming Yang</text:p>
          </table:table-cell>
          <table:table-cell office:value-type="string">
            <text:p>Michael J. Carey*</text:p>
          </table:table-cell>
        </table:table-row>
        <table:table-row table:style-name="ro2">
          <table:table-cell office:value-type="string">
            <text:p>POPL</text:p>
          </table:table-cell>
          <table:table-cell/>
          <table:table-cell office:value-type="string">
            <text:p>Elizabeth D. Mynatt*</text:p>
          </table:table-cell>
          <table:table-cell office:value-type="string">
            <text:p>Lori A. Clarke*</text:p>
          </table:table-cell>
          <table:table-cell office:value-type="string">
            <text:p>Padhraic Smyth*</text:p>
          </table:table-cell>
          <table:table-cell office:value-type="string">
            <text:p>Barbara Liskov*</text:p>
          </table:table-cell>
          <table:table-cell office:value-type="string">
            <text:p>Robert Morris</text:p>
          </table:table-cell>
          <table:table-cell office:value-type="string">
            <text:p>Nadia Magnenat-Thalmann</text:p>
          </table:table-cell>
          <table:table-cell office:value-type="string">
            <text:p>Edward A. Fox</text:p>
          </table:table-cell>
          <table:table-cell office:value-type="string">
            <text:p>Hector Garcia-Molina*</text:p>
          </table:table-cell>
        </table:table-row>
        <table:table-row table:style-name="ro2">
          <table:table-cell office:value-type="string">
            <text:p>6 23 0.260869565217</text:p>
          </table:table-cell>
          <table:table-cell/>
          <table:table-cell office:value-type="string">
            <text:p>Ravin Balakrishnan*</text:p>
          </table:table-cell>
          <table:table-cell office:value-type="string">
            <text:p>Gruia-Catalin Roman</text:p>
          </table:table-cell>
          <table:table-cell office:value-type="string">
            <text:p>Philip S. Yu</text:p>
          </table:table-cell>
          <table:table-cell office:value-type="string">
            <text:p>Martin C. Rinard</text:p>
          </table:table-cell>
          <table:table-cell office:value-type="string">
            <text:p>Thomas E. Anderson</text:p>
          </table:table-cell>
          <table:table-cell office:value-type="string">
            <text:p>Tomoyuki Nishita*</text:p>
          </table:table-cell>
          <table:table-cell office:value-type="string">
            <text:p>James P. Callan</text:p>
          </table:table-cell>
          <table:table-cell office:value-type="string">
            <text:p>Jiawei Han</text:p>
          </table:table-cell>
        </table:table-row>
        <table:table-row table:style-name="ro2">
          <table:table-cell office:value-type="string">
            <text:p>SIGCOMM</text:p>
          </table:table-cell>
          <table:table-cell/>
          <table:table-cell office:value-type="string">
            <text:p>James A. Landay*</text:p>
          </table:table-cell>
          <table:table-cell office:value-type="string">
            <text:p>Premkumar T. Devanbu</text:p>
          </table:table-cell>
          <table:table-cell office:value-type="string">
            <text:p>Charu C. Aggarwal</text:p>
          </table:table-cell>
          <table:table-cell office:value-type="string">
            <text:p>Luca Cardelli</text:p>
          </table:table-cell>
          <table:table-cell office:value-type="string">
            <text:p>Ramesh Govindan</text:p>
          </table:table-cell>
          <table:table-cell office:value-type="string">
            <text:p>Andrew P. Witkin*</text:p>
          </table:table-cell>
          <table:table-cell office:value-type="string">
            <text:p>Chris Buckley</text:p>
          </table:table-cell>
          <table:table-cell office:value-type="string">
            <text:p>Raghu Ramakrishnan</text:p>
          </table:table-cell>
        </table:table-row>
        <table:table-row table:style-name="ro2">
          <table:table-cell office:value-type="string">
            <text:p>9 26 0.346153846154</text:p>
          </table:table-cell>
          <table:table-cell/>
          <table:table-cell office:value-type="string">
            <text:p>Ken Hinckley</text:p>
          </table:table-cell>
          <table:table-cell office:value-type="string">
            <text:p>Gail C. Murphy</text:p>
          </table:table-cell>
          <table:table-cell office:value-type="string">
            <text:p>Vipin Kumar*</text:p>
          </table:table-cell>
          <table:table-cell office:value-type="string">
            <text:p>Thomas A. Henzinger</text:p>
          </table:table-cell>
          <table:table-cell office:value-type="string">
            <text:p>Srinivasan Seshan</text:p>
          </table:table-cell>
          <table:table-cell office:value-type="string">
            <text:p>Norman I. Badler</text:p>
          </table:table-cell>
          <table:table-cell office:value-type="string">
            <text:p>C. J. van Rijsbergen*</text:p>
          </table:table-cell>
          <table:table-cell office:value-type="string">
            <text:p>Jeffrey F. Naughton</text:p>
          </table:table-cell>
        </table:table-row>
        <table:table-row table:style-name="ro2">
          <table:table-cell office:value-type="string">
            <text:p>SIGGRAPH</text:p>
          </table:table-cell>
          <table:table-cell/>
          <table:table-cell office:value-type="string">
            <text:p>Mary Czerwinski*</text:p>
          </table:table-cell>
          <table:table-cell office:value-type="string">
            <text:p>Richard N. Taylor*</text:p>
          </table:table-cell>
          <table:table-cell office:value-type="string">
            <text:p>Wynne Hsu</text:p>
          </table:table-cell>
          <table:table-cell office:value-type="string">
            <text:p>Ken Kennedy*</text:p>
          </table:table-cell>
          <table:table-cell office:value-type="string">
            <text:p>David Wetherall</text:p>
          </table:table-cell>
          <table:table-cell office:value-type="string">
            <text:p>Peter Schröder*</text:p>
          </table:table-cell>
          <table:table-cell office:value-type="string">
            <text:p>Justin Zobel</text:p>
          </table:table-cell>
          <table:table-cell office:value-type="string">
            <text:p>Jim Gray*</text:p>
          </table:table-cell>
        </table:table-row>
        <table:table-row table:style-name="ro2">
          <table:table-cell office:value-type="string">
            <text:p>21 42 0.5</text:p>
          </table:table-cell>
          <table:table-cell/>
          <table:table-cell office:value-type="string">
            <text:p>Carl Gutwin*</text:p>
          </table:table-cell>
          <table:table-cell office:value-type="string">
            <text:p>David Garlan*</text:p>
          </table:table-cell>
          <table:table-cell office:value-type="string">
            <text:p>Qiang Yang</text:p>
          </table:table-cell>
          <table:table-cell office:value-type="string">
            <text:p>Matthias Felleisen*</text:p>
          </table:table-cell>
          <table:table-cell office:value-type="string">
            <text:p>Yin Zhang</text:p>
          </table:table-cell>
          <table:table-cell office:value-type="string">
            <text:p>Steven Feiner</text:p>
          </table:table-cell>
          <table:table-cell office:value-type="string">
            <text:p>Ellen M. Voorhees</text:p>
          </table:table-cell>
          <table:table-cell office:value-type="string">
            <text:p>Hans-Peter Kriegel</text:p>
          </table:table-cell>
        </table:table-row>
        <table:table-row table:style-name="ro2">
          <table:table-cell office:value-type="string">
            <text:p>SIGIR</text:p>
          </table:table-cell>
          <table:table-cell/>
          <table:table-cell office:value-type="string">
            <text:p>Gregory D. Abowd*</text:p>
          </table:table-cell>
          <table:table-cell office:value-type="string">
            <text:p>Michael D. Ernst</text:p>
          </table:table-cell>
          <table:table-cell office:value-type="string">
            <text:p>Christos Faloutsos*</text:p>
          </table:table-cell>
          <table:table-cell office:value-type="string">
            <text:p>Edmund M. Clarke</text:p>
          </table:table-cell>
          <table:table-cell office:value-type="string">
            <text:p>Jennifer Rexford</text:p>
          </table:table-cell>
          <table:table-cell office:value-type="string">
            <text:p>Hugues Hoppe*</text:p>
          </table:table-cell>
          <table:table-cell office:value-type="string">
            <text:p>Mark Sanderson</text:p>
          </table:table-cell>
          <table:table-cell office:value-type="string">
            <text:p>Gerhard Weikum</text:p>
          </table:table-cell>
        </table:table-row>
        <table:table-row table:style-name="ro2">
          <table:table-cell office:value-type="string">
            <text:p>7 10 0.7</text:p>
          </table:table-cell>
          <table:table-cell/>
          <table:table-cell office:value-type="string">
            <text:p>Michael J. Muller</text:p>
          </table:table-cell>
          <table:table-cell office:value-type="string">
            <text:p>James D. Herbsleb</text:p>
          </table:table-cell>
          <table:table-cell office:value-type="string">
            <text:p>William W. Cohen</text:p>
          </table:table-cell>
          <table:table-cell office:value-type="string">
            <text:p>Mitchell Wand</text:p>
          </table:table-cell>
          <table:table-cell office:value-type="string">
            <text:p>Jia Wang</text:p>
          </table:table-cell>
          <table:table-cell office:value-type="string">
            <text:p>Jessica K. Hodgins*</text:p>
          </table:table-cell>
          <table:table-cell office:value-type="string">
            <text:p>Norbert Fuhr*</text:p>
          </table:table-cell>
          <table:table-cell office:value-type="string">
            <text:p>Philip S. Yu</text:p>
          </table:table-cell>
        </table:table-row>
        <table:table-row table:style-name="ro2">
          <table:table-cell office:value-type="string">
            <text:p>SIGMOD</text:p>
          </table:table-cell>
          <table:table-cell/>
          <table:table-cell office:value-type="string">
            <text:p>Susan T. Dumais*</text:p>
          </table:table-cell>
          <table:table-cell office:value-type="string">
            <text:p>Lionel C. Briand</text:p>
          </table:table-cell>
          <table:table-cell office:value-type="string">
            <text:p>Pedro Domingos</text:p>
          </table:table-cell>
          <table:table-cell office:value-type="string">
            <text:p>David Walker</text:p>
          </table:table-cell>
          <table:table-cell office:value-type="string">
            <text:p>J. J. Garcia-Luna-Aceves</text:p>
          </table:table-cell>
          <table:table-cell office:value-type="string">
            <text:p>Greg Turk*</text:p>
          </table:table-cell>
          <table:table-cell office:value-type="string">
            <text:p>Nicholas J. Belkin</text:p>
          </table:table-cell>
          <table:table-cell office:value-type="string">
            <text:p>Divesh Srivastava</text:p>
          </table:table-cell>
        </table:table-row>
        <table:table-row table:style-name="ro2">
          <table:table-cell office:value-type="string">
            <text:p>17 20 0.85</text:p>
          </table:table-cell>
          <table:table-cell/>
          <table:table-cell office:value-type="string">
            <text:p>Loren G. Terveen</text:p>
          </table:table-cell>
          <table:table-cell office:value-type="string">
            <text:p>Gregg Rothermel</text:p>
          </table:table-cell>
          <table:table-cell office:value-type="string">
            <text:p>Eamonn J. Keogh</text:p>
          </table:table-cell>
          <table:table-cell office:value-type="string">
            <text:p>Simon L. Peyton Jones</text:p>
          </table:table-cell>
          <table:table-cell office:value-type="string">
            <text:p>Randy H. Katz</text:p>
          </table:table-cell>
          <table:table-cell office:value-type="string">
            <text:p>Marc Levoy*</text:p>
          </table:table-cell>
          <table:table-cell office:value-type="string">
            <text:p>Chengxiang Zhai</text:p>
          </table:table-cell>
          <table:table-cell office:value-type="string">
            <text:p>Joseph M. Hellerstein</text:p>
          </table:table-cell>
        </table:table-row>
        <table:table-row table:style-name="ro2">
          <table:table-cell table:number-columns-repeated="2"/>
          <table:table-cell office:value-type="string">
            <text:p>Steve Whittaker*</text:p>
          </table:table-cell>
          <table:table-cell office:value-type="string">
            <text:p>Kevin J. Sullivan</text:p>
          </table:table-cell>
          <table:table-cell office:value-type="string">
            <text:p>Alexander Tuzhilin</text:p>
          </table:table-cell>
          <table:table-cell office:value-type="string">
            <text:p>Shmuel Sagiv</text:p>
          </table:table-cell>
          <table:table-cell office:value-type="string">
            <text:p>Albert G. Greenberg</text:p>
          </table:table-cell>
          <table:table-cell office:value-type="string">
            <text:p>Przemyslaw Prusinkiewicz*</text:p>
          </table:table-cell>
          <table:table-cell office:value-type="string">
            <text:p>Charles L. A. Clarke</text:p>
          </table:table-cell>
          <table:table-cell office:value-type="string">
            <text:p>Krithi Ramamritham</text:p>
          </table:table-cell>
        </table:table-row>
        <table:table-row table:style-name="ro2">
          <table:table-cell table:number-columns-repeated="2"/>
          <table:table-cell office:value-type="string">
            <text:p>W. Keith Edwards</text:p>
          </table:table-cell>
          <table:table-cell office:value-type="string">
            <text:p>David Notkin*</text:p>
          </table:table-cell>
          <table:table-cell office:value-type="string">
            <text:p>Mohammed Javeed Zaki</text:p>
          </table:table-cell>
          <table:table-cell office:value-type="string">
            <text:p>Barbara G. Ryder</text:p>
          </table:table-cell>
          <table:table-cell office:value-type="string">
            <text:p>Mark Handley</text:p>
          </table:table-cell>
          <table:table-cell office:value-type="string">
            <text:p>Eihachiro Nakamae</text:p>
          </table:table-cell>
          <table:table-cell office:value-type="string">
            <text:p>Alan F. Smeaton</text:p>
          </table:table-cell>
          <table:table-cell office:value-type="string">
            <text:p>Nick Roussopoulos</text:p>
          </table:table-cell>
        </table:table-row>
        <table:table-row table:style-name="ro2">
          <table:table-cell table:number-columns-repeated="2"/>
          <table:table-cell office:value-type="string">
            <text:p>John M. Carroll*</text:p>
          </table:table-cell>
          <table:table-cell office:value-type="string">
            <text:p>Douglas C. Schmidt</text:p>
          </table:table-cell>
          <table:table-cell office:value-type="string">
            <text:p>Mong-Li Lee</text:p>
          </table:table-cell>
          <table:table-cell office:value-type="string">
            <text:p>Alexander Aiken</text:p>
          </table:table-cell>
          <table:table-cell office:value-type="string">
            <text:p>Simon S. Lam*</text:p>
          </table:table-cell>
          <table:table-cell office:value-type="string">
            <text:p>Dimitris N. Metaxas</text:p>
          </table:table-cell>
          <table:table-cell office:value-type="string">
            <text:p>Gordon V. Cormack</text:p>
          </table:table-cell>
          <table:table-cell office:value-type="string">
            <text:p>Surajit Chaudhuri*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ul Greenberg*</text:p>
          </table:table-cell>
          <table:table-cell office:value-type="string">
            <text:p>Richard C. Holt</text:p>
          </table:table-cell>
          <table:table-cell office:value-type="string">
            <text:p>Jian Pei</text:p>
          </table:table-cell>
          <table:table-cell office:value-type="string">
            <text:p>Leslie Lamport</text:p>
          </table:table-cell>
          <table:table-cell office:value-type="string">
            <text:p>Vern Paxson*</text:p>
          </table:table-cell>
          <table:table-cell office:value-type="string">
            <text:p>Adam Finkelstein</text:p>
          </table:table-cell>
          <table:table-cell office:value-type="string">
            <text:p>Jian-Yun Nie</text:p>
          </table:table-cell>
          <table:table-cell office:value-type="string">
            <text:p>Michael J. Franklin</text:p>
          </table:table-cell>
        </table:table-row>
        <table:table-row table:style-name="ro2">
          <table:table-cell table:number-columns-repeated="2"/>
          <table:table-cell office:value-type="string">
            <text:p>Abigail Sellen*</text:p>
          </table:table-cell>
          <table:table-cell office:value-type="string">
            <text:p>Matthew B. Dwyer</text:p>
          </table:table-cell>
          <table:table-cell office:value-type="string">
            <text:p>Andrew McCallum</text:p>
          </table:table-cell>
          <table:table-cell office:value-type="string">
            <text:p>Philip Wadler</text:p>
          </table:table-cell>
          <table:table-cell office:value-type="string">
            <text:p>Lixia Zhang</text:p>
          </table:table-cell>
          <table:table-cell office:value-type="string">
            <text:p>Peter Shirley</text:p>
          </table:table-cell>
          <table:table-cell office:value-type="string">
            <text:p>Peter Willett 0002</text:p>
          </table:table-cell>
          <table:table-cell office:value-type="string">
            <text:p>Clement T. Yu</text:p>
          </table:table-cell>
        </table:table-row>
        <table:table-row table:style-name="ro2">
          <table:table-cell table:number-columns-repeated="2"/>
          <table:table-cell office:value-type="string">
            <text:p>Marti A. Hearst</text:p>
          </table:table-cell>
          <table:table-cell office:value-type="string">
            <text:p>Leon J. Osterweil*</text:p>
          </table:table-cell>
          <table:table-cell office:value-type="string">
            <text:p>Jon M. Kleinberg</text:p>
          </table:table-cell>
          <table:table-cell office:value-type="string">
            <text:p>Cormac Flanagan</text:p>
          </table:table-cell>
          <table:table-cell office:value-type="string">
            <text:p>Kang G. Shin</text:p>
          </table:table-cell>
          <table:table-cell office:value-type="string">
            <text:p>Tosiyasu L. Kunii</text:p>
          </table:table-cell>
          <table:table-cell office:value-type="string">
            <text:p>Ophir Frieder</text:p>
          </table:table-cell>
          <table:table-cell office:value-type="string">
            <text:p>Jeffrey D. Ullman*</text:p>
          </table:table-cell>
        </table:table-row>
        <table:table-row table:style-name="ro2">
          <table:table-cell table:number-columns-repeated="2"/>
          <table:table-cell office:value-type="string">
            <text:p>Eric Horvitz*</text:p>
          </table:table-cell>
          <table:table-cell office:value-type="string">
            <text:p>Steven P. Reiss</text:p>
          </table:table-cell>
          <table:table-cell office:value-type="string">
            <text:p>Huan Liu</text:p>
          </table:table-cell>
          <table:table-cell office:value-type="string">
            <text:p>Xavier Leroy</text:p>
          </table:table-cell>
          <table:table-cell office:value-type="string">
            <text:p>James F. Kurose</text:p>
          </table:table-cell>
          <table:table-cell office:value-type="string">
            <text:p>Thomas A. Funkhouser</text:p>
          </table:table-cell>
          <table:table-cell office:value-type="string">
            <text:p>Javed A. Aslam</text:p>
          </table:table-cell>
          <table:table-cell office:value-type="string">
            <text:p>Serge Abiteboul*</text:p>
          </table:table-cell>
        </table:table-row>
        <table:table-row table:style-name="ro2">
          <table:table-cell table:number-columns-repeated="2"/>
          <table:table-cell office:value-type="string">
            <text:p>Sara B. Kiesler*</text:p>
          </table:table-cell>
          <table:table-cell office:value-type="string">
            <text:p>Jeff Magee*</text:p>
          </table:table-cell>
          <table:table-cell office:value-type="string">
            <text:p>Dennis Shasha</text:p>
          </table:table-cell>
          <table:table-cell office:value-type="string">
            <text:p>Sumit Gulwani</text:p>
          </table:table-cell>
          <table:table-cell office:value-type="string">
            <text:p>Anja Feldmann</text:p>
          </table:table-cell>
          <table:table-cell office:value-type="string">
            <text:p>Leonidas J. Guibas</text:p>
          </table:table-cell>
          <table:table-cell office:value-type="string">
            <text:p>Jaime G. Carbonell</text:p>
          </table:table-cell>
          <table:table-cell office:value-type="string">
            <text:p>Jennifer Widom*</text:p>
          </table:table-cell>
        </table:table-row>
        <table:table-row table:style-name="ro2">
          <table:table-cell table:number-columns-repeated="2"/>
          <table:table-cell office:value-type="string">
            <text:p>Benjamin B. Bederson*</text:p>
          </table:table-cell>
          <table:table-cell office:value-type="string">
            <text:p>Barbara G. Ryder</text:p>
          </table:table-cell>
          <table:table-cell office:value-type="string">
            <text:p>Ravi Kumar</text:p>
          </table:table-cell>
          <table:table-cell office:value-type="string">
            <text:p>Rupak Majumdar</text:p>
          </table:table-cell>
          <table:table-cell office:value-type="string">
            <text:p>Nick Feamster</text:p>
          </table:table-cell>
          <table:table-cell office:value-type="string">
            <text:p>Henry Fuchs*</text:p>
          </table:table-cell>
          <table:table-cell office:value-type="string">
            <text:p>Eric Horvitz</text:p>
          </table:table-cell>
          <table:table-cell office:value-type="string">
            <text:p>Dennis Shasha</text:p>
          </table:table-cell>
        </table:table-row>
        <table:table-row table:style-name="ro2">
          <table:table-cell table:number-columns-repeated="2"/>
          <table:table-cell office:value-type="string">
            <text:p>Rebecca E. Grinter*</text:p>
          </table:table-cell>
          <table:table-cell office:value-type="string">
            <text:p>Mauro Pezzè</text:p>
          </table:table-cell>
          <table:table-cell office:value-type="string">
            <text:p>Jianyong Wang</text:p>
          </table:table-cell>
          <table:table-cell office:value-type="string">
            <text:p>Andreas Podelski</text:p>
          </table:table-cell>
          <table:table-cell office:value-type="string">
            <text:p>Jonathan S. Turner</text:p>
          </table:table-cell>
          <table:table-cell office:value-type="string">
            <text:p>Dinesh Manocha</text:p>
          </table:table-cell>
          <table:table-cell office:value-type="string">
            <text:p>Yihong Gong</text:p>
          </table:table-cell>
          <table:table-cell office:value-type="string">
            <text:p>Hamid Pirahesh</text:p>
          </table:table-cell>
        </table:table-row>
        <table:table-row table:style-name="ro2">
          <table:table-cell table:number-columns-repeated="2"/>
          <table:table-cell office:value-type="string">
            <text:p>Mary Beth Rosson*</text:p>
          </table:table-cell>
          <table:table-cell office:value-type="string">
            <text:p>Steve M. Easterbrook</text:p>
          </table:table-cell>
          <table:table-cell office:value-type="string">
            <text:p>Wei-Ying Ma</text:p>
          </table:table-cell>
          <table:table-cell office:value-type="string">
            <text:p>E. Allen Emerson</text:p>
          </table:table-cell>
          <table:table-cell office:value-type="string">
            <text:p>Ian F. Akyildiz</text:p>
          </table:table-cell>
          <table:table-cell office:value-type="string">
            <text:p>Frederick P. Brooks Jr.</text:p>
          </table:table-cell>
          <table:table-cell office:value-type="string">
            <text:p>Aviezri S. Fraenkel</text:p>
          </table:table-cell>
          <table:table-cell office:value-type="string">
            <text:p>Dan Suciu</text:p>
          </table:table-cell>
        </table:table-row>
        <table:table-row table:style-name="ro2">
          <table:table-cell table:number-columns-repeated="2"/>
          <table:table-cell office:value-type="string">
            <text:p>Peter Pirolli*</text:p>
          </table:table-cell>
          <table:table-cell office:value-type="string">
            <text:p>Gail E. Kaiser</text:p>
          </table:table-cell>
          <table:table-cell office:value-type="string">
            <text:p>Andrew W. Moore</text:p>
          </table:table-cell>
          <table:table-cell office:value-type="string">
            <text:p>Andrew D. Gordon</text:p>
          </table:table-cell>
          <table:table-cell office:value-type="string">
            <text:p>Sally Floyd*</text:p>
          </table:table-cell>
          <table:table-cell office:value-type="string">
            <text:p>François X. Sillion</text:p>
          </table:table-cell>
          <table:table-cell office:value-type="string">
            <text:p>Tat-Seng Chua</text:p>
          </table:table-cell>
          <table:table-cell office:value-type="string">
            <text:p>Abraham Silberschatz</text:p>
          </table:table-cell>
        </table:table-row>
        <table:table-row table:style-name="ro2">
          <table:table-cell table:number-columns-repeated="2"/>
          <table:table-cell office:value-type="string">
            <text:p>Michel Beaudouin-Lafon*</text:p>
          </table:table-cell>
          <table:table-cell office:value-type="string">
            <text:p>Wolfgang Emmerich</text:p>
          </table:table-cell>
          <table:table-cell office:value-type="string">
            <text:p>C. Lee Giles</text:p>
          </table:table-cell>
          <table:table-cell office:value-type="string">
            <text:p>Alan J. Demers</text:p>
          </table:table-cell>
          <table:table-cell office:value-type="string">
            <text:p>Stefan Savage</text:p>
          </table:table-cell>
          <table:table-cell office:value-type="string">
            <text:p>Markus H. Gross</text:p>
          </table:table-cell>
          <table:table-cell office:value-type="string">
            <text:p>Zheng Chen</text:p>
          </table:table-cell>
          <table:table-cell office:value-type="string">
            <text:p>Elisa Bertino</text:p>
          </table:table-cell>
        </table:table-row>
        <table:table-row table:style-name="ro2">
          <table:table-cell table:number-columns-repeated="2"/>
          <table:table-cell office:value-type="string">
            <text:p>Kellogg S. Booth</text:p>
          </table:table-cell>
          <table:table-cell office:value-type="string">
            <text:p>Somesh Jha</text:p>
          </table:table-cell>
          <table:table-cell office:value-type="string">
            <text:p>Chengxiang Zhai</text:p>
          </table:table-cell>
          <table:table-cell office:value-type="string">
            <text:p>Paul Hudak</text:p>
          </table:table-cell>
          <table:table-cell office:value-type="string">
            <text:p>Christophe Diot</text:p>
          </table:table-cell>
          <table:table-cell office:value-type="string">
            <text:p>Leonard McMillan</text:p>
          </table:table-cell>
          <table:table-cell office:value-type="string">
            <text:p>Andrew McCallum</text:p>
          </table:table-cell>
          <table:table-cell office:value-type="string">
            <text:p>Divyakant Agrawal</text:p>
          </table:table-cell>
        </table:table-row>
        <table:table-row table:style-name="ro2">
          <table:table-cell table:number-columns-repeated="2"/>
          <table:table-cell office:value-type="string">
            <text:p>Margaret M. Burnett</text:p>
          </table:table-cell>
          <table:table-cell office:value-type="string">
            <text:p>Audris Mockus</text:p>
          </table:table-cell>
          <table:table-cell office:value-type="string">
            <text:p>Joydeep Ghosh</text:p>
          </table:table-cell>
          <table:table-cell office:value-type="string">
            <text:p>Shaz Qadeer</text:p>
          </table:table-cell>
          <table:table-cell office:value-type="string">
            <text:p>Amin Vahdat</text:p>
          </table:table-cell>
          <table:table-cell office:value-type="string">
            <text:p>Andries van Dam*</text:p>
          </table:table-cell>
          <table:table-cell office:value-type="string">
            <text:p>Vijay V. Raghavan</text:p>
          </table:table-cell>
          <table:table-cell office:value-type="string">
            <text:p>Elke A. Rundensteiner</text:p>
          </table:table-cell>
        </table:table-row>
        <table:table-row table:style-name="ro2">
          <table:table-cell table:number-columns-repeated="2"/>
          <table:table-cell office:value-type="string">
            <text:p>Elliot Soloway</text:p>
          </table:table-cell>
          <table:table-cell office:value-type="string">
            <text:p>David S. Rosenblum</text:p>
          </table:table-cell>
          <table:table-cell office:value-type="string">
            <text:p>Srinivasan Parthasarathy</text:p>
          </table:table-cell>
          <table:table-cell office:value-type="string">
            <text:p>Moshe Y. Vardi</text:p>
          </table:table-cell>
          <table:table-cell office:value-type="string">
            <text:p>Walter Willinger</text:p>
          </table:table-cell>
          <table:table-cell office:value-type="string">
            <text:p>Tony DeRose*</text:p>
          </table:table-cell>
          <table:table-cell office:value-type="string">
            <text:p>Wei-Ying Ma</text:p>
          </table:table-cell>
          <table:table-cell office:value-type="string">
            <text:p>Yannis E. Ioannidis</text:p>
          </table:table-cell>
        </table:table-row>
        <table:table-row table:style-name="ro2">
          <table:table-cell table:number-columns-repeated="2"/>
          <table:table-cell office:value-type="string">
            <text:p>Patrick Baudisch*</text:p>
          </table:table-cell>
          <table:table-cell office:value-type="string">
            <text:p>Sebastián Uchitel</text:p>
          </table:table-cell>
          <table:table-cell office:value-type="string">
            <text:p>Dimitrios Gunopulos</text:p>
          </table:table-cell>
          <table:table-cell office:value-type="string">
            <text:p>Cristiano Calcagno</text:p>
          </table:table-cell>
          <table:table-cell office:value-type="string">
            <text:p>Peter Steenkiste</text:p>
          </table:table-cell>
          <table:table-cell office:value-type="string">
            <text:p>Wolfgang Straßer</text:p>
          </table:table-cell>
          <table:table-cell office:value-type="string">
            <text:p>Hongyuan Zha</text:p>
          </table:table-cell>
          <table:table-cell office:value-type="string">
            <text:p>Rajeev Rastogi</text:p>
          </table:table-cell>
        </table:table-row>
        <table:table-row table:style-name="ro2">
          <table:table-cell table:number-columns-repeated="2"/>
          <table:table-cell office:value-type="string">
            <text:p>Stephen A. Brewster</text:p>
          </table:table-cell>
          <table:table-cell office:value-type="string">
            <text:p>Martin C. Rinard</text:p>
          </table:table-cell>
          <table:table-cell office:value-type="string">
            <text:p>Raymond T. Ng</text:p>
          </table:table-cell>
          <table:table-cell office:value-type="string">
            <text:p>Cédric Fournet</text:p>
          </table:table-cell>
          <table:table-cell office:value-type="string">
            <text:p>Larry L. Peterson</text:p>
          </table:table-cell>
          <table:table-cell office:value-type="string">
            <text:p>Wim Sweldens</text:p>
          </table:table-cell>
          <table:table-cell office:value-type="string">
            <text:p>Tao Li</text:p>
          </table:table-cell>
          <table:table-cell office:value-type="string">
            <text:p>Beng Chin Ooi</text:p>
          </table:table-cell>
        </table:table-row>
        <table:table-row table:style-name="ro2">
          <table:table-cell table:number-columns-repeated="2"/>
          <table:table-cell office:value-type="string">
            <text:p>Desney S. Tan</text:p>
          </table:table-cell>
          <table:table-cell office:value-type="string">
            <text:p>Nenad Medvidovic</text:p>
          </table:table-cell>
          <table:table-cell office:value-type="string">
            <text:p>Tao Li</text:p>
          </table:table-cell>
          <table:table-cell office:value-type="string">
            <text:p>José Meseguer</text:p>
          </table:table-cell>
          <table:table-cell office:value-type="string">
            <text:p>Dina Katabi</text:p>
          </table:table-cell>
          <table:table-cell office:value-type="string">
            <text:p>Arie E. Kaufman</text:p>
          </table:table-cell>
          <table:table-cell office:value-type="string">
            <text:p>Ian Soboroff</text:p>
          </table:table-cell>
          <table:table-cell office:value-type="string">
            <text:p>Kian-Lee Tan</text:p>
          </table:table-cell>
        </table:table-row>
        <table:table-row table:style-name="ro2">
          <table:table-cell table:number-columns-repeated="2"/>
          <table:table-cell office:value-type="string">
            <text:p>John F. Canny</text:p>
          </table:table-cell>
          <table:table-cell office:value-type="string">
            <text:p>André van der Hoek</text:p>
          </table:table-cell>
          <table:table-cell office:value-type="string">
            <text:p>Michael J. Pazzani</text:p>
          </table:table-cell>
          <table:table-cell office:value-type="string">
            <text:p>Kathryn S. McKinley</text:p>
          </table:table-cell>
          <table:table-cell office:value-type="string">
            <text:p>Nick McKeown*</text:p>
          </table:table-cell>
          <table:table-cell office:value-type="string">
            <text:p>David P. Dobkin</text:p>
          </table:table-cell>
          <table:table-cell office:value-type="string">
            <text:p>Ricardo A. Baeza-Yates</text:p>
          </table:table-cell>
          <table:table-cell office:value-type="string">
            <text:p>C. Mohan*</text:p>
          </table:table-cell>
        </table:table-row>
        <table:table-row table:style-name="ro2">
          <table:table-cell table:number-columns-repeated="2"/>
          <table:table-cell office:value-type="string">
            <text:p>Terry Winograd*</text:p>
          </table:table-cell>
          <table:table-cell office:value-type="string">
            <text:p>Marvin V. Zelkowitz</text:p>
          </table:table-cell>
          <table:table-cell office:value-type="string">
            <text:p>Raymond J. Mooney</text:p>
          </table:table-cell>
          <table:table-cell office:value-type="string">
            <text:p>Joseph Y. Halpern</text:p>
          </table:table-cell>
          <table:table-cell office:value-type="string">
            <text:p>Alex C. Snoeren</text:p>
          </table:table-cell>
          <table:table-cell office:value-type="string">
            <text:p>Dani Lischinski</text:p>
          </table:table-cell>
          <table:table-cell office:value-type="string">
            <text:p>Douglas W. Oard</text:p>
          </table:table-cell>
          <table:table-cell office:value-type="string">
            <text:p>Johannes Gehrke</text:p>
          </table:table-cell>
        </table:table-row>
        <table:table-row table:style-name="ro2">
          <table:table-cell table:number-columns-repeated="2"/>
          <table:table-cell office:value-type="string">
            <text:p>Anind K. Dey</text:p>
          </table:table-cell>
          <table:table-cell office:value-type="string">
            <text:p>Walter F. Tichy</text:p>
          </table:table-cell>
          <table:table-cell office:value-type="string">
            <text:p>Inderjit S. Dhillon</text:p>
          </table:table-cell>
          <table:table-cell office:value-type="string">
            <text:p>Rachid Guerraoui</text:p>
          </table:table-cell>
          <table:table-cell office:value-type="string">
            <text:p>Jeffrey C. Mogul</text:p>
          </table:table-cell>
          <table:table-cell office:value-type="string">
            <text:p>William T. Freeman</text:p>
          </table:table-cell>
          <table:table-cell office:value-type="string">
            <text:p>Stephen E. Robertson</text:p>
          </table:table-cell>
          <table:table-cell office:value-type="string">
            <text:p>Per-Åke Larson</text:p>
          </table:table-cell>
        </table:table-row>
        <table:table-row table:style-name="ro2">
          <table:table-cell table:number-columns-repeated="2"/>
          <table:table-cell office:value-type="string">
            <text:p>Wendy E. Mackay*</text:p>
          </table:table-cell>
          <table:table-cell office:value-type="string">
            <text:p>Harald Gall</text:p>
          </table:table-cell>
          <table:table-cell office:value-type="string">
            <text:p>Aristides Gionis</text:p>
          </table:table-cell>
          <table:table-cell office:value-type="string">
            <text:p>Jeanne Ferrante*</text:p>
          </table:table-cell>
          <table:table-cell office:value-type="string">
            <text:p>M. Frans Kaashoek</text:p>
          </table:table-cell>
          <table:table-cell office:value-type="string">
            <text:p>Chandrajit L. Bajaj</text:p>
          </table:table-cell>
          <table:table-cell office:value-type="string">
            <text:p>C. Lee Giles</text:p>
          </table:table-cell>
          <table:table-cell office:value-type="string">
            <text:p>David B. Lomet</text:p>
          </table:table-cell>
        </table:table-row>
        <table:table-row table:style-name="ro2">
          <table:table-cell table:number-columns-repeated="2"/>
          <table:table-cell office:value-type="string">
            <text:p>Susan R. Fussell</text:p>
          </table:table-cell>
          <table:table-cell office:value-type="string">
            <text:p>Axel van Lamsweerde*</text:p>
          </table:table-cell>
          <table:table-cell office:value-type="string">
            <text:p>Wei Wang 0010</text:p>
          </table:table-cell>
          <table:table-cell office:value-type="string">
            <text:p>Nissim Francez</text:p>
          </table:table-cell>
          <table:table-cell office:value-type="string">
            <text:p>Mario Gerla</text:p>
          </table:table-cell>
          <table:table-cell office:value-type="string">
            <text:p>Thomas A. DeFanti</text:p>
          </table:table-cell>
          <table:table-cell office:value-type="string">
            <text:p>Qiang Yang</text:p>
          </table:table-cell>
          <table:table-cell office:value-type="string">
            <text:p>Gautam Das</text:p>
          </table:table-cell>
        </table:table-row>
        <table:table-row table:style-name="ro2">
          <table:table-cell table:number-columns-repeated="2"/>
          <table:table-cell office:value-type="string">
            <text:p>Steven Feiner*</text:p>
          </table:table-cell>
          <table:table-cell office:value-type="string">
            <text:p>William G. Griswold</text:p>
          </table:table-cell>
          <table:table-cell office:value-type="string">
            <text:p>Oren Etzioni</text:p>
          </table:table-cell>
          <table:table-cell office:value-type="string">
            <text:p>Peter W. O'Hearn</text:p>
          </table:table-cell>
          <table:table-cell office:value-type="string">
            <text:p>Lili Qiu</text:p>
          </table:table-cell>
          <table:table-cell office:value-type="string">
            <text:p>Hans-Peter Seidel</text:p>
          </table:table-cell>
          <table:table-cell office:value-type="string">
            <text:p>Iadh Ounis</text:p>
          </table:table-cell>
          <table:table-cell office:value-type="string">
            <text:p>Umeshwar Dayal*</text:p>
          </table:table-cell>
        </table:table-row>
        <table:table-row table:style-name="ro2">
          <table:table-cell table:number-columns-repeated="2"/>
          <table:table-cell office:value-type="string">
            <text:p>Joanna McGrenere</text:p>
          </table:table-cell>
          <table:table-cell office:value-type="string">
            <text:p>Anthony Finkelstein</text:p>
          </table:table-cell>
          <table:table-cell office:value-type="string">
            <text:p>Hong Cheng</text:p>
          </table:table-cell>
          <table:table-cell office:value-type="string">
            <text:p>James H. Morris Jr.</text:p>
          </table:table-cell>
          <table:table-cell office:value-type="string">
            <text:p>Zhuoqing Morley Mao</text:p>
          </table:table-cell>
          <table:table-cell office:value-type="string">
            <text:p>Daniel Thalmann</text:p>
          </table:table-cell>
          <table:table-cell office:value-type="string">
            <text:p>Abdur Chowdhury</text:p>
          </table:table-cell>
          <table:table-cell office:value-type="string">
            <text:p>Nick Koudas</text:p>
          </table:table-cell>
        </table:table-row>
        <table:table-row table:style-name="ro2">
          <table:table-cell table:number-columns-repeated="2"/>
          <table:table-cell office:value-type="string">
            <text:p>David R. Millen</text:p>
          </table:table-cell>
          <table:table-cell office:value-type="string">
            <text:p>Daniel Jackson</text:p>
          </table:table-cell>
          <table:table-cell office:value-type="string">
            <text:p>Daniel S. Weld</text:p>
          </table:table-cell>
          <table:table-cell office:value-type="string">
            <text:p>George C. Necula</text:p>
          </table:table-cell>
          <table:table-cell office:value-type="string">
            <text:p>Adrian Perrig</text:p>
          </table:table-cell>
          <table:table-cell office:value-type="string">
            <text:p>Jitendra Malik</text:p>
          </table:table-cell>
          <table:table-cell office:value-type="string">
            <text:p>Maarten de Rijke</text:p>
          </table:table-cell>
          <table:table-cell office:value-type="string">
            <text:p>Dimitris Papadias</text:p>
          </table:table-cell>
        </table:table-row>
        <table:table-row table:style-name="ro2">
          <table:table-cell table:number-columns-repeated="2"/>
          <table:table-cell office:value-type="string">
            <text:p>Clifford Nass</text:p>
          </table:table-cell>
          <table:table-cell office:value-type="string">
            <text:p>Hassan Gomaa</text:p>
          </table:table-cell>
          <table:table-cell office:value-type="string">
            <text:p>Xifeng Yan</text:p>
          </table:table-cell>
          <table:table-cell office:value-type="string">
            <text:p>David Gries</text:p>
          </table:table-cell>
          <table:table-cell office:value-type="string">
            <text:p>Ratul Mahajan</text:p>
          </table:table-cell>
          <table:table-cell office:value-type="string">
            <text:p>James Arvo</text:p>
          </table:table-cell>
          <table:table-cell office:value-type="string">
            <text:p>Luo Si</text:p>
          </table:table-cell>
          <table:table-cell office:value-type="string">
            <text:p>Gio Wiederhold</text:p>
          </table:table-cell>
        </table:table-row>
        <table:table-row table:style-name="ro2">
          <table:table-cell table:number-columns-repeated="2"/>
          <table:table-cell office:value-type="string">
            <text:p>Scott R. Klemmer</text:p>
          </table:table-cell>
          <table:table-cell office:value-type="string">
            <text:p>Margaret-Anne D. Storey</text:p>
          </table:table-cell>
          <table:table-cell office:value-type="string">
            <text:p>Ming-Syan Chen</text:p>
          </table:table-cell>
          <table:table-cell office:value-type="string">
            <text:p>Jeffrey D. Ullman</text:p>
          </table:table-cell>
          <table:table-cell office:value-type="string">
            <text:p>Douglas C. Schmidt</text:p>
          </table:table-cell>
          <table:table-cell office:value-type="string">
            <text:p>Thomas W. Sederberg*</text:p>
          </table:table-cell>
          <table:table-cell office:value-type="string">
            <text:p>William W. Cohen</text:p>
          </table:table-cell>
          <table:table-cell office:value-type="string">
            <text:p>Minos N. Garofalakis</text:p>
          </table:table-cell>
        </table:table-row>
        <table:table-row table:style-name="ro2">
          <table:table-cell table:number-columns-repeated="2"/>
          <table:table-cell office:value-type="string">
            <text:p>Ben Shneiderman*</text:p>
          </table:table-cell>
          <table:table-cell office:value-type="string">
            <text:p>Ahmed E. Hassan</text:p>
          </table:table-cell>
          <table:table-cell office:value-type="string">
            <text:p>Jieping Ye</text:p>
          </table:table-cell>
          <table:table-cell office:value-type="string">
            <text:p>Peter Sewell</text:p>
          </table:table-cell>
          <table:table-cell office:value-type="string">
            <text:p>Geoffrey M. Voelker</text:p>
          </table:table-cell>
          <table:table-cell office:value-type="string">
            <text:p>Alex Pentland</text:p>
          </table:table-cell>
          <table:table-cell office:value-type="string">
            <text:p>David Carmel</text:p>
          </table:table-cell>
          <table:table-cell office:value-type="string">
            <text:p>Peter J. Haas</text:p>
          </table:table-cell>
        </table:table-row>
        <table:table-row table:style-name="ro2">
          <table:table-cell table:number-columns-repeated="2"/>
          <table:table-cell office:value-type="string">
            <text:p>Jennifer Mankoff</text:p>
          </table:table-cell>
          <table:table-cell office:value-type="string">
            <text:p>Frank Maurer</text:p>
          </table:table-cell>
          <table:table-cell office:value-type="string">
            <text:p>David J. DeWitt</text:p>
          </table:table-cell>
          <table:table-cell office:value-type="string">
            <text:p>Ranjit Jhala</text:p>
          </table:table-cell>
          <table:table-cell office:value-type="string">
            <text:p>Paramvir Bahl</text:p>
          </table:table-cell>
          <table:table-cell office:value-type="string">
            <text:p>Heung-Yeung Shum</text:p>
          </table:table-cell>
          <table:table-cell office:value-type="string">
            <text:p>David A. Grossman</text:p>
          </table:table-cell>
          <table:table-cell office:value-type="string">
            <text:p>Phillip B. Gibbons</text:p>
          </table:table-cell>
        </table:table-row>
        <table:table-row table:style-name="ro2">
          <table:table-cell table:number-columns-repeated="2"/>
          <table:table-cell office:value-type="string">
            <text:p>I. Scott MacKenzie</text:p>
          </table:table-cell>
          <table:table-cell office:value-type="string">
            <text:p>Richard A. Kemmerer</text:p>
          </table:table-cell>
          <table:table-cell office:value-type="string">
            <text:p>Hongjun Lu</text:p>
          </table:table-cell>
          <table:table-cell office:value-type="string">
            <text:p>P. Madhusudan</text:p>
          </table:table-cell>
          <table:table-cell office:value-type="string">
            <text:p>Barton P. Miller</text:p>
          </table:table-cell>
          <table:table-cell office:value-type="string">
            <text:p>Maneesh Agrawala</text:p>
          </table:table-cell>
          <table:table-cell office:value-type="string">
            <text:p>Gareth J. F. Jones</text:p>
          </table:table-cell>
          <table:table-cell office:value-type="string">
            <text:p>David Maier*</text:p>
          </table:table-cell>
        </table:table-row>
        <table:table-row table:style-name="ro2">
          <table:table-cell table:number-columns-repeated="2"/>
          <table:table-cell office:value-type="string">
            <text:p>Anoop Gupta</text:p>
          </table:table-cell>
          <table:table-cell office:value-type="string">
            <text:p>Rajiv Gupta</text:p>
          </table:table-cell>
          <table:table-cell office:value-type="string">
            <text:p>Naren Ramakrishnan</text:p>
          </table:table-cell>
          <table:table-cell office:value-type="string">
            <text:p>Somesh Jha</text:p>
          </table:table-cell>
          <table:table-cell office:value-type="string">
            <text:p>David D. Clark*</text:p>
          </table:table-cell>
          <table:table-cell office:value-type="string">
            <text:p>Eugene Fiume</text:p>
          </table:table-cell>
          <table:table-cell office:value-type="string">
            <text:p>Joemon M. Jose</text:p>
          </table:table-cell>
          <table:table-cell office:value-type="string">
            <text:p>Sushil Jajodia</text:p>
          </table:table-cell>
        </table:table-row>
        <table:table-row table:style-name="ro2">
          <table:table-cell table:number-columns-repeated="2"/>
          <table:table-cell office:value-type="string">
            <text:p>George W. Fitzmaurice</text:p>
          </table:table-cell>
          <table:table-cell office:value-type="string">
            <text:p>Giancarlo Succi</text:p>
          </table:table-cell>
          <table:table-cell office:value-type="string">
            <text:p>Wei Fan</text:p>
          </table:table-cell>
          <table:table-cell office:value-type="string">
            <text:p>Sriram K. Rajamani</text:p>
          </table:table-cell>
          <table:table-cell office:value-type="string">
            <text:p>David G. Andersen</text:p>
          </table:table-cell>
          <table:table-cell office:value-type="string">
            <text:p>Hanspeter Pfister</text:p>
          </table:table-cell>
          <table:table-cell office:value-type="string">
            <text:p>Jun Wang</text:p>
          </table:table-cell>
          <table:table-cell office:value-type="string">
            <text:p>Guy M. Lohman</text:p>
          </table:table-cell>
        </table:table-row>
        <table:table-row table:style-name="ro2">
          <table:table-cell table:number-columns-repeated="2"/>
          <table:table-cell office:value-type="string">
            <text:p>Robert J. K. Jacob*</text:p>
          </table:table-cell>
          <table:table-cell office:value-type="string">
            <text:p>Jan Bosch</text:p>
          </table:table-cell>
          <table:table-cell office:value-type="string">
            <text:p>Hui Xiong</text:p>
          </table:table-cell>
          <table:table-cell office:value-type="string">
            <text:p>Craig Chambers</text:p>
          </table:table-cell>
          <table:table-cell office:value-type="string">
            <text:p>John Zahorjan</text:p>
          </table:table-cell>
          <table:table-cell office:value-type="string">
            <text:p>Steven J. Gortler</text:p>
          </table:table-cell>
          <table:table-cell office:value-type="string">
            <text:p>Yong Yu</text:p>
          </table:table-cell>
          <table:table-cell office:value-type="string">
            <text:p>Alon Y. Halevy</text:p>
          </table:table-cell>
        </table:table-row>
        <table:table-row table:style-name="ro2">
          <table:table-cell table:number-columns-repeated="2"/>
          <table:table-cell office:value-type="string">
            <text:p>Darren Gergle</text:p>
          </table:table-cell>
          <table:table-cell office:value-type="string">
            <text:p>Adam A. Porter</text:p>
          </table:table-cell>
          <table:table-cell office:value-type="string">
            <text:p>Andrew Tomkins</text:p>
          </table:table-cell>
          <table:table-cell office:value-type="string">
            <text:p>Martin Odersky</text:p>
          </table:table-cell>
          <table:table-cell office:value-type="string">
            <text:p>Nick G. Duffield</text:p>
          </table:table-cell>
          <table:table-cell office:value-type="string">
            <text:p>Allen Van Gelder</text:p>
          </table:table-cell>
          <table:table-cell office:value-type="string">
            <text:p>Wei Xu</text:p>
          </table:table-cell>
          <table:table-cell office:value-type="string">
            <text:p>Samuel Madden</text:p>
          </table:table-cell>
        </table:table-row>
        <table:table-row table:style-name="ro2">
          <table:table-cell table:number-columns-repeated="2"/>
          <table:table-cell office:value-type="string">
            <text:p>Bonnie E. John*</text:p>
          </table:table-cell>
          <table:table-cell office:value-type="string">
            <text:p>Alessandro Orso</text:p>
          </table:table-cell>
          <table:table-cell office:value-type="string">
            <text:p>Ian Davidson</text:p>
          </table:table-cell>
          <table:table-cell office:value-type="string">
            <text:p>Byron Cook</text:p>
          </table:table-cell>
          <table:table-cell office:value-type="string">
            <text:p>Barbara Liskov</text:p>
          </table:table-cell>
          <table:table-cell office:value-type="string">
            <text:p>Daniel Cohen-Or</text:p>
          </table:table-cell>
          <table:table-cell office:value-type="string">
            <text:p>Berthier A. Ribeiro-Neto</text:p>
          </table:table-cell>
          <table:table-cell office:value-type="string">
            <text:p>Randy H. Katz</text:p>
          </table:table-cell>
        </table:table-row>
        <table:table-row table:style-name="ro2">
          <table:table-cell table:number-columns-repeated="2"/>
          <table:table-cell office:value-type="string">
            <text:p>Tovi Grossman</text:p>
          </table:table-cell>
          <table:table-cell office:value-type="string">
            <text:p>Gerhard Fischer</text:p>
          </table:table-cell>
          <table:table-cell office:value-type="string">
            <text:p>Qiaozhu Mei</text:p>
          </table:table-cell>
          <table:table-cell office:value-type="string">
            <text:p>Alan J. Perlis</text:p>
          </table:table-cell>
          <table:table-cell office:value-type="string">
            <text:p>Roy H. Campbell</text:p>
          </table:table-cell>
          <table:table-cell office:value-type="string">
            <text:p>Larry F. Hodges</text:p>
          </table:table-cell>
          <table:table-cell office:value-type="string">
            <text:p>Jimmy J. Lin</text:p>
          </table:table-cell>
          <table:table-cell office:value-type="string">
            <text:p>Donald Kossmann</text:p>
          </table:table-cell>
        </table:table-row>
        <table:table-row table:style-name="ro2">
          <table:table-cell table:number-columns-repeated="2"/>
          <table:table-cell office:value-type="string">
            <text:p>Brian P. Bailey</text:p>
          </table:table-cell>
          <table:table-cell office:value-type="string">
            <text:p>Reidar Conradi</text:p>
          </table:table-cell>
          <table:table-cell office:value-type="string">
            <text:p>Soumen Chakrabarti</text:p>
          </table:table-cell>
          <table:table-cell office:value-type="string">
            <text:p>John McCarthy*</text:p>
          </table:table-cell>
          <table:table-cell office:value-type="string">
            <text:p>Sylvia Ratnasamy</text:p>
          </table:table-cell>
          <table:table-cell office:value-type="string">
            <text:p>Alain Fournier</text:p>
          </table:table-cell>
          <table:table-cell office:value-type="string">
            <text:p>Gerhard Weikum</text:p>
          </table:table-cell>
          <table:table-cell office:value-type="string">
            <text:p>Miron Livny</text:p>
          </table:table-cell>
        </table:table-row>
        <table:table-row table:style-name="ro2">
          <table:table-cell table:number-columns-repeated="2"/>
          <table:table-cell office:value-type="string">
            <text:p>James Fogarty</text:p>
          </table:table-cell>
          <table:table-cell office:value-type="string">
            <text:p>John Mylopoulos</text:p>
          </table:table-cell>
          <table:table-cell office:value-type="string">
            <text:p>Jiong Yang</text:p>
          </table:table-cell>
          <table:table-cell office:value-type="string">
            <text:p>Daniel G. Bobrow</text:p>
          </table:table-cell>
          <table:table-cell office:value-type="string">
            <text:p>Paul Francis</text:p>
          </table:table-cell>
          <table:table-cell office:value-type="string">
            <text:p>Brian Curless</text:p>
          </table:table-cell>
          <table:table-cell office:value-type="string">
            <text:p>Ryen W. White</text:p>
          </table:table-cell>
          <table:table-cell office:value-type="string">
            <text:p>Eugene Wong</text:p>
          </table:table-cell>
        </table:table-row>
        <table:table-row table:style-name="ro2">
          <table:table-cell table:number-columns-repeated="2"/>
          <table:table-cell office:value-type="string">
            <text:p>Joseph A. Konstan*</text:p>
          </table:table-cell>
          <table:table-cell office:value-type="string">
            <text:p>Witold Pedrycz</text:p>
          </table:table-cell>
          <table:table-cell office:value-type="string">
            <text:p>David Jensen</text:p>
          </table:table-cell>
          <table:table-cell office:value-type="string">
            <text:p>Maurice Herlihy</text:p>
          </table:table-cell>
          <table:table-cell office:value-type="string">
            <text:p>Christos Faloutsos</text:p>
          </table:table-cell>
          <table:table-cell office:value-type="string">
            <text:p>Leif Kobbelt</text:p>
          </table:table-cell>
          <table:table-cell office:value-type="string">
            <text:p>Jamie Callan</text:p>
          </table:table-cell>
          <table:table-cell office:value-type="string">
            <text:p>Yufei Tao</text:p>
          </table:table-cell>
        </table:table-row>
        <table:table-row table:style-name="ro2">
          <table:table-cell table:number-columns-repeated="2"/>
          <table:table-cell office:value-type="string">
            <text:p>Anthony LaMarca</text:p>
          </table:table-cell>
          <table:table-cell office:value-type="string">
            <text:p>Katsuro Inoue</text:p>
          </table:table-cell>
          <table:table-cell office:value-type="string">
            <text:p>Sanjay Ranka</text:p>
          </table:table-cell>
          <table:table-cell office:value-type="string">
            <text:p>Philip A. Bernstein</text:p>
          </table:table-cell>
          <table:table-cell office:value-type="string">
            <text:p>Jon Crowcroft*</text:p>
          </table:table-cell>
          <table:table-cell office:value-type="string">
            <text:p>James F. O'Brien</text:p>
          </table:table-cell>
          <table:table-cell office:value-type="string">
            <text:p>Rong Jin</text:p>
          </table:table-cell>
          <table:table-cell office:value-type="string">
            <text:p>Jian Pei</text:p>
          </table:table-cell>
        </table:table-row>
        <table:table-row table:style-name="ro2">
          <table:table-cell table:number-columns-repeated="2"/>
          <table:table-cell office:value-type="string">
            <text:p>Curtis R. Cook</text:p>
          </table:table-cell>
          <table:table-cell office:value-type="string">
            <text:p>Martin P. Robillard</text:p>
          </table:table-cell>
          <table:table-cell office:value-type="string">
            <text:p>Belle L. Tseng</text:p>
          </table:table-cell>
          <table:table-cell office:value-type="string">
            <text:p>Alfred V. Aho</text:p>
          </table:table-cell>
          <table:table-cell office:value-type="string">
            <text:p>David R. Cheriton*</text:p>
          </table:table-cell>
          <table:table-cell office:value-type="string">
            <text:p>Denis Zorin</text:p>
          </table:table-cell>
          <table:table-cell office:value-type="string">
            <text:p>Ian Ruthven</text:p>
          </table:table-cell>
          <table:table-cell office:value-type="string">
            <text:p>S. Muthukrishnan</text:p>
          </table:table-cell>
        </table:table-row>
        <table:table-row table:style-name="ro2">
          <table:table-cell table:number-columns-repeated="2"/>
          <table:table-cell office:value-type="string">
            <text:p>Andreas Paepcke</text:p>
          </table:table-cell>
          <table:table-cell office:value-type="string">
            <text:p>Zhendong Su</text:p>
          </table:table-cell>
          <table:table-cell office:value-type="string">
            <text:p>Michael R. Lyu</text:p>
          </table:table-cell>
          <table:table-cell office:value-type="string">
            <text:p>Dan Grossman</text:p>
          </table:table-cell>
          <table:table-cell office:value-type="string">
            <text:p>Songwu Lu</text:p>
          </table:table-cell>
          <table:table-cell office:value-type="string">
            <text:p>Ivan E. Sutherland*</text:p>
          </table:table-cell>
          <table:table-cell office:value-type="string">
            <text:p>Andrew Turpin</text:p>
          </table:table-cell>
          <table:table-cell office:value-type="string">
            <text:p>Stanley B. Zdonik</text:p>
          </table:table-cell>
        </table:table-row>
        <table:table-row table:style-name="ro2">
          <table:table-cell table:number-columns-repeated="2"/>
          <table:table-cell office:value-type="string">
            <text:p>Tom Rodden*</text:p>
          </table:table-cell>
          <table:table-cell office:value-type="string">
            <text:p>Sebastian G. Elbaum</text:p>
          </table:table-cell>
          <table:table-cell office:value-type="string">
            <text:p>Foster J. Provost</text:p>
          </table:table-cell>
          <table:table-cell office:value-type="string">
            <text:p>Saumya K. Debray</text:p>
          </table:table-cell>
          <table:table-cell office:value-type="string">
            <text:p>Bruce M. Maggs</text:p>
          </table:table-cell>
          <table:table-cell office:value-type="string">
            <text:p>Shree K. Nayar</text:p>
          </table:table-cell>
          <table:table-cell office:value-type="string">
            <text:p>Hang Li</text:p>
          </table:table-cell>
          <table:table-cell office:value-type="string">
            <text:p>Stefano Ceri</text:p>
          </table:table-cell>
        </table:table-row>
        <table:table-row table:style-name="ro2">
          <table:table-cell table:number-columns-repeated="2"/>
          <table:table-cell office:value-type="string">
            <text:p>Dan R. Olsen*</text:p>
          </table:table-cell>
          <table:table-cell office:value-type="string">
            <text:p>Thomas A. Henzinger</text:p>
          </table:table-cell>
          <table:table-cell office:value-type="string">
            <text:p>Salvatore J. Stolfo</text:p>
          </table:table-cell>
          <table:table-cell office:value-type="string">
            <text:p>Mahmut T. Kandemir</text:p>
          </table:table-cell>
          <table:table-cell office:value-type="string">
            <text:p>Yan Chen</text:p>
          </table:table-cell>
          <table:table-cell office:value-type="string">
            <text:p>Ravi Ramamoorthi</text:p>
          </table:table-cell>
          <table:table-cell office:value-type="string">
            <text:p>Alexander G. Hauptmann</text:p>
          </table:table-cell>
          <table:table-cell office:value-type="string">
            <text:p>John Mylopoulos</text:p>
          </table:table-cell>
        </table:table-row>
        <table:table-row table:style-name="ro2">
          <table:table-cell table:number-columns-repeated="2"/>
          <table:table-cell office:value-type="string">
            <text:p>M. Sheelagh T. Carpendale</text:p>
          </table:table-cell>
          <table:table-cell office:value-type="string">
            <text:p>Nachiappan Nagappan</text:p>
          </table:table-cell>
          <table:table-cell office:value-type="string">
            <text:p>Pat Langley</text:p>
          </table:table-cell>
          <table:table-cell office:value-type="string">
            <text:p>Shuvendu K. Lahiri</text:p>
          </table:table-cell>
          <table:table-cell office:value-type="string">
            <text:p>Antony I. T. Rowstron</text:p>
          </table:table-cell>
          <table:table-cell office:value-type="string">
            <text:p>Jean-Claude Latombe</text:p>
          </table:table-cell>
          <table:table-cell office:value-type="string">
            <text:p>H. V. Jagadish</text:p>
          </table:table-cell>
          <table:table-cell office:value-type="string">
            <text:p>Haixun Wang</text:p>
          </table:table-cell>
        </table:table-row>
        <table:table-row table:style-name="ro2">
          <table:table-cell table:number-columns-repeated="2"/>
          <table:table-cell office:value-type="string">
            <text:p>John Riedl</text:p>
          </table:table-cell>
          <table:table-cell office:value-type="string">
            <text:p>George S. Avrunin</text:p>
          </table:table-cell>
          <table:table-cell office:value-type="string">
            <text:p>Charles Elkan</text:p>
          </table:table-cell>
          <table:table-cell office:value-type="string">
            <text:p>Matthew J. Parkinson</text:p>
          </table:table-cell>
          <table:table-cell office:value-type="string">
            <text:p>Jean-Yves Le Boudec</text:p>
          </table:table-cell>
          <table:table-cell office:value-type="string">
            <text:p>Mathieu Desbrun</text:p>
          </table:table-cell>
          <table:table-cell office:value-type="string">
            <text:p>Diane Kelly</text:p>
          </table:table-cell>
          <table:table-cell office:value-type="string">
            <text:p>Wenfei Fan</text:p>
          </table:table-cell>
        </table:table-row>
        <table:table-row table:style-name="ro2">
          <table:table-cell table:number-columns-repeated="2"/>
          <table:table-cell office:value-type="string">
            <text:p>Hector Garcia-Molina</text:p>
          </table:table-cell>
          <table:table-cell office:value-type="string">
            <text:p>Michael Jackson*</text:p>
          </table:table-cell>
          <table:table-cell office:value-type="string">
            <text:p>Rong Jin</text:p>
          </table:table-cell>
          <table:table-cell office:value-type="string">
            <text:p>Sebastian Thrun</text:p>
          </table:table-cell>
          <table:table-cell office:value-type="string">
            <text:p>Joseph M. Hellerstein</text:p>
          </table:table-cell>
          <table:table-cell office:value-type="string">
            <text:p>Dinesh K. Pai</text:p>
          </table:table-cell>
          <table:table-cell office:value-type="string">
            <text:p>Hector Garcia-Molina</text:p>
          </table:table-cell>
          <table:table-cell office:value-type="string">
            <text:p>Hanan Samet</text:p>
          </table:table-cell>
        </table:table-row>
        <table:table-row table:style-name="ro2">
          <table:table-cell table:number-columns-repeated="2"/>
          <table:table-cell office:value-type="string">
            <text:p>Stuart K. Card*</text:p>
          </table:table-cell>
          <table:table-cell office:value-type="string">
            <text:p>Thomas W. Reps</text:p>
          </table:table-cell>
          <table:table-cell office:value-type="string">
            <text:p>Lise Getoor</text:p>
          </table:table-cell>
          <table:table-cell office:value-type="string">
            <text:p>Abraham Silberschatz</text:p>
          </table:table-cell>
          <table:table-cell office:value-type="string">
            <text:p>Thomas Moscibroda</text:p>
          </table:table-cell>
          <table:table-cell office:value-type="string">
            <text:p>Jack Bresenham</text:p>
          </table:table-cell>
          <table:table-cell office:value-type="string">
            <text:p>Andrew Y. Ng</text:p>
          </table:table-cell>
          <table:table-cell office:value-type="string">
            <text:p>Laks V. S. Lakshmanan</text:p>
          </table:table-cell>
        </table:table-row>
        <table:table-row table:style-name="ro2">
          <table:table-cell table:number-columns-repeated="2"/>
          <table:table-cell office:value-type="string">
            <text:p>Robert C. Miller</text:p>
          </table:table-cell>
          <table:table-cell office:value-type="string">
            <text:p>Antonia Bertolino</text:p>
          </table:table-cell>
          <table:table-cell office:value-type="string">
            <text:p>Chris H. Q. Ding</text:p>
          </table:table-cell>
          <table:table-cell office:value-type="string">
            <text:p>Leonidas J. Guibas</text:p>
          </table:table-cell>
          <table:table-cell office:value-type="string">
            <text:p>Yang Richard Yang</text:p>
          </table:table-cell>
          <table:table-cell office:value-type="string">
            <text:p>Arun N. Netravali</text:p>
          </table:table-cell>
          <table:table-cell office:value-type="string">
            <text:p>Jianfeng Gao</text:p>
          </table:table-cell>
          <table:table-cell office:value-type="string">
            <text:p>Sihem Amer-Yahia</text:p>
          </table:table-cell>
        </table:table-row>
        <table:table-row table:style-name="ro2">
          <table:table-cell table:number-columns-repeated="2"/>
          <table:table-cell office:value-type="string">
            <text:p>Chris Greenhalgh</text:p>
          </table:table-cell>
          <table:table-cell office:value-type="string">
            <text:p>Mary Lou Soffa</text:p>
          </table:table-cell>
          <table:table-cell office:value-type="string">
            <text:p>Anil K. Jain</text:p>
          </table:table-cell>
          <table:table-cell office:value-type="string">
            <text:p>David E. Culler</text:p>
          </table:table-cell>
          <table:table-cell office:value-type="string">
            <text:p>Michael J. Freedman</text:p>
          </table:table-cell>
          <table:table-cell office:value-type="string">
            <text:p>John F. Canny</text:p>
          </table:table-cell>
          <table:table-cell office:value-type="string">
            <text:p>Michael R. Lyu</text:p>
          </table:table-cell>
          <table:table-cell office:value-type="string">
            <text:p>Ahmed K. Elmagarmid</text:p>
          </table:table-cell>
        </table:table-row>
        <table:table-row table:style-name="ro2">
          <table:table-cell table:number-columns-repeated="2"/>
          <table:table-cell office:value-type="string">
            <text:p>David R. Karger</text:p>
          </table:table-cell>
          <table:table-cell office:value-type="string">
            <text:p>Hong Mei</text:p>
          </table:table-cell>
          <table:table-cell office:value-type="string">
            <text:p>Jian Chen</text:p>
          </table:table-cell>
          <table:table-cell office:value-type="string">
            <text:p>Andrey Rybalchenko</text:p>
          </table:table-cell>
          <table:table-cell office:value-type="string">
            <text:p>Yongguang Zhang</text:p>
          </table:table-cell>
          <table:table-cell office:value-type="string">
            <text:p>Henrik Wann Jensen</text:p>
          </table:table-cell>
          <table:table-cell office:value-type="string">
            <text:p>Wolfgang Nejdl</text:p>
          </table:table-cell>
          <table:table-cell office:value-type="string">
            <text:p>Kevin Chen-Chuan Chang</text:p>
          </table:table-cell>
        </table:table-row>
        <table:table-row table:style-name="ro2">
          <table:table-cell table:number-columns-repeated="2"/>
          <table:table-cell office:value-type="string">
            <text:p>Werner Geyer</text:p>
          </table:table-cell>
          <table:table-cell office:value-type="string">
            <text:p>Tao Xie</text:p>
          </table:table-cell>
          <table:table-cell office:value-type="string">
            <text:p>Raghu Ramakrishnan*</text:p>
          </table:table-cell>
          <table:table-cell office:value-type="string">
            <text:p>Monica S. Lam</text:p>
          </table:table-cell>
          <table:table-cell office:value-type="string">
            <text:p>Neil Spring</text:p>
          </table:table-cell>
          <table:table-cell office:value-type="string">
            <text:p>Michael Kass*</text:p>
          </table:table-cell>
          <table:table-cell office:value-type="string">
            <text:p>Tie-Yan Liu</text:p>
          </table:table-cell>
          <table:table-cell office:value-type="string">
            <text:p>V. S. Subrahmanian</text:p>
          </table:table-cell>
        </table:table-row>
        <table:table-row table:style-name="ro2">
          <table:table-cell table:number-columns-repeated="2"/>
          <table:table-cell office:value-type="string">
            <text:p>Paul Dourish*</text:p>
          </table:table-cell>
          <table:table-cell office:value-type="string">
            <text:p>Marsha Chechik</text:p>
          </table:table-cell>
          <table:table-cell office:value-type="string">
            <text:p>Ming Li</text:p>
          </table:table-cell>
          <table:table-cell office:value-type="string">
            <text:p>Guy E. Blelloch</text:p>
          </table:table-cell>
          <table:table-cell office:value-type="string">
            <text:p>Brian Neil Levine</text:p>
          </table:table-cell>
          <table:table-cell office:value-type="string">
            <text:p>Luiz Velho</text:p>
          </table:table-cell>
          <table:table-cell office:value-type="string">
            <text:p>Kathryn S. McKinley</text:p>
          </table:table-cell>
          <table:table-cell office:value-type="string">
            <text:p>Carlo Zaniolo</text:p>
          </table:table-cell>
        </table:table-row>
        <table:table-row table:style-name="ro2">
          <table:table-cell table:number-columns-repeated="2"/>
          <table:table-cell office:value-type="string">
            <text:p>Jason I. Hong</text:p>
          </table:table-cell>
          <table:table-cell office:value-type="string">
            <text:p>Michele Lanza</text:p>
          </table:table-cell>
          <table:table-cell office:value-type="string">
            <text:p>Gerhard Weikum</text:p>
          </table:table-cell>
          <table:table-cell office:value-type="string">
            <text:p>M. Frans Kaashoek</text:p>
          </table:table-cell>
          <table:table-cell office:value-type="string">
            <text:p>Aurel A. Lazar</text:p>
          </table:table-cell>
          <table:table-cell office:value-type="string">
            <text:p>Julie Dorsey</text:p>
          </table:table-cell>
          <table:table-cell office:value-type="string">
            <text:p>Eric Brill</text:p>
          </table:table-cell>
          <table:table-cell office:value-type="string">
            <text:p>Jeffrey Scott Vitter</text:p>
          </table:table-cell>
        </table:table-row>
        <table:table-row table:style-name="ro2">
          <table:table-cell table:number-columns-repeated="2"/>
          <table:table-cell office:value-type="string">
            <text:p>Chia Shen</text:p>
          </table:table-cell>
          <table:table-cell office:value-type="string">
            <text:p>Brad A. Myers</text:p>
          </table:table-cell>
          <table:table-cell office:value-type="string">
            <text:p>Ada Wai-Chee Fu</text:p>
          </table:table-cell>
          <table:table-cell office:value-type="string">
            <text:p>Dov M. Gabbay</text:p>
          </table:table-cell>
          <table:table-cell office:value-type="string">
            <text:p>Aditya Akella</text:p>
          </table:table-cell>
          <table:table-cell office:value-type="string">
            <text:p>Geoffrey E. Hinton</text:p>
          </table:table-cell>
          <table:table-cell office:value-type="string">
            <text:p>Michael I. Jordan</text:p>
          </table:table-cell>
          <table:table-cell office:value-type="string">
            <text:p>Yannis Papakonstantinou</text:p>
          </table:table-cell>
        </table:table-row>
        <table:table-row table:style-name="ro2">
          <table:table-cell table:number-columns-repeated="2"/>
          <table:table-cell office:value-type="string">
            <text:p>Gloria Mark</text:p>
          </table:table-cell>
          <table:table-cell office:value-type="string">
            <text:p>Rick Kazman</text:p>
          </table:table-cell>
          <table:table-cell office:value-type="string">
            <text:p>Jennifer Widom</text:p>
          </table:table-cell>
          <table:table-cell office:value-type="string">
            <text:p>Erik D. Demaine</text:p>
          </table:table-cell>
          <table:table-cell office:value-type="string">
            <text:p>Ranveer Chandra</text:p>
          </table:table-cell>
          <table:table-cell office:value-type="string">
            <text:p>D. T. Lee</text:p>
          </table:table-cell>
          <table:table-cell office:value-type="string">
            <text:p>Kathleen McKeown</text:p>
          </table:table-cell>
          <table:table-cell office:value-type="string">
            <text:p>Rajeev Motwani</text:p>
          </table:table-cell>
        </table:table-row>
        <table:table-row table:style-name="ro2">
          <table:table-cell table:number-columns-repeated="2"/>
          <table:table-cell office:value-type="string">
            <text:p>Jacob O. Wobbrock</text:p>
          </table:table-cell>
          <table:table-cell office:value-type="string">
            <text:p>Paolo Tonella</text:p>
          </table:table-cell>
          <table:table-cell office:value-type="string">
            <text:p>Naoki Abe</text:p>
          </table:table-cell>
          <table:table-cell office:value-type="string">
            <text:p>Stephanie Weirich</text:p>
          </table:table-cell>
          <table:table-cell office:value-type="string">
            <text:p>Baruch Awerbuch</text:p>
          </table:table-cell>
          <table:table-cell office:value-type="string">
            <text:p>Sung Yong Shin</text:p>
          </table:table-cell>
          <table:table-cell office:value-type="string">
            <text:p>Marcos André Gonçalves</text:p>
          </table:table-cell>
          <table:table-cell office:value-type="string">
            <text:p>Shivnath Babu</text:p>
          </table:table-cell>
        </table:table-row>
        <table:table-row table:style-name="ro2">
          <table:table-cell table:number-columns-repeated="2"/>
          <table:table-cell office:value-type="string">
            <text:p>Nicolas Ducheneaut</text:p>
          </table:table-cell>
          <table:table-cell office:value-type="string">
            <text:p>Alexander B. Romanovsky</text:p>
          </table:table-cell>
          <table:table-cell office:value-type="string">
            <text:p>Jaideep Srivastava</text:p>
          </table:table-cell>
          <table:table-cell office:value-type="string">
            <text:p>David Harel</text:p>
          </table:table-cell>
          <table:table-cell office:value-type="string">
            <text:p>Bobby Bhattacharjee</text:p>
          </table:table-cell>
          <table:table-cell office:value-type="string">
            <text:p>Randy F. Pausch</text:p>
          </table:table-cell>
          <table:table-cell office:value-type="string">
            <text:p>Fabio Crestani</text:p>
          </table:table-cell>
          <table:table-cell office:value-type="string">
            <text:p>Anthony K. H. Tung</text:p>
          </table:table-cell>
        </table:table-row>
        <table:table-row table:style-name="ro2">
          <table:table-cell table:number-columns-repeated="2"/>
          <table:table-cell office:value-type="string">
            <text:p>François Guimbretière</text:p>
          </table:table-cell>
          <table:table-cell office:value-type="string">
            <text:p>Philippe Kruchten</text:p>
          </table:table-cell>
          <table:table-cell office:value-type="string">
            <text:p>Ji-Rong Wen</text:p>
          </table:table-cell>
          <table:table-cell office:value-type="string">
            <text:p>I. V. Ramakrishnan</text:p>
          </table:table-cell>
          <table:table-cell office:value-type="string">
            <text:p>David A. Maltz</text:p>
          </table:table-cell>
          <table:table-cell office:value-type="string">
            <text:p>Katsushi Ikeuchi</text:p>
          </table:table-cell>
          <table:table-cell office:value-type="string">
            <text:p>Vanja Josifovski</text:p>
          </table:table-cell>
          <table:table-cell office:value-type="string">
            <text:p>Barbara Liskov</text:p>
          </table:table-cell>
        </table:table-row>
        <table:table-row table:style-name="ro2">
          <table:table-cell table:number-columns-repeated="2"/>
          <table:table-cell office:value-type="string">
            <text:p>Maneesh Agrawala</text:p>
          </table:table-cell>
          <table:table-cell office:value-type="string">
            <text:p>Roy H. Campbell</text:p>
          </table:table-cell>
          <table:table-cell office:value-type="string">
            <text:p>Jason Tsong-Li Wang</text:p>
          </table:table-cell>
          <table:table-cell office:value-type="string">
            <text:p>Scott A. Mahlke</text:p>
          </table:table-cell>
          <table:table-cell office:value-type="string">
            <text:p>Srikanth Kandula</text:p>
          </table:table-cell>
          <table:table-cell office:value-type="string">
            <text:p>Frédo Durand</text:p>
          </table:table-cell>
          <table:table-cell office:value-type="string">
            <text:p>Thomas Hofmann</text:p>
          </table:table-cell>
          <table:table-cell office:value-type="string">
            <text:p>M. Tamer Özsu</text:p>
          </table:table-cell>
        </table:table-row>
        <table:table-row table:style-name="ro2">
          <table:table-cell table:number-columns-repeated="2"/>
          <table:table-cell office:value-type="string">
            <text:p>Thad Starner</text:p>
          </table:table-cell>
          <table:table-cell office:value-type="string">
            <text:p>Paola Inverardi</text:p>
          </table:table-cell>
          <table:table-cell office:value-type="string">
            <text:p>Yiming Ma</text:p>
          </table:table-cell>
          <table:table-cell office:value-type="string">
            <text:p>Peter Wegner</text:p>
          </table:table-cell>
          <table:table-cell office:value-type="string">
            <text:p>Subhash Suri</text:p>
          </table:table-cell>
          <table:table-cell office:value-type="string">
            <text:p>Sumanta N. Pattanaik</text:p>
          </table:table-cell>
          <table:table-cell office:value-type="string">
            <text:p>Andrei Z. Broder</text:p>
          </table:table-cell>
          <table:table-cell office:value-type="string">
            <text:p>Nikos Mamoulis</text:p>
          </table:table-cell>
        </table:table-row>
        <table:table-row table:style-name="ro2">
          <table:table-cell table:number-columns-repeated="2"/>
          <table:table-cell office:value-type="string">
            <text:p>Yang Li</text:p>
          </table:table-cell>
          <table:table-cell office:value-type="string">
            <text:p>Robert Balzer</text:p>
          </table:table-cell>
          <table:table-cell office:value-type="string">
            <text:p>Gautam Das</text:p>
          </table:table-cell>
          <table:table-cell office:value-type="string">
            <text:p>Jeffrey S. Foster</text:p>
          </table:table-cell>
          <table:table-cell office:value-type="string">
            <text:p>Mohamed G. Gouda</text:p>
          </table:table-cell>
          <table:table-cell office:value-type="string">
            <text:p>George G. Robertson</text:p>
          </table:table-cell>
          <table:table-cell office:value-type="string">
            <text:p>Xiaofei He</text:p>
          </table:table-cell>
          <table:table-cell office:value-type="string">
            <text:p>Peter Buneman</text:p>
          </table:table-cell>
        </table:table-row>
        <table:table-row table:style-name="ro2">
          <table:table-cell table:number-columns-repeated="2"/>
          <table:table-cell office:value-type="string">
            <text:p>John Bowers</text:p>
          </table:table-cell>
          <table:table-cell office:value-type="string">
            <text:p>Peri L. Tarr</text:p>
          </table:table-cell>
          <table:table-cell office:value-type="string">
            <text:p>Zheng Chen</text:p>
          </table:table-cell>
          <table:table-cell office:value-type="string">
            <text:p>Eric A. Brewer</text:p>
          </table:table-cell>
          <table:table-cell office:value-type="string">
            <text:p>Mark Crovella</text:p>
          </table:table-cell>
          <table:table-cell office:value-type="string">
            <text:p>Robert F. Sproull</text:p>
          </table:table-cell>
          <table:table-cell office:value-type="string">
            <text:p>Ying Zhang</text:p>
          </table:table-cell>
          <table:table-cell office:value-type="string">
            <text:p>Graham Cormode</text:p>
          </table:table-cell>
        </table:table-row>
        <table:table-row table:style-name="ro2">
          <table:table-cell table:number-columns-repeated="2"/>
          <table:table-cell office:value-type="string">
            <text:p>Edward Cutrell</text:p>
          </table:table-cell>
          <table:table-cell office:value-type="string">
            <text:p>Tim Menzies</text:p>
          </table:table-cell>
          <table:table-cell office:value-type="string">
            <text:p>Edward Y. Chang</text:p>
          </table:table-cell>
          <table:table-cell office:value-type="string">
            <text:p>P. Sadayappan</text:p>
          </table:table-cell>
          <table:table-cell office:value-type="string">
            <text:p>P. Krishna Gummadi</text:p>
          </table:table-cell>
          <table:table-cell office:value-type="string">
            <text:p>George Drettakis</text:p>
          </table:table-cell>
          <table:table-cell office:value-type="string">
            <text:p>Hsinchun Chen</text:p>
          </table:table-cell>
          <table:table-cell office:value-type="string">
            <text:p>Vivek R. Narasayya</text:p>
          </table:table-cell>
        </table:table-row>
        <table:table-row table:style-name="ro2">
          <table:table-cell table:number-columns-repeated="2"/>
          <table:table-cell office:value-type="string">
            <text:p>Toru Ishida</text:p>
          </table:table-cell>
          <table:table-cell office:value-type="string">
            <text:p>Carlos José Pereira de Lucena</text:p>
          </table:table-cell>
          <table:table-cell office:value-type="string">
            <text:p>Eric P. Xing</text:p>
          </table:table-cell>
          <table:table-cell office:value-type="string">
            <text:p>Robert Endre Tarjan</text:p>
          </table:table-cell>
          <table:table-cell office:value-type="string">
            <text:p>Samuel T. Chanson</text:p>
          </table:table-cell>
          <table:table-cell office:value-type="string">
            <text:p>Irfan A. Essa</text:p>
          </table:table-cell>
          <table:table-cell office:value-type="string">
            <text:p>David R. Karger</text:p>
          </table:table-cell>
          <table:table-cell office:value-type="string">
            <text:p>S. Sudarshan</text:p>
          </table:table-cell>
        </table:table-row>
        <table:table-row table:style-name="ro2">
          <table:table-cell table:number-columns-repeated="2"/>
          <table:table-cell office:value-type="string">
            <text:p>Boi Faltings</text:p>
          </table:table-cell>
          <table:table-cell office:value-type="string">
            <text:p>Betty H. C. Cheng</text:p>
          </table:table-cell>
          <table:table-cell office:value-type="string">
            <text:p>Aidong Zhang</text:p>
          </table:table-cell>
          <table:table-cell office:value-type="string">
            <text:p>Suresh Jagannathan</text:p>
          </table:table-cell>
          <table:table-cell office:value-type="string">
            <text:p>Matthew Roughan</text:p>
          </table:table-cell>
          <table:table-cell office:value-type="string">
            <text:p>Ian H. Witten</text:p>
          </table:table-cell>
          <table:table-cell office:value-type="string">
            <text:p>Chun Chen</text:p>
          </table:table-cell>
          <table:table-cell office:value-type="string">
            <text:p>Won Kim</text:p>
          </table:table-cell>
        </table:table-row>
        <table:table-row table:style-name="ro2">
          <table:table-cell table:number-columns-repeated="2"/>
          <table:table-cell office:value-type="string">
            <text:p>Henry Lieberman</text:p>
          </table:table-cell>
          <table:table-cell office:value-type="string">
            <text:p>David Lorge Parnas*</text:p>
          </table:table-cell>
          <table:table-cell office:value-type="string">
            <text:p>Evimaria Terzi</text:p>
          </table:table-cell>
          <table:table-cell office:value-type="string">
            <text:p>Thomas Ball</text:p>
          </table:table-cell>
          <table:table-cell office:value-type="string">
            <text:p>Timothy Griffin</text:p>
          </table:table-cell>
          <table:table-cell office:value-type="string">
            <text:p>Andrew Blake</text:p>
          </table:table-cell>
          <table:table-cell office:value-type="string">
            <text:p>Xiangji Huang</text:p>
          </table:table-cell>
          <table:table-cell office:value-type="string">
            <text:p>Chee Yong Chan</text:p>
          </table:table-cell>
        </table:table-row>
        <table:table-row table:style-name="ro2">
          <table:table-cell table:number-columns-repeated="2"/>
          <table:table-cell office:value-type="string">
            <text:p>Antti Oulasvirta</text:p>
          </table:table-cell>
          <table:table-cell office:value-type="string">
            <text:p>Jean-Marc Jézéquel</text:p>
          </table:table-cell>
          <table:table-cell office:value-type="string">
            <text:p>Hanghang Tong</text:p>
          </table:table-cell>
          <table:table-cell office:value-type="string">
            <text:p>Don S. Batory</text:p>
          </table:table-cell>
          <table:table-cell office:value-type="string">
            <text:p>Konstantina Papagiannaki</text:p>
          </table:table-cell>
          <table:table-cell office:value-type="string">
            <text:p>Hiroshi Ishii</text:p>
          </table:table-cell>
          <table:table-cell office:value-type="string">
            <text:p>HongJiang Zhang</text:p>
          </table:table-cell>
          <table:table-cell office:value-type="string">
            <text:p>Hari Balakrishnan</text:p>
          </table:table-cell>
        </table:table-row>
        <table:table-row table:style-name="ro2">
          <table:table-cell table:number-columns-repeated="2"/>
          <table:table-cell office:value-type="string">
            <text:p>Christian Heath</text:p>
          </table:table-cell>
          <table:table-cell office:value-type="string">
            <text:p>David Harel*</text:p>
          </table:table-cell>
          <table:table-cell office:value-type="string">
            <text:p>Haixun Wang</text:p>
          </table:table-cell>
          <table:table-cell office:value-type="string">
            <text:p>Viktor Vafeiadis</text:p>
          </table:table-cell>
          <table:table-cell office:value-type="string">
            <text:p>Zihui Ge</text:p>
          </table:table-cell>
          <table:table-cell office:value-type="string">
            <text:p>John Snyder</text:p>
          </table:table-cell>
          <table:table-cell office:value-type="string">
            <text:p>Eugene Agichtein</text:p>
          </table:table-cell>
          <table:table-cell office:value-type="string">
            <text:p>Christoph Koch</text:p>
          </table:table-cell>
        </table:table-row>
        <table:table-row table:style-name="ro2">
          <table:table-cell table:number-columns-repeated="2"/>
          <table:table-cell office:value-type="string">
            <text:p>A. J. Bernheim Brush</text:p>
          </table:table-cell>
          <table:table-cell office:value-type="string">
            <text:p>Ian Gorton</text:p>
          </table:table-cell>
          <table:table-cell office:value-type="string">
            <text:p>Pang-Ning Tan</text:p>
          </table:table-cell>
          <table:table-cell office:value-type="string">
            <text:p>Tim Harris</text:p>
          </table:table-cell>
          <table:table-cell office:value-type="string">
            <text:p>Richard M. Karp</text:p>
          </table:table-cell>
          <table:table-cell office:value-type="string">
            <text:p>Baining Guo</text:p>
          </table:table-cell>
          <table:table-cell office:value-type="string">
            <text:p>Leif Azzopardi</text:p>
          </table:table-cell>
          <table:table-cell office:value-type="string">
            <text:p>Tova Milo</text:p>
          </table:table-cell>
        </table:table-row>
        <table:table-row table:style-name="ro2">
          <table:table-cell table:number-columns-repeated="2"/>
          <table:table-cell office:value-type="string">
            <text:p>Kentaro Toyama</text:p>
          </table:table-cell>
          <table:table-cell office:value-type="string">
            <text:p>Arie van Deursen</text:p>
          </table:table-cell>
          <table:table-cell office:value-type="string">
            <text:p>Thorsten Joachims</text:p>
          </table:table-cell>
          <table:table-cell office:value-type="string">
            <text:p>Scott Shenker</text:p>
          </table:table-cell>
          <table:table-cell office:value-type="string">
            <text:p>Santosh Vempala</text:p>
          </table:table-cell>
          <table:table-cell office:value-type="string">
            <text:p>Zoran Popovic</text:p>
          </table:table-cell>
          <table:table-cell office:value-type="string">
            <text:p>Mounia Lalmas</text:p>
          </table:table-cell>
          <table:table-cell office:value-type="string">
            <text:p>Gustavo Alonso</text:p>
          </table:table-cell>
        </table:table-row>
        <table:table-row table:style-name="ro2">
          <table:table-cell table:number-columns-repeated="2"/>
          <table:table-cell office:value-type="string">
            <text:p>Catherine Plaisant</text:p>
          </table:table-cell>
          <table:table-cell office:value-type="string">
            <text:p>Margaret M. Burnett</text:p>
          </table:table-cell>
          <table:table-cell office:value-type="string">
            <text:p>Jimeng Sun</text:p>
          </table:table-cell>
          <table:table-cell office:value-type="string">
            <text:p>Guang R. Gao</text:p>
          </table:table-cell>
          <table:table-cell office:value-type="string">
            <text:p>Kun Tan</text:p>
          </table:table-cell>
          <table:table-cell office:value-type="string">
            <text:p>Seth J. Teller</text:p>
          </table:table-cell>
          <table:table-cell office:value-type="string">
            <text:p>Nivio Ziviani</text:p>
          </table:table-cell>
          <table:table-cell office:value-type="string">
            <text:p>Renée J. Miller</text:p>
          </table:table-cell>
        </table:table-row>
        <table:table-row table:style-name="ro2">
          <table:table-cell table:number-columns-repeated="2"/>
          <table:table-cell office:value-type="string">
            <text:p>Yvonne Rogers*</text:p>
          </table:table-cell>
          <table:table-cell office:value-type="string">
            <text:p>Frank Tip</text:p>
          </table:table-cell>
          <table:table-cell office:value-type="string">
            <text:p>Yehuda Koren</text:p>
          </table:table-cell>
          <table:table-cell office:value-type="string">
            <text:p>Keshav Pingali</text:p>
          </table:table-cell>
          <table:table-cell office:value-type="string">
            <text:p>Ming Zhang</text:p>
          </table:table-cell>
          <table:table-cell office:value-type="string">
            <text:p>Ingrid Carlbom</text:p>
          </table:table-cell>
          <table:table-cell office:value-type="string">
            <text:p>Lei Zhang 0001</text:p>
          </table:table-cell>
          <table:table-cell office:value-type="string">
            <text:p>Henry F. Korth</text:p>
          </table:table-cell>
        </table:table-row>
        <table:table-row table:style-name="ro2">
          <table:table-cell table:number-columns-repeated="2"/>
          <table:table-cell office:value-type="string">
            <text:p>Pourang Irani</text:p>
          </table:table-cell>
          <table:table-cell office:value-type="string">
            <text:p>Thomas Ball</text:p>
          </table:table-cell>
          <table:table-cell office:value-type="string">
            <text:p>Kenji Yamanishi</text:p>
          </table:table-cell>
          <table:table-cell office:value-type="string">
            <text:p>Susan Horwitz</text:p>
          </table:table-cell>
          <table:table-cell office:value-type="string">
            <text:p>Yong He</text:p>
          </table:table-cell>
          <table:table-cell office:value-type="string">
            <text:p>David A. Forsyth</text:p>
          </table:table-cell>
          <table:table-cell office:value-type="string">
            <text:p>Falk Scholer</text:p>
          </table:table-cell>
          <table:table-cell office:value-type="string">
            <text:p>Jignesh M. Patel</text:p>
          </table:table-cell>
        </table:table-row>
        <table:table-row table:style-name="ro2">
          <table:table-cell table:number-columns-repeated="2"/>
          <table:table-cell office:value-type="string">
            <text:p>Jeffrey Heer</text:p>
          </table:table-cell>
          <table:table-cell office:value-type="string">
            <text:p>Edmund M. Clarke</text:p>
          </table:table-cell>
          <table:table-cell office:value-type="string">
            <text:p>Jure Leskovec</text:p>
          </table:table-cell>
          <table:table-cell office:value-type="string">
            <text:p>Derek C. Oppen</text:p>
          </table:table-cell>
          <table:table-cell office:value-type="string">
            <text:p>Fabián E. Bustamante</text:p>
          </table:table-cell>
          <table:table-cell office:value-type="string">
            <text:p>Pattie Maes</text:p>
          </table:table-cell>
          <table:table-cell office:value-type="string">
            <text:p>Craig Macdonald</text:p>
          </table:table-cell>
          <table:table-cell office:value-type="string">
            <text:p>Marios Hadjieleftheriou</text:p>
          </table:table-cell>
        </table:table-row>
        <table:table-row table:style-name="ro2">
          <table:table-cell table:number-columns-repeated="2"/>
          <table:table-cell office:value-type="string">
            <text:p>Gordon Kurtenbach</text:p>
          </table:table-cell>
          <table:table-cell office:value-type="string">
            <text:p>W. K. Chan</text:p>
          </table:table-cell>
          <table:table-cell office:value-type="string">
            <text:p>Carlos Guestrin</text:p>
          </table:table-cell>
          <table:table-cell office:value-type="string">
            <text:p>Robert Bruce Findler</text:p>
          </table:table-cell>
          <table:table-cell office:value-type="string">
            <text:p>Aman Shaikh</text:p>
          </table:table-cell>
          <table:table-cell office:value-type="string">
            <text:p>Hanan Samet</text:p>
          </table:table-cell>
          <table:table-cell office:value-type="string">
            <text:p>Dimitris Papadias</text:p>
          </table:table-cell>
          <table:table-cell office:value-type="string">
            <text:p>Alan J. Demers</text:p>
          </table:table-cell>
        </table:table-row>
        <table:table-row table:style-name="ro2">
          <table:table-cell table:number-columns-repeated="2"/>
          <table:table-cell office:value-type="string">
            <text:p>Steven M. Drucker</text:p>
          </table:table-cell>
          <table:table-cell office:value-type="string">
            <text:p>Curtis R. Cook</text:p>
          </table:table-cell>
          <table:table-cell office:value-type="string">
            <text:p>Dekang Lin</text:p>
          </table:table-cell>
          <table:table-cell office:value-type="string">
            <text:p>Patrick Cousot</text:p>
          </table:table-cell>
          <table:table-cell office:value-type="string">
            <text:p>Sudipta Sengupta</text:p>
          </table:table-cell>
          <table:table-cell office:value-type="string">
            <text:p>Aaron Hertzmann</text:p>
          </table:table-cell>
          <table:table-cell office:value-type="string">
            <text:p>William R. Hersh</text:p>
          </table:table-cell>
          <table:table-cell office:value-type="string">
            <text:p>Christian S. Jensen</text:p>
          </table:table-cell>
        </table:table-row>
        <table:table-row table:style-name="ro2">
          <table:table-cell table:number-columns-repeated="2"/>
          <table:table-cell office:value-type="string">
            <text:p>Anthony Steed</text:p>
          </table:table-cell>
          <table:table-cell office:value-type="string">
            <text:p>Andreas Zeller</text:p>
          </table:table-cell>
          <table:table-cell office:value-type="string">
            <text:p>Carla E. Brodley</text:p>
          </table:table-cell>
          <table:table-cell office:value-type="string">
            <text:p>Lars Birkedal</text:p>
          </table:table-cell>
          <table:table-cell office:value-type="string">
            <text:p>Daniel P. Siewiorek</text:p>
          </table:table-cell>
          <table:table-cell office:value-type="string">
            <text:p>Loren C. Carpenter*</text:p>
          </table:table-cell>
          <table:table-cell office:value-type="string">
            <text:p>Brian D. Davison</text:p>
          </table:table-cell>
          <table:table-cell office:value-type="string">
            <text:p>Hongjun Lu</text:p>
          </table:table-cell>
        </table:table-row>
        <table:table-row table:style-name="ro2">
          <table:table-cell table:number-columns-repeated="2"/>
          <table:table-cell office:value-type="string">
            <text:p>Jonathan Grudin*</text:p>
          </table:table-cell>
          <table:table-cell office:value-type="string">
            <text:p>John G. Hosking</text:p>
          </table:table-cell>
          <table:table-cell office:value-type="string">
            <text:p>Prabhakar Raghavan</text:p>
          </table:table-cell>
          <table:table-cell office:value-type="string">
            <text:p>Matthew Hennessy</text:p>
          </table:table-cell>
          <table:table-cell office:value-type="string">
            <text:p>Muriel Médard</text:p>
          </table:table-cell>
          <table:table-cell office:value-type="string">
            <text:p>Brian A. Barsky</text:p>
          </table:table-cell>
          <table:table-cell office:value-type="string">
            <text:p>Shenghuo Zhu</text:p>
          </table:table-cell>
          <table:table-cell office:value-type="string">
            <text:p>Amit P. Sheth</text:p>
          </table:table-cell>
        </table:table-row>
        <table:table-row table:style-name="ro2">
          <table:table-cell table:number-columns-repeated="2"/>
          <table:table-cell office:value-type="string">
            <text:p>Sriram Subramanian</text:p>
          </table:table-cell>
          <table:table-cell office:value-type="string">
            <text:p>Massimiliano Di Penta</text:p>
          </table:table-cell>
          <table:table-cell office:value-type="string">
            <text:p>Jun Liu</text:p>
          </table:table-cell>
          <table:table-cell office:value-type="string">
            <text:p>G. Ramalingam</text:p>
          </table:table-cell>
          <table:table-cell office:value-type="string">
            <text:p>Yang Chen</text:p>
          </table:table-cell>
          <table:table-cell office:value-type="string">
            <text:p>Anselmo Lastra</text:p>
          </table:table-cell>
          <table:table-cell office:value-type="string">
            <text:p>Ke Wang</text:p>
          </table:table-cell>
          <table:table-cell office:value-type="string">
            <text:p>Daniel J. Abadi</text:p>
          </table:table-cell>
        </table:table-row>
        <table:table-row table:style-name="ro2">
          <table:table-cell table:number-columns-repeated="2"/>
          <table:table-cell office:value-type="string">
            <text:p>Martina Angela Sasse</text:p>
          </table:table-cell>
          <table:table-cell office:value-type="string">
            <text:p>Hausi A. Müller</text:p>
          </table:table-cell>
          <table:table-cell office:value-type="string">
            <text:p>Phillip B. Gibbons</text:p>
          </table:table-cell>
          <table:table-cell office:value-type="string">
            <text:p>Andrew W. Appel</text:p>
          </table:table-cell>
          <table:table-cell office:value-type="string">
            <text:p>Olivier Bonaventure</text:p>
          </table:table-cell>
          <table:table-cell office:value-type="string">
            <text:p>Vaughan R. Pratt</text:p>
          </table:table-cell>
          <table:table-cell office:value-type="string">
            <text:p>Jiawei Han</text:p>
          </table:table-cell>
          <table:table-cell office:value-type="string">
            <text:p>Yehoshua Sagiv</text:p>
          </table:table-cell>
        </table:table-row>
        <table:table-row table:style-name="ro2">
          <table:table-cell table:number-columns-repeated="2"/>
          <table:table-cell office:value-type="string">
            <text:p>Clifton Forlines</text:p>
          </table:table-cell>
          <table:table-cell office:value-type="string">
            <text:p>Shriram Krishnamurthi</text:p>
          </table:table-cell>
          <table:table-cell office:value-type="string">
            <text:p>David Haussler</text:p>
          </table:table-cell>
          <table:table-cell office:value-type="string">
            <text:p>Frank Pfenning</text:p>
          </table:table-cell>
          <table:table-cell office:value-type="string">
            <text:p>Fang Yu</text:p>
          </table:table-cell>
          <table:table-cell office:value-type="string">
            <text:p>Stuart K. Card</text:p>
          </table:table-cell>
          <table:table-cell office:value-type="string">
            <text:p>Rosie Jones</text:p>
          </table:table-cell>
          <table:table-cell office:value-type="string">
            <text:p>Ion Stoica</text:p>
          </table:table-cell>
        </table:table-row>
        <table:table-row table:style-name="ro2">
          <table:table-cell table:number-columns-repeated="2"/>
          <table:table-cell office:value-type="string">
            <text:p>Kenton O'Hara</text:p>
          </table:table-cell>
          <table:table-cell office:value-type="string">
            <text:p>Mark Klein</text:p>
          </table:table-cell>
          <table:table-cell office:value-type="string">
            <text:p>Lei Zhang 0001</text:p>
          </table:table-cell>
          <table:table-cell office:value-type="string">
            <text:p>Derek Dreyer</text:p>
          </table:table-cell>
          <table:table-cell office:value-type="string">
            <text:p>Michael I. Jordan</text:p>
          </table:table-cell>
          <table:table-cell office:value-type="string">
            <text:p>Charles R. Dyer</text:p>
          </table:table-cell>
          <table:table-cell office:value-type="string">
            <text:p>Ben Carterette</text:p>
          </table:table-cell>
          <table:table-cell office:value-type="string">
            <text:p>Raymond T. Ng</text:p>
          </table:table-cell>
        </table:table-row>
        <table:table-row table:style-name="ro2">
          <table:table-cell table:number-columns-repeated="2"/>
          <table:table-cell office:value-type="string">
            <text:p>Andy Cockburn</text:p>
          </table:table-cell>
          <table:table-cell office:value-type="string">
            <text:p>Mark Harman</text:p>
          </table:table-cell>
          <table:table-cell office:value-type="string">
            <text:p>Zhi-Hua Zhou</text:p>
          </table:table-cell>
          <table:table-cell office:value-type="string">
            <text:p>Richard J. Lipton</text:p>
          </table:table-cell>
          <table:table-cell office:value-type="string">
            <text:p>Dmitri Loguinov</text:p>
          </table:table-cell>
          <table:table-cell office:value-type="string">
            <text:p>Ming C. Lin</text:p>
          </table:table-cell>
          <table:table-cell office:value-type="string">
            <text:p>Yoram Singer</text:p>
          </table:table-cell>
          <table:table-cell office:value-type="string">
            <text:p>AnHai Doan</text:p>
          </table:table-cell>
        </table:table-row>
        <table:table-row table:style-name="ro2">
          <table:table-cell table:number-columns-repeated="2"/>
          <table:table-cell office:value-type="string">
            <text:p>Allison Druin</text:p>
          </table:table-cell>
          <table:table-cell office:value-type="string">
            <text:p>Tohru Kikuno</text:p>
          </table:table-cell>
          <table:table-cell office:value-type="string">
            <text:p>Jing Li</text:p>
          </table:table-cell>
          <table:table-cell office:value-type="string">
            <text:p>Olivier Danvy</text:p>
          </table:table-cell>
          <table:table-cell office:value-type="string">
            <text:p>Somesh Jha</text:p>
          </table:table-cell>
          <table:table-cell office:value-type="string">
            <text:p>Tomaso Poggio</text:p>
          </table:table-cell>
          <table:table-cell office:value-type="string">
            <text:p>Nick Craswell</text:p>
          </table:table-cell>
          <table:table-cell office:value-type="string">
            <text:p>Xuemin Lin</text:p>
          </table:table-cell>
        </table:table-row>
        <table:table-row table:style-name="ro2">
          <table:table-cell table:number-columns-repeated="2"/>
          <table:table-cell office:value-type="string">
            <text:p>Jodi Forlizzi</text:p>
          </table:table-cell>
          <table:table-cell office:value-type="string">
            <text:p>Elaine J. Weyuker*</text:p>
          </table:table-cell>
          <table:table-cell office:value-type="string">
            <text:p>Michael I. Jordan</text:p>
          </table:table-cell>
          <table:table-cell office:value-type="string">
            <text:p>Fred B. Schneider</text:p>
          </table:table-cell>
          <table:table-cell office:value-type="string">
            <text:p>Sujata Banerjee</text:p>
          </table:table-cell>
          <table:table-cell office:value-type="string">
            <text:p>Ulrich Neumann</text:p>
          </table:table-cell>
          <table:table-cell office:value-type="string">
            <text:p>Ben He</text:p>
          </table:table-cell>
          <table:table-cell office:value-type="string">
            <text:p>Xifeng Yan</text:p>
          </table:table-cell>
        </table:table-row>
        <table:table-row table:style-name="ro2">
          <table:table-cell table:number-columns-repeated="2"/>
          <table:table-cell office:value-type="string">
            <text:p>Daniel Wigdor</text:p>
          </table:table-cell>
          <table:table-cell office:value-type="string">
            <text:p>Nancy G. Leveson</text:p>
          </table:table-cell>
          <table:table-cell office:value-type="string">
            <text:p>H. V. Jagadish</text:p>
          </table:table-cell>
          <table:table-cell office:value-type="string">
            <text:p>Joseph Gil</text:p>
          </table:table-cell>
          <table:table-cell office:value-type="string">
            <text:p>Arvind Krishnamurthy</text:p>
          </table:table-cell>
          <table:table-cell office:value-type="string">
            <text:p>Pankaj K. Agarwal</text:p>
          </table:table-cell>
          <table:table-cell office:value-type="string">
            <text:p>Deng Cai</text:p>
          </table:table-cell>
          <table:table-cell office:value-type="string">
            <text:p>Amr El Abbadi</text:p>
          </table:table-cell>
        </table:table-row>
        <table:table-row table:style-name="ro2">
          <table:table-cell table:number-columns-repeated="2"/>
          <table:table-cell office:value-type="string">
            <text:p>Takeo Igarashi</text:p>
          </table:table-cell>
          <table:table-cell office:value-type="string">
            <text:p>Gian Pietro Picco</text:p>
          </table:table-cell>
          <table:table-cell office:value-type="string">
            <text:p>Kaizhong Zhang</text:p>
          </table:table-cell>
          <table:table-cell office:value-type="string">
            <text:p>J. Gregory Morrisett</text:p>
          </table:table-cell>
          <table:table-cell office:value-type="string">
            <text:p>Imrich Chlamtac</text:p>
          </table:table-cell>
          <table:table-cell office:value-type="string">
            <text:p>Tomasz Imielinski</text:p>
          </table:table-cell>
          <table:table-cell office:value-type="string">
            <text:p>Arjen P. de Vries</text:p>
          </table:table-cell>
          <table:table-cell office:value-type="string">
            <text:p>Dong Xin</text:p>
          </table:table-cell>
        </table:table-row>
        <table:table-row table:style-name="ro2">
          <table:table-cell table:number-columns-repeated="2"/>
          <table:table-cell office:value-type="string">
            <text:p>Matthew Chalmers</text:p>
          </table:table-cell>
          <table:table-cell office:value-type="string">
            <text:p>Bran Selic</text:p>
          </table:table-cell>
          <table:table-cell office:value-type="string">
            <text:p>George Forman</text:p>
          </table:table-cell>
          <table:table-cell office:value-type="string">
            <text:p>Hongseok Yang</text:p>
          </table:table-cell>
          <table:table-cell office:value-type="string">
            <text:p>Sue B. Moon</text:p>
          </table:table-cell>
          <table:table-cell office:value-type="string">
            <text:p>Paul E. Debevec</text:p>
          </table:table-cell>
          <table:table-cell office:value-type="string">
            <text:p>Marti A. Hearst</text:p>
          </table:table-cell>
          <table:table-cell office:value-type="string">
            <text:p>Alfons Kemper</text:p>
          </table:table-cell>
        </table:table-row>
        <table:table-row table:style-name="ro2">
          <table:table-cell table:number-columns-repeated="2"/>
          <table:table-cell office:value-type="string">
            <text:p>Julia Hirschberg</text:p>
          </table:table-cell>
          <table:table-cell office:value-type="string">
            <text:p>Mira Mezini</text:p>
          </table:table-cell>
          <table:table-cell office:value-type="string">
            <text:p>Jie Wu</text:p>
          </table:table-cell>
          <table:table-cell office:value-type="string">
            <text:p>Rajeev Alur</text:p>
          </table:table-cell>
          <table:table-cell office:value-type="string">
            <text:p>John W. Lockwood</text:p>
          </table:table-cell>
          <table:table-cell office:value-type="string">
            <text:p>Greg Nelson</text:p>
          </table:table-cell>
          <table:table-cell office:value-type="string">
            <text:p>Victor Lavrenko</text:p>
          </table:table-cell>
          <table:table-cell office:value-type="string">
            <text:p>Alin Deutsch</text:p>
          </table:table-cell>
        </table:table-row>
        <table:table-row table:style-name="ro2">
          <table:table-cell table:number-columns-repeated="2"/>
          <table:table-cell office:value-type="string">
            <text:p>Ed H. Chi</text:p>
          </table:table-cell>
          <table:table-cell office:value-type="string">
            <text:p>Volker Gruhn</text:p>
          </table:table-cell>
          <table:table-cell office:value-type="string">
            <text:p>Theodore Johnson</text:p>
          </table:table-cell>
          <table:table-cell office:value-type="string">
            <text:p>Aravind K. Joshi</text:p>
          </table:table-cell>
          <table:table-cell office:value-type="string">
            <text:p>Pablo Rodriguez</text:p>
          </table:table-cell>
          <table:table-cell office:value-type="string">
            <text:p>Kwan-Liu Ma</text:p>
          </table:table-cell>
          <table:table-cell office:value-type="string">
            <text:p>Xin Liu</text:p>
          </table:table-cell>
          <table:table-cell office:value-type="string">
            <text:p>Magdalena Balazinska</text:p>
          </table:table-cell>
        </table:table-row>
        <table:table-row table:style-name="ro2">
          <table:table-cell table:number-columns-repeated="2"/>
          <table:table-cell office:value-type="string">
            <text:p>Daniel S. Weld</text:p>
          </table:table-cell>
          <table:table-cell office:value-type="string">
            <text:p>Holger Giese</text:p>
          </table:table-cell>
          <table:table-cell office:value-type="string">
            <text:p>Vanja Josifovski</text:p>
          </table:table-cell>
          <table:table-cell office:value-type="string">
            <text:p>Chen Ding</text:p>
          </table:table-cell>
          <table:table-cell office:value-type="string">
            <text:p>Peter Druschel</text:p>
          </table:table-cell>
          <table:table-cell office:value-type="string">
            <text:p>Nobuji Tetsutani</text:p>
          </table:table-cell>
          <table:table-cell office:value-type="string">
            <text:p>Shmuel T. Klein</text:p>
          </table:table-cell>
          <table:table-cell office:value-type="string">
            <text:p>Luis Gravano</text:p>
          </table:table-cell>
        </table:table-row>
        <table:table-row table:style-name="ro2">
          <table:table-cell table:number-columns-repeated="2"/>
          <table:table-cell office:value-type="string">
            <text:p>David S. Kirk</text:p>
          </table:table-cell>
          <table:table-cell office:value-type="string">
            <text:p>Sarfraz Khurshid</text:p>
          </table:table-cell>
          <table:table-cell office:value-type="string">
            <text:p>Pat Hanrahan</text:p>
          </table:table-cell>
          <table:table-cell office:value-type="string">
            <text:p>Kim Marriott</text:p>
          </table:table-cell>
          <table:table-cell office:value-type="string">
            <text:p>Yu-Chee Tseng</text:p>
          </table:table-cell>
          <table:table-cell office:value-type="string">
            <text:p>James D. Foley</text:p>
          </table:table-cell>
          <table:table-cell office:value-type="string">
            <text:p>David D. Lewis</text:p>
          </table:table-cell>
          <table:table-cell office:value-type="string">
            <text:p>Sharad Mehrotra</text:p>
          </table:table-cell>
        </table:table-row>
        <table:table-row table:style-name="ro2">
          <table:table-cell table:number-columns-repeated="2"/>
          <table:table-cell office:value-type="string">
            <text:p>Hideaki Kuzuoka</text:p>
          </table:table-cell>
          <table:table-cell office:value-type="string">
            <text:p>Neil A. M. Maiden</text:p>
          </table:table-cell>
          <table:table-cell office:value-type="string">
            <text:p>Deepak Agarwal</text:p>
          </table:table-cell>
          <table:table-cell office:value-type="string">
            <text:p>Martin Hofmann</text:p>
          </table:table-cell>
          <table:table-cell office:value-type="string">
            <text:p>Bernhard Plattner</text:p>
          </table:table-cell>
          <table:table-cell office:value-type="string">
            <text:p>John P. Lewis</text:p>
          </table:table-cell>
          <table:table-cell office:value-type="string">
            <text:p>John D. Lafferty</text:p>
          </table:table-cell>
          <table:table-cell office:value-type="string">
            <text:p>Charu C. Aggarwal</text:p>
          </table:table-cell>
        </table:table-row>
        <table:table-row table:style-name="ro2">
          <table:table-cell table:number-columns-repeated="2"/>
          <table:table-cell office:value-type="string">
            <text:p>Victoria Bellotti*</text:p>
          </table:table-cell>
          <table:table-cell office:value-type="string">
            <text:p>Harold Ossher</text:p>
          </table:table-cell>
          <table:table-cell office:value-type="string">
            <text:p>Bamshad Mobasher</text:p>
          </table:table-cell>
          <table:table-cell office:value-type="string">
            <text:p>Carl A. Gunter</text:p>
          </table:table-cell>
          <table:table-cell office:value-type="string">
            <text:p>Xin Liu</text:p>
          </table:table-cell>
          <table:table-cell office:value-type="string">
            <text:p>Marie-Paule Cani</text:p>
          </table:table-cell>
          <table:table-cell office:value-type="string">
            <text:p>Gui-Rong Xue</text:p>
          </table:table-cell>
          <table:table-cell office:value-type="string">
            <text:p>Stanley Y. W. Su</text:p>
          </table:table-cell>
        </table:table-row>
        <table:table-row table:style-name="ro2">
          <table:table-cell table:number-columns-repeated="2"/>
          <table:table-cell office:value-type="string">
            <text:p>Meredith Ringel Morris</text:p>
          </table:table-cell>
          <table:table-cell office:value-type="string">
            <text:p>Ali Mili</text:p>
          </table:table-cell>
          <table:table-cell office:value-type="string">
            <text:p>Xiaodong Zhang</text:p>
          </table:table-cell>
          <table:table-cell office:value-type="string">
            <text:p>Steve Zdancewic</text:p>
          </table:table-cell>
          <table:table-cell office:value-type="string">
            <text:p>Marco Ajmone Marsan</text:p>
          </table:table-cell>
          <table:table-cell office:value-type="string">
            <text:p>Ross T. Whitaker</text:p>
          </table:table-cell>
          <table:table-cell office:value-type="string">
            <text:p>Ralf Schenkel</text:p>
          </table:table-cell>
          <table:table-cell office:value-type="string">
            <text:p>Jayavel Shanmugasundaram</text:p>
          </table:table-cell>
        </table:table-row>
        <table:table-row table:style-name="ro2">
          <table:table-cell table:number-columns-repeated="2"/>
          <table:table-cell office:value-type="string">
            <text:p>Phoebe Sengers</text:p>
          </table:table-cell>
          <table:table-cell office:value-type="string">
            <text:p>Pearl Brereton</text:p>
          </table:table-cell>
          <table:table-cell office:value-type="string">
            <text:p>Tok Wang Ling</text:p>
          </table:table-cell>
          <table:table-cell office:value-type="string">
            <text:p>Francesco Zappa Nardelli</text:p>
          </table:table-cell>
          <table:table-cell office:value-type="string">
            <text:p>Paul Barford</text:p>
          </table:table-cell>
          <table:table-cell office:value-type="string">
            <text:p>Zhengyou Zhang</text:p>
          </table:table-cell>
          <table:table-cell office:value-type="string">
            <text:p>Jun Xu</text:p>
          </table:table-cell>
          <table:table-cell office:value-type="string">
            <text:p>Michael Hammer</text:p>
          </table:table-cell>
        </table:table-row>
        <table:table-row table:style-name="ro2">
          <table:table-cell table:number-columns-repeated="2"/>
          <table:table-cell office:value-type="string">
            <text:p>Gillian R. Hayes</text:p>
          </table:table-cell>
          <table:table-cell office:value-type="string">
            <text:p>Václav Rajlich</text:p>
          </table:table-cell>
          <table:table-cell office:value-type="string">
            <text:p>John A. Stankovic</text:p>
          </table:table-cell>
          <table:table-cell office:value-type="string">
            <text:p>Nobuko Yoshida</text:p>
          </table:table-cell>
          <table:table-cell office:value-type="string">
            <text:p>Emin Gün Sirer</text:p>
          </table:table-cell>
          <table:table-cell office:value-type="string">
            <text:p>Ken-ichi Anjyo</text:p>
          </table:table-cell>
          <table:table-cell office:value-type="string">
            <text:p>Jaap Kamps</text:p>
          </table:table-cell>
          <table:table-cell office:value-type="string">
            <text:p>Utkarsh Srivastava</text:p>
          </table:table-cell>
        </table:table-row>
        <table:table-row table:style-name="ro2">
          <table:table-cell table:number-columns-repeated="2"/>
          <table:table-cell office:value-type="string">
            <text:p>Chris North</text:p>
          </table:table-cell>
          <table:table-cell office:value-type="string">
            <text:p>Michael Wooldridge</text:p>
          </table:table-cell>
          <table:table-cell office:value-type="string">
            <text:p>Ruoming Jin</text:p>
          </table:table-cell>
          <table:table-cell office:value-type="string">
            <text:p>Kohei Honda</text:p>
          </table:table-cell>
          <table:table-cell office:value-type="string">
            <text:p>Brighten Godfrey</text:p>
          </table:table-cell>
          <table:table-cell office:value-type="string">
            <text:p>Rakesh Kumar</text:p>
          </table:table-cell>
          <table:table-cell office:value-type="string">
            <text:p>Chris H. Q. Ding</text:p>
          </table:table-cell>
          <table:table-cell office:value-type="string">
            <text:p>Weiyi Meng</text:p>
          </table:table-cell>
        </table:table-row>
        <table:table-row table:style-name="ro2">
          <table:table-cell table:number-columns-repeated="2"/>
          <table:table-cell office:value-type="string">
            <text:p>Lorrie Faith Cranor</text:p>
          </table:table-cell>
          <table:table-cell office:value-type="string">
            <text:p>Bill Curtis</text:p>
          </table:table-cell>
          <table:table-cell office:value-type="string">
            <text:p>Dong Xin</text:p>
          </table:table-cell>
          <table:table-cell office:value-type="string">
            <text:p>Sorin Lerner</text:p>
          </table:table-cell>
          <table:table-cell office:value-type="string">
            <text:p>Alejandro P. Buchmann</text:p>
          </table:table-cell>
          <table:table-cell office:value-type="string">
            <text:p>Richard H. Bartels</text:p>
          </table:table-cell>
          <table:table-cell office:value-type="string">
            <text:p>Hugo Zaragoza</text:p>
          </table:table-cell>
          <table:table-cell office:value-type="string">
            <text:p>Xiaokui Xiao</text:p>
          </table:table-cell>
        </table:table-row>
        <table:table-row table:style-name="ro2">
          <table:table-cell table:number-columns-repeated="2"/>
          <table:table-cell office:value-type="string">
            <text:p>Mor Naaman</text:p>
          </table:table-cell>
          <table:table-cell office:value-type="string">
            <text:p>Yannis Smaragdakis</text:p>
          </table:table-cell>
          <table:table-cell office:value-type="string">
            <text:p>Dhabaleswar K. Panda</text:p>
          </table:table-cell>
          <table:table-cell office:value-type="string">
            <text:p>Flemming Nielson</text:p>
          </table:table-cell>
          <table:table-cell office:value-type="string">
            <text:p>Lakshminarayanan Subramanian</text:p>
          </table:table-cell>
          <table:table-cell office:value-type="string">
            <text:p>Markku Tamminen</text:p>
          </table:table-cell>
          <table:table-cell office:value-type="string">
            <text:p>Wang-Chien Lee</text:p>
          </table:table-cell>
          <table:table-cell office:value-type="string">
            <text:p>Raghav Kaushik</text:p>
          </table:table-cell>
        </table:table-row>
        <table:table-row table:style-name="ro2">
          <table:table-cell table:number-columns-repeated="2"/>
          <table:table-cell office:value-type="string">
            <text:p>Roderick Murray-Smith</text:p>
          </table:table-cell>
          <table:table-cell office:value-type="string">
            <text:p>Stan Jarzabek</text:p>
          </table:table-cell>
          <table:table-cell office:value-type="string">
            <text:p>Kevin Chen-Chuan Chang</text:p>
          </table:table-cell>
          <table:table-cell office:value-type="string">
            <text:p>Jens Palsberg</text:p>
          </table:table-cell>
          <table:table-cell office:value-type="string">
            <text:p>Nikolaos Laoutaris</text:p>
          </table:table-cell>
          <table:table-cell office:value-type="string">
            <text:p>Harpreet S. Sawhney</text:p>
          </table:table-cell>
          <table:table-cell office:value-type="string">
            <text:p>Weiguo Fan</text:p>
          </table:table-cell>
          <table:table-cell office:value-type="string">
            <text:p>Daniel A. Keim</text:p>
          </table:table-cell>
        </table:table-row>
        <table:table-row table:style-name="ro2">
          <table:table-cell table:number-columns-repeated="2"/>
          <table:table-cell office:value-type="string">
            <text:p>Khai N. Truong</text:p>
          </table:table-cell>
          <table:table-cell office:value-type="string">
            <text:p>Gregory D. Abowd</text:p>
          </table:table-cell>
          <table:table-cell office:value-type="string">
            <text:p>Christos H. Papadimitriou</text:p>
          </table:table-cell>
          <table:table-cell office:value-type="string">
            <text:p>Nevin Heintze</text:p>
          </table:table-cell>
          <table:table-cell office:value-type="string">
            <text:p>Kurt Maly</text:p>
          </table:table-cell>
          <table:table-cell office:value-type="string">
            <text:p>Michiel van de Panne</text:p>
          </table:table-cell>
          <table:table-cell office:value-type="string">
            <text:p>Silviu Cucerzan</text:p>
          </table:table-cell>
          <table:table-cell office:value-type="string">
            <text:p>Jun Yang 0001</text:p>
          </table:table-cell>
        </table:table-row>
        <table:table-row table:style-name="ro2">
          <table:table-cell table:number-columns-repeated="2"/>
          <table:table-cell office:value-type="string">
            <text:p>Dan Morris</text:p>
          </table:table-cell>
          <table:table-cell office:value-type="string">
            <text:p>C. A. R. Hoare</text:p>
          </table:table-cell>
          <table:table-cell office:value-type="string">
            <text:p>Deepayan Chakrabarti</text:p>
          </table:table-cell>
          <table:table-cell office:value-type="string">
            <text:p>Karl Crary</text:p>
          </table:table-cell>
          <table:table-cell office:value-type="string">
            <text:p>Roch Guérin</text:p>
          </table:table-cell>
          <table:table-cell office:value-type="string">
            <text:p>David Baraff</text:p>
          </table:table-cell>
          <table:table-cell office:value-type="string">
            <text:p>Krithi Ramamritham</text:p>
          </table:table-cell>
          <table:table-cell office:value-type="string">
            <text:p>Scott Shenker</text:p>
          </table:table-cell>
        </table:table-row>
        <table:table-row table:style-name="ro2">
          <table:table-cell table:number-columns-repeated="2"/>
          <table:table-cell office:value-type="string">
            <text:p>Ronald Baecker*</text:p>
          </table:table-cell>
          <table:table-cell office:value-type="string">
            <text:p>Jonathan I. Maletic</text:p>
          </table:table-cell>
          <table:table-cell office:value-type="string">
            <text:p>Rajeev Rastogi</text:p>
          </table:table-cell>
          <table:table-cell office:value-type="string">
            <text:p>Viktor Kuncak</text:p>
          </table:table-cell>
          <table:table-cell office:value-type="string">
            <text:p>Hao Wang</text:p>
          </table:table-cell>
          <table:table-cell office:value-type="string">
            <text:p>Theodosios Pavlidis</text:p>
          </table:table-cell>
          <table:table-cell office:value-type="string">
            <text:p>Hsin-Hsi Chen</text:p>
          </table:table-cell>
          <table:table-cell office:value-type="string">
            <text:p>Min Wang</text:p>
          </table:table-cell>
        </table:table-row>
        <table:table-row table:style-name="ro2">
          <table:table-cell table:number-columns-repeated="2"/>
          <table:table-cell office:value-type="string">
            <text:p>Michael K. Reiter</text:p>
          </table:table-cell>
          <table:table-cell office:value-type="string">
            <text:p>Kokichi Futatsugi</text:p>
          </table:table-cell>
          <table:table-cell office:value-type="string">
            <text:p>Ivan Bratko</text:p>
          </table:table-cell>
          <table:table-cell office:value-type="string">
            <text:p>Umut A. Acar</text:p>
          </table:table-cell>
          <table:table-cell office:value-type="string">
            <text:p>Gregory R. Ganger</text:p>
          </table:table-cell>
          <table:table-cell office:value-type="string">
            <text:p>Oussama Khatib</text:p>
          </table:table-cell>
          <table:table-cell office:value-type="string">
            <text:p>Heikki Mannila</text:p>
          </table:table-cell>
          <table:table-cell office:value-type="string">
            <text:p>Bernhard Seeger</text:p>
          </table:table-cell>
        </table:table-row>
        <table:table-row table:style-name="ro2">
          <table:table-cell table:number-columns-repeated="2"/>
          <table:table-cell office:value-type="string">
            <text:p>Dan Cosley</text:p>
          </table:table-cell>
          <table:table-cell office:value-type="string">
            <text:p>Rebecca E. Grinter</text:p>
          </table:table-cell>
          <table:table-cell office:value-type="string">
            <text:p>Johannes Gehrke</text:p>
          </table:table-cell>
          <table:table-cell office:value-type="string">
            <text:p>David Sands</text:p>
          </table:table-cell>
          <table:table-cell office:value-type="string">
            <text:p>Jinyang Li</text:p>
          </table:table-cell>
          <table:table-cell office:value-type="string">
            <text:p>Gary Bishop</text:p>
          </table:table-cell>
          <table:table-cell office:value-type="string">
            <text:p>Yi Liu</text:p>
          </table:table-cell>
          <table:table-cell office:value-type="string">
            <text:p>Susan B. Davidson</text:p>
          </table:table-cell>
        </table:table-row>
        <table:table-row table:style-name="ro2">
          <table:table-cell table:number-columns-repeated="2"/>
          <table:table-cell office:value-type="string">
            <text:p>Jean-Daniel Fekete</text:p>
          </table:table-cell>
          <table:table-cell office:value-type="string">
            <text:p>Ying Zhang</text:p>
          </table:table-cell>
          <table:table-cell office:value-type="string">
            <text:p>Surajit Chaudhuri</text:p>
          </table:table-cell>
          <table:table-cell office:value-type="string">
            <text:p>Patrice Godefroid</text:p>
          </table:table-cell>
          <table:table-cell office:value-type="string">
            <text:p>Edith Cohen</text:p>
          </table:table-cell>
          <table:table-cell office:value-type="string">
            <text:p>Norman P. Jouppi</text:p>
          </table:table-cell>
          <table:table-cell office:value-type="string">
            <text:p>Ralph M. Weischedel</text:p>
          </table:table-cell>
          <table:table-cell office:value-type="string">
            <text:p>Jeffrey Xu Yu</text:p>
          </table:table-cell>
        </table:table-row>
        <table:table-row table:style-name="ro2">
          <table:table-cell table:number-columns-repeated="2"/>
          <table:table-cell office:value-type="string">
            <text:p>Albrecht Schmidt</text:p>
          </table:table-cell>
          <table:table-cell office:value-type="string">
            <text:p>Kathryn S. McKinley</text:p>
          </table:table-cell>
          <table:table-cell office:value-type="string">
            <text:p>Robert L. Grossman</text:p>
          </table:table-cell>
          <table:table-cell office:value-type="string">
            <text:p>Larry Carter</text:p>
          </table:table-cell>
          <table:table-cell office:value-type="string">
            <text:p>Jitendra Padhye</text:p>
          </table:table-cell>
          <table:table-cell office:value-type="string">
            <text:p>Zvonko G. Vranesic</text:p>
          </table:table-cell>
          <table:table-cell office:value-type="string">
            <text:p>Hans-Jörg Schek</text:p>
          </table:table-cell>
          <table:table-cell office:value-type="string">
            <text:p>K. Selçuk Candan</text:p>
          </table:table-cell>
        </table:table-row>
        <table:table-row table:style-name="ro2">
          <table:table-cell table:number-columns-repeated="2"/>
          <table:table-cell office:value-type="string">
            <text:p>Mel Slater</text:p>
          </table:table-cell>
          <table:table-cell office:value-type="string">
            <text:p>Alexander Egyed</text:p>
          </table:table-cell>
          <table:table-cell office:value-type="string">
            <text:p>Jitendra Malik</text:p>
          </table:table-cell>
          <table:table-cell office:value-type="string">
            <text:p>Rajiv Gupta</text:p>
          </table:table-cell>
          <table:table-cell office:value-type="string">
            <text:p>Carey L. Williamson</text:p>
          </table:table-cell>
          <table:table-cell office:value-type="string">
            <text:p>Henry Lieberman</text:p>
          </table:table-cell>
          <table:table-cell office:value-type="string">
            <text:p>Julia Hirschberg</text:p>
          </table:table-cell>
          <table:table-cell office:value-type="string">
            <text:p>Anastassia Ailamaki</text:p>
          </table:table-cell>
        </table:table-row>
        <table:table-row table:style-name="ro2">
          <table:table-cell table:number-columns-repeated="2"/>
          <table:table-cell office:value-type="string">
            <text:p>Eytan Adar</text:p>
          </table:table-cell>
          <table:table-cell office:value-type="string">
            <text:p>John Riedl</text:p>
          </table:table-cell>
          <table:table-cell office:value-type="string">
            <text:p>Stefan Savage</text:p>
          </table:table-cell>
          <table:table-cell office:value-type="string">
            <text:p>Ahmed Bouajjani</text:p>
          </table:table-cell>
          <table:table-cell office:value-type="string">
            <text:p>Venkata N. Padmanabhan</text:p>
          </table:table-cell>
          <table:table-cell office:value-type="string">
            <text:p>Joe D. Warren</text:p>
          </table:table-cell>
          <table:table-cell office:value-type="string">
            <text:p>Jiajun Bu</text:p>
          </table:table-cell>
          <table:table-cell office:value-type="string">
            <text:p>Wei Wang 0011</text:p>
          </table:table-cell>
        </table:table-row>
        <table:table-row table:style-name="ro2">
          <table:table-cell table:number-columns-repeated="2"/>
          <table:table-cell office:value-type="string">
            <text:p>Chris Harrison</text:p>
          </table:table-cell>
          <table:table-cell office:value-type="string">
            <text:p>Jiasu Sun</text:p>
          </table:table-cell>
          <table:table-cell office:value-type="string">
            <text:p>David Harel</text:p>
          </table:table-cell>
          <table:table-cell office:value-type="string">
            <text:p>Mary Lou Soffa</text:p>
          </table:table-cell>
          <table:table-cell office:value-type="string">
            <text:p>K. K. Ramakrishnan</text:p>
          </table:table-cell>
          <table:table-cell office:value-type="string">
            <text:p>Luca Cardelli</text:p>
          </table:table-cell>
          <table:table-cell office:value-type="string">
            <text:p>Fernando Díaz</text:p>
          </table:table-cell>
          <table:table-cell office:value-type="string">
            <text:p>Calton Pu</text:p>
          </table:table-cell>
        </table:table-row>
        <table:table-row table:style-name="ro2">
          <table:table-cell table:number-columns-repeated="2"/>
          <table:table-cell office:value-type="string">
            <text:p>Shahram Izadi</text:p>
          </table:table-cell>
          <table:table-cell office:value-type="string">
            <text:p>P. M. Melliar-Smith</text:p>
          </table:table-cell>
          <table:table-cell office:value-type="string">
            <text:p>Jing Gao</text:p>
          </table:table-cell>
          <table:table-cell office:value-type="string">
            <text:p>Kim B. Bruce</text:p>
          </table:table-cell>
          <table:table-cell office:value-type="string">
            <text:p>Martín Abadi</text:p>
          </table:table-cell>
          <table:table-cell office:value-type="string">
            <text:p>Michael Werman</text:p>
          </table:table-cell>
          <table:table-cell office:value-type="string">
            <text:p>Lotfi A. Zadeh</text:p>
          </table:table-cell>
          <table:table-cell office:value-type="string">
            <text:p>Richard Hull</text:p>
          </table:table-cell>
        </table:table-row>
        <table:table-row table:style-name="ro2">
          <table:table-cell table:number-columns-repeated="2"/>
          <table:table-cell office:value-type="string">
            <text:p>Alex Waibel</text:p>
          </table:table-cell>
          <table:table-cell office:value-type="string">
            <text:p>Raymond Reiter</text:p>
          </table:table-cell>
          <table:table-cell office:value-type="string">
            <text:p>Nick Koudas</text:p>
          </table:table-cell>
          <table:table-cell office:value-type="string">
            <text:p>Robert Cartwright</text:p>
          </table:table-cell>
          <table:table-cell/>
          <table:table-cell office:value-type="string">
            <text:p>Doug L. James</text:p>
          </table:table-cell>
          <table:table-cell office:value-type="string">
            <text:p>Jaime Teevan</text:p>
          </table:table-cell>
          <table:table-cell office:value-type="string">
            <text:p>David E. Culler</text:p>
          </table:table-cell>
        </table:table-row>
        <table:table-row table:style-name="ro2">
          <table:table-cell table:number-columns-repeated="2"/>
          <table:table-cell office:value-type="string">
            <text:p>Daniel P. Siewiorek</text:p>
          </table:table-cell>
          <table:table-cell office:value-type="string">
            <text:p>Khaled El Emam</text:p>
          </table:table-cell>
          <table:table-cell office:value-type="string">
            <text:p>Divesh Srivastava</text:p>
          </table:table-cell>
          <table:table-cell office:value-type="string">
            <text:p>Gordon D. Plotkin*</text:p>
          </table:table-cell>
          <table:table-cell/>
          <table:table-cell office:value-type="string">
            <text:p>David J. Kriegman</text:p>
          </table:table-cell>
          <table:table-cell office:value-type="string">
            <text:p>Ee-Peng Lim</text:p>
          </table:table-cell>
          <table:table-cell office:value-type="string">
            <text:p>Moshe Y. Vardi*</text:p>
          </table:table-cell>
        </table:table-row>
        <table:table-row table:style-name="ro2">
          <table:table-cell table:number-columns-repeated="2"/>
          <table:table-cell office:value-type="string">
            <text:p>Alistair G. Sutcliffe</text:p>
          </table:table-cell>
          <table:table-cell office:value-type="string">
            <text:p>John T. Stasko</text:p>
          </table:table-cell>
          <table:table-cell office:value-type="string">
            <text:p>Clement T. Yu</text:p>
          </table:table-cell>
          <table:table-cell office:value-type="string">
            <text:p>Daniel Wagner</text:p>
          </table:table-cell>
          <table:table-cell/>
          <table:table-cell office:value-type="string">
            <text:p>Karol Myszkowski</text:p>
          </table:table-cell>
          <table:table-cell office:value-type="string">
            <text:p>Richard R. Muntz</text:p>
          </table:table-cell>
          <table:table-cell office:value-type="string">
            <text:p>Ke Yi</text:p>
          </table:table-cell>
        </table:table-row>
        <table:table-row table:style-name="ro2">
          <table:table-cell table:number-columns-repeated="2"/>
          <table:table-cell office:value-type="string">
            <text:p>Chris Schmandt*</text:p>
          </table:table-cell>
          <table:table-cell office:value-type="string">
            <text:p>Yvan Labiche</text:p>
          </table:table-cell>
          <table:table-cell office:value-type="string">
            <text:p>Jun Zhu</text:p>
          </table:table-cell>
          <table:table-cell office:value-type="string">
            <text:p>Ralph E. Griswold</text:p>
          </table:table-cell>
          <table:table-cell/>
          <table:table-cell office:value-type="string">
            <text:p>Ronald Fedkiw</text:p>
          </table:table-cell>
          <table:table-cell office:value-type="string">
            <text:p>Evgeniy Gabrilovich</text:p>
          </table:table-cell>
          <table:table-cell office:value-type="string">
            <text:p>Ling Liu</text:p>
          </table:table-cell>
        </table:table-row>
        <table:table-row table:style-name="ro2">
          <table:table-cell table:number-columns-repeated="2"/>
          <table:table-cell office:value-type="string">
            <text:p>Ian E. Smith</text:p>
          </table:table-cell>
          <table:table-cell office:value-type="string">
            <text:p>Insup Lee</text:p>
          </table:table-cell>
          <table:table-cell office:value-type="string">
            <text:p>Rajeev Motwani</text:p>
          </table:table-cell>
          <table:table-cell office:value-type="string">
            <text:p>Yannis Smaragdakis</text:p>
          </table:table-cell>
          <table:table-cell/>
          <table:table-cell office:value-type="string">
            <text:p>Elaine Cohen</text:p>
          </table:table-cell>
          <table:table-cell office:value-type="string">
            <text:p>Ming Zhou</text:p>
          </table:table-cell>
          <table:table-cell office:value-type="string">
            <text:p>Zhen Zhang</text:p>
          </table:table-cell>
        </table:table-row>
        <table:table-row table:style-name="ro2">
          <table:table-cell table:number-columns-repeated="2"/>
          <table:table-cell office:value-type="string">
            <text:p>Jaime Teevan</text:p>
          </table:table-cell>
          <table:table-cell office:value-type="string">
            <text:p>Andy Podgurski</text:p>
          </table:table-cell>
          <table:table-cell office:value-type="string">
            <text:p>Charles X. Ling</text:p>
          </table:table-cell>
          <table:table-cell office:value-type="string">
            <text:p>Hanne Riis Nielson</text:p>
          </table:table-cell>
          <table:table-cell/>
          <table:table-cell office:value-type="string">
            <text:p>Elisa Bertino</text:p>
          </table:table-cell>
          <table:table-cell office:value-type="string">
            <text:p>Vibhu O. Mittal</text:p>
          </table:table-cell>
          <table:table-cell office:value-type="string">
            <text:p>Richard T. Snodgrass</text:p>
          </table:table-cell>
        </table:table-row>
        <table:table-row table:style-name="ro2">
          <table:table-cell table:number-columns-repeated="2"/>
          <table:table-cell office:value-type="string">
            <text:p>Ed Huai-hsin Chi</text:p>
          </table:table-cell>
          <table:table-cell office:value-type="string">
            <text:p>Rachid Guerraoui</text:p>
          </table:table-cell>
          <table:table-cell office:value-type="string">
            <text:p>Richard M. Karp</text:p>
          </table:table-cell>
          <table:table-cell office:value-type="string">
            <text:p>Naoki Kobayashi</text:p>
          </table:table-cell>
          <table:table-cell/>
          <table:table-cell office:value-type="string">
            <text:p>Szymon Rusinkiewicz</text:p>
          </table:table-cell>
          <table:table-cell office:value-type="string">
            <text:p>Kenneth Y. Goldberg</text:p>
          </table:table-cell>
          <table:table-cell office:value-type="string">
            <text:p>Mohamed F. Mokbel</text:p>
          </table:table-cell>
        </table:table-row>
        <table:table-row table:style-name="ro2">
          <table:table-cell table:number-columns-repeated="2"/>
          <table:table-cell office:value-type="string">
            <text:p>Tessa A. Lau</text:p>
          </table:table-cell>
          <table:table-cell office:value-type="string">
            <text:p>Koushik Sen</text:p>
          </table:table-cell>
          <table:table-cell office:value-type="string">
            <text:p>Sunita Sarawagi</text:p>
          </table:table-cell>
          <table:table-cell office:value-type="string">
            <text:p>Kathleen Fisher</text:p>
          </table:table-cell>
          <table:table-cell/>
          <table:table-cell office:value-type="string">
            <text:p>William T. Reeves</text:p>
          </table:table-cell>
          <table:table-cell office:value-type="string">
            <text:p>Moshe Mor</text:p>
          </table:table-cell>
          <table:table-cell office:value-type="string">
            <text:p>Wei-Ying Ma</text:p>
          </table:table-cell>
        </table:table-row>
        <table:table-row table:style-name="ro2">
          <table:table-cell table:number-columns-repeated="2"/>
          <table:table-cell office:value-type="string">
            <text:p>Olivier Chapuis</text:p>
          </table:table-cell>
          <table:table-cell office:value-type="string">
            <text:p>Qiang Yang</text:p>
          </table:table-cell>
          <table:table-cell office:value-type="string">
            <text:p>Nikos Mamoulis</text:p>
          </table:table-cell>
          <table:table-cell office:value-type="string">
            <text:p>Orna Grumberg</text:p>
          </table:table-cell>
          <table:table-cell/>
          <table:table-cell office:value-type="string">
            <text:p>Nelson L. Max</text:p>
          </table:table-cell>
          <table:table-cell office:value-type="string">
            <text:p>David Hawking</text:p>
          </table:table-cell>
          <table:table-cell office:value-type="string">
            <text:p>Ronald Fagin*</text:p>
          </table:table-cell>
        </table:table-row>
        <table:table-row table:style-name="ro2">
          <table:table-cell table:number-columns-repeated="2"/>
          <table:table-cell office:value-type="string">
            <text:p>Mark S. Ackerman*</text:p>
          </table:table-cell>
          <table:table-cell office:value-type="string">
            <text:p>Joseph Sifakis</text:p>
          </table:table-cell>
          <table:table-cell office:value-type="string">
            <text:p>Bo Zhang</text:p>
          </table:table-cell>
          <table:table-cell office:value-type="string">
            <text:p>Jennifer Rexford</text:p>
          </table:table-cell>
          <table:table-cell/>
          <table:table-cell office:value-type="string">
            <text:p>Jan Kautz</text:p>
          </table:table-cell>
          <table:table-cell office:value-type="string">
            <text:p>Zhaohui Zheng</text:p>
          </table:table-cell>
          <table:table-cell office:value-type="string">
            <text:p>Daniela Florescu</text:p>
          </table:table-cell>
        </table:table-row>
        <table:table-row table:style-name="ro2">
          <table:table-cell table:number-columns-repeated="2"/>
          <table:table-cell office:value-type="string">
            <text:p>Michael F. Cohen</text:p>
          </table:table-cell>
          <table:table-cell office:value-type="string">
            <text:p>Alexander L. Wolf</text:p>
          </table:table-cell>
          <table:table-cell office:value-type="string">
            <text:p>Ling Liu</text:p>
          </table:table-cell>
          <table:table-cell office:value-type="string">
            <text:p>Neil D. Jones</text:p>
          </table:table-cell>
          <table:table-cell/>
          <table:table-cell office:value-type="string">
            <text:p>Steve Benford</text:p>
          </table:table-cell>
          <table:table-cell office:value-type="string">
            <text:p>Oren Etzioni</text:p>
          </table:table-cell>
          <table:table-cell office:value-type="string">
            <text:p>Tomasz Imielinski</text:p>
          </table:table-cell>
        </table:table-row>
        <table:table-row table:style-name="ro2">
          <table:table-cell table:number-columns-repeated="2"/>
          <table:table-cell office:value-type="string">
            <text:p>Yves Guiard</text:p>
          </table:table-cell>
          <table:table-cell office:value-type="string">
            <text:p>Gregor Kiczales</text:p>
          </table:table-cell>
          <table:table-cell office:value-type="string">
            <text:p>Daryl Pregibon</text:p>
          </table:table-cell>
          <table:table-cell office:value-type="string">
            <text:p>Laurie J. Hendren</text:p>
          </table:table-cell>
          <table:table-cell/>
          <table:table-cell office:value-type="string">
            <text:p>Turner Whitted*</text:p>
          </table:table-cell>
          <table:table-cell office:value-type="string">
            <text:p>Min-Yen Kan</text:p>
          </table:table-cell>
          <table:table-cell office:value-type="string">
            <text:p>Martin L. Kersten</text:p>
          </table:table-cell>
        </table:table-row>
        <table:table-row table:style-name="ro2">
          <table:table-cell table:number-columns-repeated="2"/>
          <table:table-cell office:value-type="string">
            <text:p>Emmanuel Pietriga</text:p>
          </table:table-cell>
          <table:table-cell office:value-type="string">
            <text:p>Barbara Kitchenham</text:p>
          </table:table-cell>
          <table:table-cell office:value-type="string">
            <text:p>Usama M. Fayyad*</text:p>
          </table:table-cell>
          <table:table-cell office:value-type="string">
            <text:p>Trishul M. Chilimbi</text:p>
          </table:table-cell>
          <table:table-cell/>
          <table:table-cell office:value-type="string">
            <text:p>Mel Slater</text:p>
          </table:table-cell>
          <table:table-cell office:value-type="string">
            <text:p>John M. Carroll</text:p>
          </table:table-cell>
          <table:table-cell office:value-type="string">
            <text:p>W. Bruce Croft</text:p>
          </table:table-cell>
        </table:table-row>
        <table:table-row table:style-name="ro2">
          <table:table-cell table:number-columns-repeated="2"/>
          <table:table-cell office:value-type="string">
            <text:p>William Buxton*</text:p>
          </table:table-cell>
          <table:table-cell office:value-type="string">
            <text:p>Dirk Beyer</text:p>
          </table:table-cell>
          <table:table-cell office:value-type="string">
            <text:p>Ramakrishnan Srikant*</text:p>
          </table:table-cell>
          <table:table-cell office:value-type="string">
            <text:p>Eran Yahav</text:p>
          </table:table-cell>
          <table:table-cell/>
          <table:table-cell office:value-type="string">
            <text:p>Brad A. Myers</text:p>
          </table:table-cell>
          <table:table-cell office:value-type="string">
            <text:p>Emine Yilmaz</text:p>
          </table:table-cell>
          <table:table-cell office:value-type="string">
            <text:p>Ouri Wolfson</text:p>
          </table:table-cell>
        </table:table-row>
        <table:table-row table:style-name="ro2">
          <table:table-cell table:number-columns-repeated="2"/>
          <table:table-cell office:value-type="string">
            <text:p>John T. Stasko</text:p>
          </table:table-cell>
          <table:table-cell office:value-type="string">
            <text:p>Alexander Pretschner</text:p>
          </table:table-cell>
          <table:table-cell office:value-type="string">
            <text:p>Daphne Koller</text:p>
          </table:table-cell>
          <table:table-cell office:value-type="string">
            <text:p>Daniel Jackson</text:p>
          </table:table-cell>
          <table:table-cell/>
          <table:table-cell office:value-type="string">
            <text:p>Douglas E. Zongker</text:p>
          </table:table-cell>
          <table:table-cell office:value-type="string">
            <text:p>Meng Wang</text:p>
          </table:table-cell>
          <table:table-cell office:value-type="string">
            <text:p>Chen Li</text:p>
          </table:table-cell>
        </table:table-row>
        <table:table-row table:style-name="ro2">
          <table:table-cell table:number-columns-repeated="2"/>
          <table:table-cell office:value-type="string">
            <text:p>Dario D. Salvucci</text:p>
          </table:table-cell>
          <table:table-cell office:value-type="string">
            <text:p>Wei-Tek Tsai</text:p>
          </table:table-cell>
          <table:table-cell office:value-type="string">
            <text:p>Hang Li</text:p>
          </table:table-cell>
          <table:table-cell office:value-type="string">
            <text:p>Andrew C. Myers</text:p>
          </table:table-cell>
          <table:table-cell table:number-columns-repeated="2"/>
          <table:table-cell office:value-type="string">
            <text:p>David L. Waltz</text:p>
          </table:table-cell>
          <table:table-cell office:value-type="string">
            <text:p>Richard R. Muntz</text:p>
          </table:table-cell>
        </table:table-row>
        <table:table-row table:style-name="ro2">
          <table:table-cell table:number-columns-repeated="2"/>
          <table:table-cell office:value-type="string">
            <text:p>Karrie Karahalios</text:p>
          </table:table-cell>
          <table:table-cell office:value-type="string">
            <text:p>Yuanyuan Zhou</text:p>
          </table:table-cell>
          <table:table-cell office:value-type="string">
            <text:p>Naonori Ueda</text:p>
          </table:table-cell>
          <table:table-cell office:value-type="string">
            <text:p>John H. Reif</text:p>
          </table:table-cell>
          <table:table-cell table:number-columns-repeated="2"/>
          <table:table-cell office:value-type="string">
            <text:p>Eric C. Jensen</text:p>
          </table:table-cell>
          <table:table-cell office:value-type="string">
            <text:p>Yale N. Patt</text:p>
          </table:table-cell>
        </table:table-row>
        <table:table-row table:style-name="ro2">
          <table:table-cell table:number-columns-repeated="2"/>
          <table:table-cell office:value-type="string">
            <text:p>James D. Hollan*</text:p>
          </table:table-cell>
          <table:table-cell office:value-type="string">
            <text:p>Karl J. Lieberherr</text:p>
          </table:table-cell>
          <table:table-cell office:value-type="string">
            <text:p>Hillol Kargupta</text:p>
          </table:table-cell>
          <table:table-cell office:value-type="string">
            <text:p>Hans-Juergen Boehm</text:p>
          </table:table-cell>
          <table:table-cell table:number-columns-repeated="2"/>
          <table:table-cell office:value-type="string">
            <text:p>Nir Friedman</text:p>
          </table:table-cell>
          <table:table-cell office:value-type="string">
            <text:p>Srinivasan Parthasarathy</text:p>
          </table:table-cell>
        </table:table-row>
        <table:table-row table:style-name="ro2">
          <table:table-cell table:number-columns-repeated="2"/>
          <table:table-cell office:value-type="string">
            <text:p>Geri Gay</text:p>
          </table:table-cell>
          <table:table-cell office:value-type="string">
            <text:p>T. H. Tse</text:p>
          </table:table-cell>
          <table:table-cell office:value-type="string">
            <text:p>Shih-Fu Chang</text:p>
          </table:table-cell>
          <table:table-cell office:value-type="string">
            <text:p>Erez Petrank</text:p>
          </table:table-cell>
          <table:table-cell table:number-columns-repeated="2"/>
          <table:table-cell office:value-type="string">
            <text:p>Peter Müller</text:p>
          </table:table-cell>
          <table:table-cell office:value-type="string">
            <text:p>Shu Lin</text:p>
          </table:table-cell>
        </table:table-row>
        <table:table-row table:style-name="ro2">
          <table:table-cell table:number-columns-repeated="2"/>
          <table:table-cell office:value-type="string">
            <text:p>Leah Findlater</text:p>
          </table:table-cell>
          <table:table-cell office:value-type="string">
            <text:p>Eleni Stroulia</text:p>
          </table:table-cell>
          <table:table-cell office:value-type="string">
            <text:p>Sugato Basu</text:p>
          </table:table-cell>
          <table:table-cell table:number-columns-repeated="3"/>
          <table:table-cell office:value-type="string">
            <text:p>David J. Harper</text:p>
          </table:table-cell>
          <table:table-cell office:value-type="string">
            <text:p>Lucian Popa</text:p>
          </table:table-cell>
        </table:table-row>
        <table:table-row table:style-name="ro2">
          <table:table-cell table:number-columns-repeated="2"/>
          <table:table-cell office:value-type="string">
            <text:p>Sunny Consolvo</text:p>
          </table:table-cell>
          <table:table-cell office:value-type="string">
            <text:p>Hans van Vliet</text:p>
          </table:table-cell>
          <table:table-cell office:value-type="string">
            <text:p>Richard R. Muntz</text:p>
          </table:table-cell>
          <table:table-cell table:number-columns-repeated="3"/>
          <table:table-cell office:value-type="string">
            <text:p>David K. Gifford</text:p>
          </table:table-cell>
          <table:table-cell office:value-type="string">
            <text:p>Brian F. Cooper</text:p>
          </table:table-cell>
        </table:table-row>
        <table:table-row table:style-name="ro2">
          <table:table-cell table:number-columns-repeated="2"/>
          <table:table-cell office:value-type="string">
            <text:p>Kasper Hornbæk</text:p>
          </table:table-cell>
          <table:table-cell office:value-type="string">
            <text:p>Darko Marinov</text:p>
          </table:table-cell>
          <table:table-cell office:value-type="string">
            <text:p>Chih-Jen Lin</text:p>
          </table:table-cell>
          <table:table-cell table:number-columns-repeated="3"/>
          <table:table-cell office:value-type="string">
            <text:p>Karen Sparck Jones*</text:p>
          </table:table-cell>
          <table:table-cell office:value-type="string">
            <text:p>Ravi Kumar</text:p>
          </table:table-cell>
        </table:table-row>
        <table:table-row table:style-name="ro2">
          <table:table-cell table:number-columns-repeated="2"/>
          <table:table-cell office:value-type="string">
            <text:p>Lujo Bauer</text:p>
          </table:table-cell>
          <table:table-cell office:value-type="string">
            <text:p>Thomas Zimmermann</text:p>
          </table:table-cell>
          <table:table-cell office:value-type="string">
            <text:p>Shantanu Godbole</text:p>
          </table:table-cell>
          <table:table-cell table:number-columns-repeated="3"/>
          <table:table-cell office:value-type="string">
            <text:p>Padhraic Smyth</text:p>
          </table:table-cell>
          <table:table-cell office:value-type="string">
            <text:p>Vincent Y. Lum</text:p>
          </table:table-cell>
        </table:table-row>
        <table:table-row table:style-name="ro2">
          <table:table-cell table:number-columns-repeated="2"/>
          <table:table-cell office:value-type="string">
            <text:p>Matt Jones</text:p>
          </table:table-cell>
          <table:table-cell office:value-type="string">
            <text:p>Westley Weimer</text:p>
          </table:table-cell>
          <table:table-cell office:value-type="string">
            <text:p>Lawrence K. Saul</text:p>
          </table:table-cell>
          <table:table-cell table:number-columns-repeated="3"/>
          <table:table-cell office:value-type="string">
            <text:p>R. Manmatha</text:p>
          </table:table-cell>
          <table:table-cell office:value-type="string">
            <text:p>Ben Shneiderman</text:p>
          </table:table-cell>
        </table:table-row>
        <table:table-row table:style-name="ro2">
          <table:table-cell table:number-columns-repeated="2"/>
          <table:table-cell office:value-type="string">
            <text:p>Xiaoou Tang</text:p>
          </table:table-cell>
          <table:table-cell office:value-type="string">
            <text:p>Lawrence G. Votta</text:p>
          </table:table-cell>
          <table:table-cell office:value-type="string">
            <text:p>Raghu Krishnapuram</text:p>
          </table:table-cell>
          <table:table-cell table:number-columns-repeated="3"/>
          <table:table-cell office:value-type="string">
            <text:p>Paul Clough</text:p>
          </table:table-cell>
          <table:table-cell office:value-type="string">
            <text:p>Theodore Johnson</text:p>
          </table:table-cell>
        </table:table-row>
        <table:table-row table:style-name="ro2">
          <table:table-cell table:number-columns-repeated="2"/>
          <table:table-cell office:value-type="string">
            <text:p>Richard H. R. Harper</text:p>
          </table:table-cell>
          <table:table-cell office:value-type="string">
            <text:p>Manuvir Das</text:p>
          </table:table-cell>
          <table:table-cell office:value-type="string">
            <text:p>Xiaohua Hu</text:p>
          </table:table-cell>
          <table:table-cell table:number-columns-repeated="3"/>
          <table:table-cell office:value-type="string">
            <text:p>Thorsten Joachims</text:p>
          </table:table-cell>
          <table:table-cell office:value-type="string">
            <text:p>Juliana Freire</text:p>
          </table:table-cell>
        </table:table-row>
        <table:table-row table:style-name="ro2">
          <table:table-cell table:number-columns-repeated="2"/>
          <table:table-cell office:value-type="string">
            <text:p>Carolyn Penstein Rosé</text:p>
          </table:table-cell>
          <table:table-cell office:value-type="string">
            <text:p>Rudolf K. Keller</text:p>
          </table:table-cell>
          <table:table-cell office:value-type="string">
            <text:p>Philip K. Chan</text:p>
          </table:table-cell>
          <table:table-cell table:number-columns-repeated="3"/>
          <table:table-cell office:value-type="string">
            <text:p>Yorick Wilks</text:p>
          </table:table-cell>
          <table:table-cell office:value-type="string">
            <text:p>Daniel S. Weld</text:p>
          </table:table-cell>
        </table:table-row>
        <table:table-row table:style-name="ro2">
          <table:table-cell table:number-columns-repeated="2"/>
          <table:table-cell office:value-type="string">
            <text:p>Kenneth R. Wood</text:p>
          </table:table-cell>
          <table:table-cell office:value-type="string">
            <text:p>John C. Grundy</text:p>
          </table:table-cell>
          <table:table-cell office:value-type="string">
            <text:p>Boi Faltings</text:p>
          </table:table-cell>
          <table:table-cell table:number-columns-repeated="3"/>
          <table:table-cell office:value-type="string">
            <text:p>Hua-Jun Zeng</text:p>
          </table:table-cell>
          <table:table-cell office:value-type="string">
            <text:p>Timos K. Sellis</text:p>
          </table:table-cell>
        </table:table-row>
        <table:table-row table:style-name="ro2">
          <table:table-cell table:number-columns-repeated="2"/>
          <table:table-cell office:value-type="string">
            <text:p>Hao Jiang</text:p>
          </table:table-cell>
          <table:table-cell office:value-type="string">
            <text:p>Lu Zhang 0023</text:p>
          </table:table-cell>
          <table:table-cell office:value-type="string">
            <text:p>Stefano Lonardi</text:p>
          </table:table-cell>
          <table:table-cell table:number-columns-repeated="3"/>
          <table:table-cell office:value-type="string">
            <text:p>Terry Winograd</text:p>
          </table:table-cell>
          <table:table-cell office:value-type="string">
            <text:p>Xiaofang Zhou</text:p>
          </table:table-cell>
        </table:table-row>
        <table:table-row table:style-name="ro2">
          <table:table-cell table:number-columns-repeated="2"/>
          <table:table-cell office:value-type="string">
            <text:p>Andrew D. Wilson</text:p>
          </table:table-cell>
          <table:table-cell office:value-type="string">
            <text:p>David Evans</text:p>
          </table:table-cell>
          <table:table-cell office:value-type="string">
            <text:p>Jeffrey Xu Yu</text:p>
          </table:table-cell>
          <table:table-cell table:number-columns-repeated="3"/>
          <table:table-cell office:value-type="string">
            <text:p>Heung-Yeung Shum</text:p>
          </table:table-cell>
          <table:table-cell office:value-type="string">
            <text:p>Kyuseok Shim</text:p>
          </table:table-cell>
        </table:table-row>
        <table:table-row table:style-name="ro2">
          <table:table-cell table:number-columns-repeated="2"/>
          <table:table-cell office:value-type="string">
            <text:p>Kori M. Inkpen</text:p>
          </table:table-cell>
          <table:table-cell office:value-type="string">
            <text:p>Martin Erwig</text:p>
          </table:table-cell>
          <table:table-cell office:value-type="string">
            <text:p>Craig A. Knoblock</text:p>
          </table:table-cell>
          <table:table-cell table:number-columns-repeated="3"/>
          <table:table-cell office:value-type="string">
            <text:p>Irwin King</text:p>
          </table:table-cell>
          <table:table-cell office:value-type="string">
            <text:p>George Kollios</text:p>
          </table:table-cell>
        </table:table-row>
        <table:table-row table:style-name="ro2">
          <table:table-cell table:number-columns-repeated="2"/>
          <table:table-cell office:value-type="string">
            <text:p>Allison Woodruff</text:p>
          </table:table-cell>
          <table:table-cell office:value-type="string">
            <text:p>Bashar Nuseibeh</text:p>
          </table:table-cell>
          <table:table-cell office:value-type="string">
            <text:p>Yan Liu 0002</text:p>
          </table:table-cell>
          <table:table-cell table:number-columns-repeated="3"/>
          <table:table-cell office:value-type="string">
            <text:p>Pavel Serdyukov</text:p>
          </table:table-cell>
          <table:table-cell office:value-type="string">
            <text:p>Ruoming Jin</text:p>
          </table:table-cell>
        </table:table-row>
        <table:table-row table:style-name="ro2">
          <table:table-cell table:number-columns-repeated="2"/>
          <table:table-cell office:value-type="string">
            <text:p>Jeremy P. Birnholtz</text:p>
          </table:table-cell>
          <table:table-cell office:value-type="string">
            <text:p>Sven Apel</text:p>
          </table:table-cell>
          <table:table-cell office:value-type="string">
            <text:p>Michael Mitzenmacher</text:p>
          </table:table-cell>
          <table:table-cell table:number-columns-repeated="3"/>
          <table:table-cell office:value-type="string">
            <text:p>Kai Yu</text:p>
          </table:table-cell>
          <table:table-cell office:value-type="string">
            <text:p>Alexander Borgida</text:p>
          </table:table-cell>
        </table:table-row>
        <table:table-row table:style-name="ro2">
          <table:table-cell table:number-columns-repeated="2"/>
          <table:table-cell office:value-type="string">
            <text:p>Bongwon Suh</text:p>
          </table:table-cell>
          <table:table-cell office:value-type="string">
            <text:p>Ian T. Foster</text:p>
          </table:table-cell>
          <table:table-cell office:value-type="string">
            <text:p>H. Vincent Poor</text:p>
          </table:table-cell>
          <table:table-cell table:number-columns-repeated="3"/>
          <table:table-cell office:value-type="string">
            <text:p>Dragomir R. Radev</text:p>
          </table:table-cell>
          <table:table-cell office:value-type="string">
            <text:p>Arnold L. Rosenberg</text:p>
          </table:table-cell>
        </table:table-row>
        <table:table-row table:style-name="ro2">
          <table:table-cell table:number-columns-repeated="2"/>
          <table:table-cell office:value-type="string">
            <text:p>John Zimmerman</text:p>
          </table:table-cell>
          <table:table-cell office:value-type="string">
            <text:p>Hong Yan</text:p>
          </table:table-cell>
          <table:table-cell office:value-type="string">
            <text:p>Rudi Studer</text:p>
          </table:table-cell>
          <table:table-cell table:number-columns-repeated="3"/>
          <table:table-cell office:value-type="string">
            <text:p>Carl Gutwin</text:p>
          </table:table-cell>
          <table:table-cell office:value-type="string">
            <text:p>Feifei Li</text:p>
          </table:table-cell>
        </table:table-row>
        <table:table-row table:style-name="ro2">
          <table:table-cell table:number-columns-repeated="2"/>
          <table:table-cell office:value-type="string">
            <text:p>Ashish Kapoor</text:p>
          </table:table-cell>
          <table:table-cell office:value-type="string">
            <text:p>Bradley R. Schmerl</text:p>
          </table:table-cell>
          <table:table-cell office:value-type="string">
            <text:p>Geoffrey M. Voelker</text:p>
          </table:table-cell>
          <table:table-cell table:number-columns-repeated="3"/>
          <table:table-cell office:value-type="string">
            <text:p>Xian-Sheng Hua</text:p>
          </table:table-cell>
          <table:table-cell office:value-type="string">
            <text:p>Walid G. Aref</text:p>
          </table:table-cell>
        </table:table-row>
        <table:table-row table:style-name="ro2">
          <table:table-cell table:number-columns-repeated="2"/>
          <table:table-cell office:value-type="string">
            <text:p>Sharon L. Oviatt</text:p>
          </table:table-cell>
          <table:table-cell office:value-type="string">
            <text:p>Orit Hazzan</text:p>
          </table:table-cell>
          <table:table-cell office:value-type="string">
            <text:p>Paul E. Stolorz</text:p>
          </table:table-cell>
          <table:table-cell table:number-columns-repeated="3"/>
          <table:table-cell office:value-type="string">
            <text:p>Tao Mei</text:p>
          </table:table-cell>
          <table:table-cell office:value-type="string">
            <text:p>Zachary G. Ives</text:p>
          </table:table-cell>
        </table:table-row>
        <table:table-row table:style-name="ro2">
          <table:table-cell table:number-columns-repeated="2"/>
          <table:table-cell office:value-type="string">
            <text:p>Barry Smyth</text:p>
          </table:table-cell>
          <table:table-cell office:value-type="string">
            <text:p>Rupak Majumdar</text:p>
          </table:table-cell>
          <table:table-cell office:value-type="string">
            <text:p>Prem Melville</text:p>
          </table:table-cell>
          <table:table-cell table:number-columns-repeated="3"/>
          <table:table-cell office:value-type="string">
            <text:p>Peter Scheuermann</text:p>
          </table:table-cell>
          <table:table-cell office:value-type="string">
            <text:p>Jayant Madhavan</text:p>
          </table:table-cell>
        </table:table-row>
        <table:table-row table:style-name="ro2">
          <table:table-cell table:number-columns-repeated="2"/>
          <table:table-cell office:value-type="string">
            <text:p>Dan Frankowski</text:p>
          </table:table-cell>
          <table:table-cell office:value-type="string">
            <text:p>Saurabh Sinha</text:p>
          </table:table-cell>
          <table:table-cell office:value-type="string">
            <text:p>Jie Tang</text:p>
          </table:table-cell>
          <table:table-cell table:number-columns-repeated="3"/>
          <table:table-cell office:value-type="string">
            <text:p>Gaston H. Gonnet</text:p>
          </table:table-cell>
          <table:table-cell office:value-type="string">
            <text:p>Jon M. Kleinberg</text:p>
          </table:table-cell>
        </table:table-row>
        <table:table-row table:style-name="ro2">
          <table:table-cell table:number-columns-repeated="2"/>
          <table:table-cell office:value-type="string">
            <text:p>Anthony Tomasic</text:p>
          </table:table-cell>
          <table:table-cell office:value-type="string">
            <text:p>Harald Ganzinger</text:p>
          </table:table-cell>
          <table:table-cell office:value-type="string">
            <text:p>Rebecca N. Wright</text:p>
          </table:table-cell>
          <table:table-cell table:number-columns-repeated="3"/>
          <table:table-cell office:value-type="string">
            <text:p>Shlomo Argamon</text:p>
          </table:table-cell>
          <table:table-cell office:value-type="string">
            <text:p>Christos H. Papadimitriou</text:p>
          </table:table-cell>
        </table:table-row>
        <table:table-row table:style-name="ro2">
          <table:table-cell table:number-columns-repeated="2"/>
          <table:table-cell office:value-type="string">
            <text:p>Alan Borning</text:p>
          </table:table-cell>
          <table:table-cell office:value-type="string">
            <text:p>John C. Knight</text:p>
          </table:table-cell>
          <table:table-cell office:value-type="string">
            <text:p>Dharmendra S. Modha</text:p>
          </table:table-cell>
          <table:table-cell table:number-columns-repeated="3"/>
          <table:table-cell office:value-type="string">
            <text:p>Wee Sun Lee</text:p>
          </table:table-cell>
          <table:table-cell office:value-type="string">
            <text:p>Howard L. Morgan</text:p>
          </table:table-cell>
        </table:table-row>
        <table:table-row table:style-name="ro2">
          <table:table-cell table:number-columns-repeated="2"/>
          <table:table-cell office:value-type="string">
            <text:p>David Salesin</text:p>
          </table:table-cell>
          <table:table-cell office:value-type="string">
            <text:p>Gul Agha</text:p>
          </table:table-cell>
          <table:table-cell office:value-type="string">
            <text:p>Xingquan Zhu</text:p>
          </table:table-cell>
          <table:table-cell table:number-columns-repeated="3"/>
          <table:table-cell office:value-type="string">
            <text:p>Steven M. Beitzel</text:p>
          </table:table-cell>
          <table:table-cell office:value-type="string">
            <text:p>Ming-Syan Chen</text:p>
          </table:table-cell>
        </table:table-row>
        <table:table-row table:style-name="ro2">
          <table:table-cell table:number-columns-repeated="2"/>
          <table:table-cell office:value-type="string">
            <text:p>Shwetak N. Patel</text:p>
          </table:table-cell>
          <table:table-cell office:value-type="string">
            <text:p>Carlo Ghezzi</text:p>
          </table:table-cell>
          <table:table-cell office:value-type="string">
            <text:p>Lei Li</text:p>
          </table:table-cell>
          <table:table-cell table:number-columns-repeated="3"/>
          <table:table-cell office:value-type="string">
            <text:p>Fernando C. N. Pereira</text:p>
          </table:table-cell>
          <table:table-cell office:value-type="string">
            <text:p>Dinesh Manocha</text:p>
          </table:table-cell>
        </table:table-row>
        <table:table-row table:style-name="ro2">
          <table:table-cell table:number-columns-repeated="2"/>
          <table:table-cell office:value-type="string">
            <text:p>Lichan Hong</text:p>
          </table:table-cell>
          <table:table-cell office:value-type="string">
            <text:p>E. Allen Emerson</text:p>
          </table:table-cell>
          <table:table-cell office:value-type="string">
            <text:p>George Karypis</text:p>
          </table:table-cell>
          <table:table-cell table:number-columns-repeated="3"/>
          <table:table-cell office:value-type="string">
            <text:p>Donald Metzler</text:p>
          </table:table-cell>
          <table:table-cell office:value-type="string">
            <text:p>Suman Nath</text:p>
          </table:table-cell>
        </table:table-row>
        <table:table-row table:style-name="ro2">
          <table:table-cell table:number-columns-repeated="2"/>
          <table:table-cell office:value-type="string">
            <text:p>Ying Liu</text:p>
          </table:table-cell>
          <table:table-cell office:value-type="string">
            <text:p>Ling Liu</text:p>
          </table:table-cell>
          <table:table-cell office:value-type="string">
            <text:p>Gagan Agrawal</text:p>
          </table:table-cell>
          <table:table-cell table:number-columns-repeated="3"/>
          <table:table-cell office:value-type="string">
            <text:p>Djoerd Hiemstra</text:p>
          </table:table-cell>
          <table:table-cell office:value-type="string">
            <text:p>Amol Deshpande</text:p>
          </table:table-cell>
        </table:table-row>
        <table:table-row table:style-name="ro2">
          <table:table-cell table:number-columns-repeated="2"/>
          <table:table-cell office:value-type="string">
            <text:p>C. Lee Giles</text:p>
          </table:table-cell>
          <table:table-cell office:value-type="string">
            <text:p>James C. Browne</text:p>
          </table:table-cell>
          <table:table-cell office:value-type="string">
            <text:p>Yun Chi</text:p>
          </table:table-cell>
          <table:table-cell table:number-columns-repeated="3"/>
          <table:table-cell office:value-type="string">
            <text:p>Krisztian Balog</text:p>
          </table:table-cell>
          <table:table-cell office:value-type="string">
            <text:p>Naga K. Govindaraju</text:p>
          </table:table-cell>
        </table:table-row>
        <table:table-row table:style-name="ro2">
          <table:table-cell table:number-columns-repeated="2"/>
          <table:table-cell office:value-type="string">
            <text:p>Mira Dontcheva</text:p>
          </table:table-cell>
          <table:table-cell office:value-type="string">
            <text:p>Kostas Kontogiannis</text:p>
          </table:table-cell>
          <table:table-cell office:value-type="string">
            <text:p>Chao Wang</text:p>
          </table:table-cell>
          <table:table-cell table:number-columns-repeated="3"/>
          <table:table-cell office:value-type="string">
            <text:p>I. V. Ramakrishnan</text:p>
          </table:table-cell>
          <table:table-cell office:value-type="string">
            <text:p>Wolfgang Lehner</text:p>
          </table:table-cell>
        </table:table-row>
        <table:table-row table:style-name="ro2">
          <table:table-cell table:number-columns-repeated="2"/>
          <table:table-cell office:value-type="string">
            <text:p>Mani B. Srivastava</text:p>
          </table:table-cell>
          <table:table-cell office:value-type="string">
            <text:p>John Hatcliff</text:p>
          </table:table-cell>
          <table:table-cell office:value-type="string">
            <text:p>Rich Caruana</text:p>
          </table:table-cell>
          <table:table-cell table:number-columns-repeated="3"/>
          <table:table-cell office:value-type="string">
            <text:p>James Mayfield</text:p>
          </table:table-cell>
          <table:table-cell office:value-type="string">
            <text:p>Gerard Salton</text:p>
          </table:table-cell>
        </table:table-row>
        <table:table-row table:style-name="ro2">
          <table:table-cell table:number-columns-repeated="2"/>
          <table:table-cell office:value-type="string">
            <text:p>Mark W. Newman*</text:p>
          </table:table-cell>
          <table:table-cell office:value-type="string">
            <text:p>David Gries</text:p>
          </table:table-cell>
          <table:table-cell office:value-type="string">
            <text:p>Wei Liu</text:p>
          </table:table-cell>
          <table:table-cell table:number-columns-repeated="3"/>
          <table:table-cell office:value-type="string">
            <text:p>Christine L. Borgman</text:p>
          </table:table-cell>
          <table:table-cell office:value-type="string">
            <text:p>Sergey Melnik</text:p>
          </table:table-cell>
        </table:table-row>
        <table:table-row table:style-name="ro2">
          <table:table-cell table:number-columns-repeated="2"/>
          <table:table-cell office:value-type="string">
            <text:p>Feng Tian</text:p>
          </table:table-cell>
          <table:table-cell office:value-type="string">
            <text:p>Gerardo Canfora</text:p>
          </table:table-cell>
          <table:table-cell office:value-type="string">
            <text:p>Yong Yu</text:p>
          </table:table-cell>
          <table:table-cell table:number-columns-repeated="3"/>
          <table:table-cell office:value-type="string">
            <text:p>Wensi Xi</text:p>
          </table:table-cell>
          <table:table-cell office:value-type="string">
            <text:p>King-sun Fu</text:p>
          </table:table-cell>
        </table:table-row>
        <table:table-row table:style-name="ro2">
          <table:table-cell table:number-columns-repeated="2"/>
          <table:table-cell office:value-type="string">
            <text:p>David Pinelle</text:p>
          </table:table-cell>
          <table:table-cell office:value-type="string">
            <text:p>Atanas Rountev</text:p>
          </table:table-cell>
          <table:table-cell office:value-type="string">
            <text:p>Ronen Feldman</text:p>
          </table:table-cell>
          <table:table-cell table:number-columns-repeated="3"/>
          <table:table-cell office:value-type="string">
            <text:p>Ben Shneiderman</text:p>
          </table:table-cell>
          <table:table-cell office:value-type="string">
            <text:p>Qiong Luo</text:p>
          </table:table-cell>
        </table:table-row>
        <table:table-row table:style-name="ro2">
          <table:table-cell table:number-columns-repeated="2"/>
          <table:table-cell office:value-type="string">
            <text:p>James E. Pitkow</text:p>
          </table:table-cell>
          <table:table-cell office:value-type="string">
            <text:p>Ken-ichi Matsumoto</text:p>
          </table:table-cell>
          <table:table-cell office:value-type="string">
            <text:p>Luc De Raedt</text:p>
          </table:table-cell>
          <table:table-cell table:number-columns-repeated="3"/>
          <table:table-cell office:value-type="string">
            <text:p>Aya Soffer</text:p>
          </table:table-cell>
          <table:table-cell office:value-type="string">
            <text:p>Cong Yu</text:p>
          </table:table-cell>
        </table:table-row>
        <table:table-row table:style-name="ro2">
          <table:table-cell table:number-columns-repeated="2"/>
          <table:table-cell office:value-type="string">
            <text:p>Kori Inkpen</text:p>
          </table:table-cell>
          <table:table-cell office:value-type="string">
            <text:p>Alberto O. Mendelzon</text:p>
          </table:table-cell>
          <table:table-cell office:value-type="string">
            <text:p>Yang Xiang</text:p>
          </table:table-cell>
          <table:table-cell table:number-columns-repeated="3"/>
          <table:table-cell office:value-type="string">
            <text:p>Bing Liu 0001</text:p>
          </table:table-cell>
          <table:table-cell office:value-type="string">
            <text:p>Sudipto Guha</text:p>
          </table:table-cell>
        </table:table-row>
        <table:table-row table:style-name="ro2">
          <table:table-cell table:number-columns-repeated="2"/>
          <table:table-cell office:value-type="string">
            <text:p>Randy Pausch*</text:p>
          </table:table-cell>
          <table:table-cell office:value-type="string">
            <text:p>Willem Visser</text:p>
          </table:table-cell>
          <table:table-cell office:value-type="string">
            <text:p>Minoru Kanehisa</text:p>
          </table:table-cell>
          <table:table-cell table:number-columns-repeated="3"/>
          <table:table-cell office:value-type="string">
            <text:p>Chen Ding</text:p>
          </table:table-cell>
          <table:table-cell office:value-type="string">
            <text:p>Hong Cheng</text:p>
          </table:table-cell>
        </table:table-row>
        <table:table-row table:style-name="ro2">
          <table:table-cell table:number-columns-repeated="2"/>
          <table:table-cell office:value-type="string">
            <text:p>Wanda Pratt</text:p>
          </table:table-cell>
          <table:table-cell office:value-type="string">
            <text:p>Ettore Merlo</text:p>
          </table:table-cell>
          <table:table-cell office:value-type="string">
            <text:p>D. Sivakumar</text:p>
          </table:table-cell>
          <table:table-cell table:number-columns-repeated="3"/>
          <table:table-cell office:value-type="string">
            <text:p>Ji-Rong Wen</text:p>
          </table:table-cell>
          <table:table-cell office:value-type="string">
            <text:p>Boon Thau Loo</text:p>
          </table:table-cell>
        </table:table-row>
        <table:table-row table:style-name="ro2">
          <table:table-cell table:number-columns-repeated="2"/>
          <table:table-cell office:value-type="string">
            <text:p>Paul Luff</text:p>
          </table:table-cell>
          <table:table-cell office:value-type="string">
            <text:p>Jon Whittle</text:p>
          </table:table-cell>
          <table:table-cell office:value-type="string">
            <text:p>Glenn Fung</text:p>
          </table:table-cell>
          <table:table-cell table:number-columns-repeated="3"/>
          <table:table-cell office:value-type="string">
            <text:p>Marcel J. T. Reinders</text:p>
          </table:table-cell>
          <table:table-cell office:value-type="string">
            <text:p>Jianzhong Li</text:p>
          </table:table-cell>
        </table:table-row>
        <table:table-row table:style-name="ro2">
          <table:table-cell table:number-columns-repeated="2"/>
          <table:table-cell office:value-type="string">
            <text:p>David Wetherall</text:p>
          </table:table-cell>
          <table:table-cell office:value-type="string">
            <text:p>Warren Harrison</text:p>
          </table:table-cell>
          <table:table-cell office:value-type="string">
            <text:p>Steve Lawrence</text:p>
          </table:table-cell>
          <table:table-cell table:number-columns-repeated="3"/>
          <table:table-cell office:value-type="string">
            <text:p>Wai Lam</text:p>
          </table:table-cell>
          <table:table-cell office:value-type="string">
            <text:p>Patrick Valduriez</text:p>
          </table:table-cell>
        </table:table-row>
        <table:table-row table:style-name="ro2">
          <table:table-cell table:number-columns-repeated="2"/>
          <table:table-cell office:value-type="string">
            <text:p>Xiang Cao</text:p>
          </table:table-cell>
          <table:table-cell office:value-type="string">
            <text:p>Luciano Baresi</text:p>
          </table:table-cell>
          <table:table-cell office:value-type="string">
            <text:p>Xindong Wu</text:p>
          </table:table-cell>
          <table:table-cell table:number-columns-repeated="3"/>
          <table:table-cell office:value-type="string">
            <text:p>Hwee Tou Ng</text:p>
          </table:table-cell>
          <table:table-cell office:value-type="string">
            <text:p>Kevin S. Beyer</text:p>
          </table:table-cell>
        </table:table-row>
        <table:table-row table:style-name="ro2">
          <table:table-cell table:number-columns-repeated="2"/>
          <table:table-cell office:value-type="string">
            <text:p>Yan Chen</text:p>
          </table:table-cell>
          <table:table-cell office:value-type="string">
            <text:p>David M. Weiss</text:p>
          </table:table-cell>
          <table:table-cell office:value-type="string">
            <text:p>Lionel M. Ni</text:p>
          </table:table-cell>
          <table:table-cell table:number-columns-repeated="3"/>
          <table:table-cell office:value-type="string">
            <text:p>Ian H. Witten</text:p>
          </table:table-cell>
          <table:table-cell office:value-type="string">
            <text:p>Georgia Koutrika</text:p>
          </table:table-cell>
        </table:table-row>
        <table:table-row table:style-name="ro2">
          <table:table-cell table:number-columns-repeated="2"/>
          <table:table-cell office:value-type="string">
            <text:p>Edward Lank</text:p>
          </table:table-cell>
          <table:table-cell office:value-type="string">
            <text:p>Christian Kästner</text:p>
          </table:table-cell>
          <table:table-cell office:value-type="string">
            <text:p>Chi Wang</text:p>
          </table:table-cell>
          <table:table-cell table:number-columns-repeated="3"/>
          <table:table-cell office:value-type="string">
            <text:p>Yiyu Yao</text:p>
          </table:table-cell>
          <table:table-cell office:value-type="string">
            <text:p>William W. Cohen</text:p>
          </table:table-cell>
        </table:table-row>
        <table:table-row table:style-name="ro2">
          <table:table-cell table:number-columns-repeated="2"/>
          <table:table-cell office:value-type="string">
            <text:p>Manuel Blum</text:p>
          </table:table-cell>
          <table:table-cell office:value-type="string">
            <text:p>Filippo Ricca</text:p>
          </table:table-cell>
          <table:table-cell office:value-type="string">
            <text:p>Jeffrey D. Ullman</text:p>
          </table:table-cell>
          <table:table-cell table:number-columns-repeated="3"/>
          <table:table-cell office:value-type="string">
            <text:p>Olivier Chapelle</text:p>
          </table:table-cell>
          <table:table-cell office:value-type="string">
            <text:p>Ada Wai-Chee Fu</text:p>
          </table:table-cell>
        </table:table-row>
        <table:table-row table:style-name="ro2">
          <table:table-cell table:number-columns-repeated="2"/>
          <table:table-cell office:value-type="string">
            <text:p>Gregory R. Ganger</text:p>
          </table:table-cell>
          <table:table-cell office:value-type="string">
            <text:p>Aloysius K. Mok</text:p>
          </table:table-cell>
          <table:table-cell office:value-type="string">
            <text:p>Sheng Ma</text:p>
          </table:table-cell>
          <table:table-cell table:number-columns-repeated="3"/>
          <table:table-cell office:value-type="string">
            <text:p>Wen-Lian Hsu</text:p>
          </table:table-cell>
          <table:table-cell office:value-type="string">
            <text:p>Sunil Prabhakar</text:p>
          </table:table-cell>
        </table:table-row>
        <table:table-row table:style-name="ro2">
          <table:table-cell table:number-columns-repeated="2"/>
          <table:table-cell office:value-type="string">
            <text:p>Nicolas Villar</text:p>
          </table:table-cell>
          <table:table-cell office:value-type="string">
            <text:p>Leonardo Mariani</text:p>
          </table:table-cell>
          <table:table-cell office:value-type="string">
            <text:p>Fosca Giannotti</text:p>
          </table:table-cell>
          <table:table-cell table:number-columns-repeated="3"/>
          <table:table-cell office:value-type="string">
            <text:p>Bin Wang</text:p>
          </table:table-cell>
          <table:table-cell office:value-type="string">
            <text:p>Dimitrios Gunopulos</text:p>
          </table:table-cell>
        </table:table-row>
        <table:table-row table:style-name="ro2">
          <table:table-cell table:number-columns-repeated="2"/>
          <table:table-cell office:value-type="string">
            <text:p>Regan L. Mandryk</text:p>
          </table:table-cell>
          <table:table-cell office:value-type="string">
            <text:p>Cecilia Mascolo</text:p>
          </table:table-cell>
          <table:table-cell office:value-type="string">
            <text:p>Anthony K. H. Tung</text:p>
          </table:table-cell>
          <table:table-cell table:number-columns-repeated="3"/>
          <table:table-cell office:value-type="string">
            <text:p>Weiyi Meng</text:p>
          </table:table-cell>
          <table:table-cell office:value-type="string">
            <text:p>S. Seshadri</text:p>
          </table:table-cell>
        </table:table-row>
        <table:table-row table:style-name="ro2">
          <table:table-cell table:number-columns-repeated="2"/>
          <table:table-cell office:value-type="string">
            <text:p>Hui Zhang</text:p>
          </table:table-cell>
          <table:table-cell office:value-type="string">
            <text:p>Amir Pnueli</text:p>
          </table:table-cell>
          <table:table-cell office:value-type="string">
            <text:p>Peter J. Haas</text:p>
          </table:table-cell>
          <table:table-cell table:number-columns-repeated="3"/>
          <table:table-cell office:value-type="string">
            <text:p>Marius Pasca</text:p>
          </table:table-cell>
          <table:table-cell office:value-type="string">
            <text:p>Larry Kerschberg</text:p>
          </table:table-cell>
        </table:table-row>
        <table:table-row table:style-name="ro2">
          <table:table-cell table:number-columns-repeated="2"/>
          <table:table-cell office:value-type="string">
            <text:p>Thomas Strothotte</text:p>
          </table:table-cell>
          <table:table-cell office:value-type="string">
            <text:p>Mahadev Satyanarayanan</text:p>
          </table:table-cell>
          <table:table-cell office:value-type="string">
            <text:p>Yu Zheng</text:p>
          </table:table-cell>
          <table:table-cell table:number-columns-repeated="3"/>
          <table:table-cell office:value-type="string">
            <text:p>Tao Qin</text:p>
          </table:table-cell>
          <table:table-cell office:value-type="string">
            <text:p>Philip Bohannon</text:p>
          </table:table-cell>
        </table:table-row>
        <table:table-row table:style-name="ro2">
          <table:table-cell table:number-columns-repeated="2"/>
          <table:table-cell office:value-type="string">
            <text:p>David W. McDonald</text:p>
          </table:table-cell>
          <table:table-cell office:value-type="string">
            <text:p>Jan Jürjens</text:p>
          </table:table-cell>
          <table:table-cell office:value-type="string">
            <text:p>Ross D. King</text:p>
          </table:table-cell>
          <table:table-cell table:number-columns-repeated="3"/>
          <table:table-cell office:value-type="string">
            <text:p>Hongjun Lu</text:p>
          </table:table-cell>
          <table:table-cell office:value-type="string">
            <text:p>Ugur Çetintemel</text:p>
          </table:table-cell>
        </table:table-row>
        <table:table-row table:style-name="ro2">
          <table:table-cell table:number-columns-repeated="2"/>
          <table:table-cell office:value-type="string">
            <text:p>John C. Tang</text:p>
          </table:table-cell>
          <table:table-cell office:value-type="string">
            <text:p>June M. Verner</text:p>
          </table:table-cell>
          <table:table-cell office:value-type="string">
            <text:p>John Darlington</text:p>
          </table:table-cell>
          <table:table-cell table:number-columns-repeated="3"/>
          <table:table-cell office:value-type="string">
            <text:p>John Riedl</text:p>
          </table:table-cell>
          <table:table-cell office:value-type="string">
            <text:p>Nicolas Bruno</text:p>
          </table:table-cell>
        </table:table-row>
        <table:table-row table:style-name="ro2">
          <table:table-cell table:number-columns-repeated="2"/>
          <table:table-cell office:value-type="string">
            <text:p>John L. Sibert</text:p>
          </table:table-cell>
          <table:table-cell office:value-type="string">
            <text:p>Franco Zambonelli</text:p>
          </table:table-cell>
          <table:table-cell office:value-type="string">
            <text:p>Wang-Chien Lee</text:p>
          </table:table-cell>
          <table:table-cell table:number-columns-repeated="3"/>
          <table:table-cell office:value-type="string">
            <text:p>Mark Girolami</text:p>
          </table:table-cell>
          <table:table-cell office:value-type="string">
            <text:p>José Meseguer</text:p>
          </table:table-cell>
        </table:table-row>
        <table:table-row table:style-name="ro2">
          <table:table-cell table:number-columns-repeated="2"/>
          <table:table-cell office:value-type="string">
            <text:p>James A. Hendler</text:p>
          </table:table-cell>
          <table:table-cell office:value-type="string">
            <text:p>Manfred Broy</text:p>
          </table:table-cell>
          <table:table-cell office:value-type="string">
            <text:p>Henry A. Kautz</text:p>
          </table:table-cell>
          <table:table-cell table:number-columns-repeated="3"/>
          <table:table-cell office:value-type="string">
            <text:p>Tetsuya Sakai</text:p>
          </table:table-cell>
          <table:table-cell office:value-type="string">
            <text:p>Salvatore J. Stolfo</text:p>
          </table:table-cell>
        </table:table-row>
        <table:table-row table:style-name="ro2">
          <table:table-cell table:number-columns-repeated="2"/>
          <table:table-cell office:value-type="string">
            <text:p>Wei-Ying Ma</text:p>
          </table:table-cell>
          <table:table-cell office:value-type="string">
            <text:p>David F. Redmiles</text:p>
          </table:table-cell>
          <table:table-cell office:value-type="string">
            <text:p>Petros Drineas</text:p>
          </table:table-cell>
          <table:table-cell table:number-columns-repeated="3"/>
          <table:table-cell office:value-type="string">
            <text:p>Fuchun Peng</text:p>
          </table:table-cell>
          <table:table-cell office:value-type="string">
            <text:p>Chin-Wan Chung</text:p>
          </table:table-cell>
        </table:table-row>
        <table:table-row table:style-name="ro2">
          <table:table-cell table:number-columns-repeated="2"/>
          <table:table-cell office:value-type="string">
            <text:p>Deborah Estrin</text:p>
          </table:table-cell>
          <table:table-cell office:value-type="string">
            <text:p>Alexander Borgida</text:p>
          </table:table-cell>
          <table:table-cell office:value-type="string">
            <text:p>Vladimir Vapnik</text:p>
          </table:table-cell>
          <table:table-cell table:number-columns-repeated="3"/>
          <table:table-cell office:value-type="string">
            <text:p>Martin Franz</text:p>
          </table:table-cell>
          <table:table-cell office:value-type="string">
            <text:p>Berthold Reinwald</text:p>
          </table:table-cell>
        </table:table-row>
        <table:table-row table:style-name="ro2">
          <table:table-cell table:number-columns-repeated="2"/>
          <table:table-cell office:value-type="string">
            <text:p>Pierre Dragicevic</text:p>
          </table:table-cell>
          <table:table-cell office:value-type="string">
            <text:p>Marc Roper</text:p>
          </table:table-cell>
          <table:table-cell office:value-type="string">
            <text:p>Martin L. Kersten</text:p>
          </table:table-cell>
          <table:table-cell table:number-columns-repeated="3"/>
          <table:table-cell office:value-type="string">
            <text:p>Thomas R. Lynam</text:p>
          </table:table-cell>
          <table:table-cell office:value-type="string">
            <text:p>Carlos Ordonez</text:p>
          </table:table-cell>
        </table:table-row>
        <table:table-row table:style-name="ro2">
          <table:table-cell table:number-columns-repeated="2"/>
          <table:table-cell office:value-type="string">
            <text:p>Brian Meyers</text:p>
          </table:table-cell>
          <table:table-cell office:value-type="string">
            <text:p>Diomidis Spinellis</text:p>
          </table:table-cell>
          <table:table-cell office:value-type="string">
            <text:p>Guozhu Dong</text:p>
          </table:table-cell>
          <table:table-cell table:number-columns-repeated="3"/>
          <table:table-cell office:value-type="string">
            <text:p>Vassilis Plachouras</text:p>
          </table:table-cell>
          <table:table-cell office:value-type="string">
            <text:p>Jun'ichi Tatemura</text:p>
          </table:table-cell>
        </table:table-row>
        <table:table-row table:style-name="ro2">
          <table:table-cell table:number-columns-repeated="2"/>
          <table:table-cell office:value-type="string">
            <text:p>Yoshiaki Shirai</text:p>
          </table:table-cell>
          <table:table-cell office:value-type="string">
            <text:p>Matthias Jarke</text:p>
          </table:table-cell>
          <table:table-cell office:value-type="string">
            <text:p>Shipeng Yu</text:p>
          </table:table-cell>
          <table:table-cell table:number-columns-repeated="3"/>
          <table:table-cell office:value-type="string">
            <text:p>Ravi Kumar</text:p>
          </table:table-cell>
          <table:table-cell office:value-type="string">
            <text:p>Wei Wang 0010</text:p>
          </table:table-cell>
        </table:table-row>
        <table:table-row table:style-name="ro2">
          <table:table-cell table:number-columns-repeated="2"/>
          <table:table-cell office:value-type="string">
            <text:p>Bongshin Lee</text:p>
          </table:table-cell>
          <table:table-cell office:value-type="string">
            <text:p>W. Lewis Johnson</text:p>
          </table:table-cell>
          <table:table-cell office:value-type="string">
            <text:p>Feng Chen</text:p>
          </table:table-cell>
          <table:table-cell table:number-columns-repeated="3"/>
          <table:table-cell office:value-type="string">
            <text:p>Junghoo Cho</text:p>
          </table:table-cell>
          <table:table-cell office:value-type="string">
            <text:p>Xin Jin</text:p>
          </table:table-cell>
        </table:table-row>
        <table:table-row table:style-name="ro2">
          <table:table-cell table:number-columns-repeated="2"/>
          <table:table-cell office:value-type="string">
            <text:p>Yong Rui</text:p>
          </table:table-cell>
          <table:table-cell office:value-type="string">
            <text:p>Monica S. Lam</text:p>
          </table:table-cell>
          <table:table-cell office:value-type="string">
            <text:p>Shu-Ching Chen</text:p>
          </table:table-cell>
          <table:table-cell table:number-columns-repeated="3"/>
          <table:table-cell office:value-type="string">
            <text:p>Xin Li</text:p>
          </table:table-cell>
          <table:table-cell office:value-type="string">
            <text:p>Kenneth A. Ross</text:p>
          </table:table-cell>
        </table:table-row>
        <table:table-row table:style-name="ro2">
          <table:table-cell table:number-columns-repeated="2"/>
          <table:table-cell office:value-type="string">
            <text:p>Wendy A. Kellogg*</text:p>
          </table:table-cell>
          <table:table-cell office:value-type="string">
            <text:p>Abhik Roychoudhury</text:p>
          </table:table-cell>
          <table:table-cell office:value-type="string">
            <text:p>Lars Backstrom</text:p>
          </table:table-cell>
          <table:table-cell table:number-columns-repeated="3"/>
          <table:table-cell office:value-type="string">
            <text:p>Shuicheng Yan</text:p>
          </table:table-cell>
          <table:table-cell office:value-type="string">
            <text:p>Volker Markl</text:p>
          </table:table-cell>
        </table:table-row>
        <table:table-row table:style-name="ro2">
          <table:table-cell table:number-columns-repeated="2"/>
          <table:table-cell office:value-type="string">
            <text:p>Andrew Y. Ng</text:p>
          </table:table-cell>
          <table:table-cell office:value-type="string">
            <text:p>Jonathan Schaeffer</text:p>
          </table:table-cell>
          <table:table-cell office:value-type="string">
            <text:p>Zhongfei (Mark) Zhang</text:p>
          </table:table-cell>
          <table:table-cell table:number-columns-repeated="3"/>
          <table:table-cell office:value-type="string">
            <text:p>Daxin Jiang</text:p>
          </table:table-cell>
          <table:table-cell office:value-type="string">
            <text:p>Jie Liu</text:p>
          </table:table-cell>
        </table:table-row>
        <table:table-row table:style-name="ro2">
          <table:table-cell table:number-columns-repeated="2"/>
          <table:table-cell office:value-type="string">
            <text:p>Kenneth R. Koedinger</text:p>
          </table:table-cell>
          <table:table-cell office:value-type="string">
            <text:p>Tom DeMarco</text:p>
          </table:table-cell>
          <table:table-cell office:value-type="string">
            <text:p>Graham Cormode</text:p>
          </table:table-cell>
          <table:table-cell table:number-columns-repeated="3"/>
          <table:table-cell office:value-type="string">
            <text:p>Xueqi Cheng</text:p>
          </table:table-cell>
          <table:table-cell office:value-type="string">
            <text:p>Ke Wang</text:p>
          </table:table-cell>
        </table:table-row>
        <table:table-row table:style-name="ro2">
          <table:table-cell table:number-columns-repeated="2"/>
          <table:table-cell office:value-type="string">
            <text:p>Gregg Rothermel</text:p>
          </table:table-cell>
          <table:table-cell office:value-type="string">
            <text:p>Roel Wieringa</text:p>
          </table:table-cell>
          <table:table-cell office:value-type="string">
            <text:p>David M. Blei</text:p>
          </table:table-cell>
          <table:table-cell table:number-columns-repeated="3"/>
          <table:table-cell office:value-type="string">
            <text:p>Jian Pei</text:p>
          </table:table-cell>
          <table:table-cell office:value-type="string">
            <text:p>Hans-Arno Jacobsen</text:p>
          </table:table-cell>
        </table:table-row>
        <table:table-row table:style-name="ro2">
          <table:table-cell table:number-columns-repeated="2"/>
          <table:table-cell office:value-type="string">
            <text:p>Jonathan J. Cadiz</text:p>
          </table:table-cell>
          <table:table-cell office:value-type="string">
            <text:p>Shinji Kusumoto</text:p>
          </table:table-cell>
          <table:table-cell office:value-type="string">
            <text:p>David J. Hand</text:p>
          </table:table-cell>
          <table:table-cell table:number-columns-repeated="3"/>
          <table:table-cell office:value-type="string">
            <text:p>Wagner Meira Jr.</text:p>
          </table:table-cell>
          <table:table-cell office:value-type="string">
            <text:p>Srinivasan Seshan</text:p>
          </table:table-cell>
        </table:table-row>
        <table:table-row table:style-name="ro2">
          <table:table-cell table:number-columns-repeated="2"/>
          <table:table-cell office:value-type="string">
            <text:p>Jon M. Kleinberg</text:p>
          </table:table-cell>
          <table:table-cell office:value-type="string">
            <text:p>Amer Diwan</text:p>
          </table:table-cell>
          <table:table-cell office:value-type="string">
            <text:p>Assaf Schuster</text:p>
          </table:table-cell>
          <table:table-cell table:number-columns-repeated="3"/>
          <table:table-cell office:value-type="string">
            <text:p>Naftali Tishby</text:p>
          </table:table-cell>
          <table:table-cell office:value-type="string">
            <text:p>Guido Moerkotte</text:p>
          </table:table-cell>
        </table:table-row>
        <table:table-row table:style-name="ro2">
          <table:table-cell table:number-columns-repeated="2"/>
          <table:table-cell office:value-type="string">
            <text:p>Roy Want</text:p>
          </table:table-cell>
          <table:table-cell office:value-type="string">
            <text:p>David W. Embley</text:p>
          </table:table-cell>
          <table:table-cell office:value-type="string">
            <text:p>Yufei Tao</text:p>
          </table:table-cell>
          <table:table-cell table:number-columns-repeated="3"/>
          <table:table-cell office:value-type="string">
            <text:p>Jun Yan</text:p>
          </table:table-cell>
          <table:table-cell office:value-type="string">
            <text:p>Kaushik Chakrabarti</text:p>
          </table:table-cell>
        </table:table-row>
        <table:table-row table:style-name="ro2">
          <table:table-cell table:number-columns-repeated="2"/>
          <table:table-cell office:value-type="string">
            <text:p>Daniel G. Bobrow</text:p>
          </table:table-cell>
          <table:table-cell office:value-type="string">
            <text:p>Joseph Gil</text:p>
          </table:table-cell>
          <table:table-cell office:value-type="string">
            <text:p>Wei Chu</text:p>
          </table:table-cell>
          <table:table-cell table:number-columns-repeated="3"/>
          <table:table-cell office:value-type="string">
            <text:p>Philip C. Woodland</text:p>
          </table:table-cell>
          <table:table-cell office:value-type="string">
            <text:p>Yahiko Kambayashi</text:p>
          </table:table-cell>
        </table:table-row>
        <table:table-row table:style-name="ro2">
          <table:table-cell table:number-columns-repeated="2"/>
          <table:table-cell office:value-type="string">
            <text:p>Michael A. Terry</text:p>
          </table:table-cell>
          <table:table-cell office:value-type="string">
            <text:p>Lorenzo Strigini</text:p>
          </table:table-cell>
          <table:table-cell office:value-type="string">
            <text:p>Corinna Cortes</text:p>
          </table:table-cell>
          <table:table-cell table:number-columns-repeated="3"/>
          <table:table-cell office:value-type="string">
            <text:p>Ron Sacks-Davis</text:p>
          </table:table-cell>
          <table:table-cell office:value-type="string">
            <text:p>Wei Wang</text:p>
          </table:table-cell>
        </table:table-row>
        <table:table-row table:style-name="ro2">
          <table:table-cell table:number-columns-repeated="2"/>
          <table:table-cell office:value-type="string">
            <text:p>Eric Paulos</text:p>
          </table:table-cell>
          <table:table-cell office:value-type="string">
            <text:p>Rajeev Alur</text:p>
          </table:table-cell>
          <table:table-cell office:value-type="string">
            <text:p>Bee-Chung Chen</text:p>
          </table:table-cell>
          <table:table-cell table:number-columns-repeated="3"/>
          <table:table-cell office:value-type="string">
            <text:p>Kai Wang</text:p>
          </table:table-cell>
          <table:table-cell office:value-type="string">
            <text:p>Laura M. Haas</text:p>
          </table:table-cell>
        </table:table-row>
        <table:table-row table:style-name="ro2">
          <table:table-cell table:number-columns-repeated="2"/>
          <table:table-cell office:value-type="string">
            <text:p>Bonnie A. Nardi</text:p>
          </table:table-cell>
          <table:table-cell office:value-type="string">
            <text:p>Eileen Kraemer</text:p>
          </table:table-cell>
          <table:table-cell office:value-type="string">
            <text:p>Kristin P. Bennett</text:p>
          </table:table-cell>
          <table:table-cell table:number-columns-repeated="3"/>
          <table:table-cell office:value-type="string">
            <text:p>Gary Marchionini</text:p>
          </table:table-cell>
          <table:table-cell office:value-type="string">
            <text:p>David R. Karger</text:p>
          </table:table-cell>
        </table:table-row>
        <table:table-row table:style-name="ro2">
          <table:table-cell table:number-columns-repeated="2"/>
          <table:table-cell office:value-type="string">
            <text:p>Carman Neustaedter</text:p>
          </table:table-cell>
          <table:table-cell office:value-type="string">
            <text:p>Jin Song Dong</text:p>
          </table:table-cell>
          <table:table-cell office:value-type="string">
            <text:p>Dan Roth</text:p>
          </table:table-cell>
          <table:table-cell table:number-columns-repeated="3"/>
          <table:table-cell office:value-type="string">
            <text:p>Alex Acero</text:p>
          </table:table-cell>
          <table:table-cell office:value-type="string">
            <text:p>Jianhua Feng</text:p>
          </table:table-cell>
        </table:table-row>
        <table:table-row table:style-name="ro2">
          <table:table-cell table:number-columns-repeated="2"/>
          <table:table-cell office:value-type="string">
            <text:p>Jun Rekimoto*</text:p>
          </table:table-cell>
          <table:table-cell office:value-type="string">
            <text:p>Julian Dolby</text:p>
          </table:table-cell>
          <table:table-cell office:value-type="string">
            <text:p>Diane J. Cook</text:p>
          </table:table-cell>
          <table:table-cell table:number-columns-repeated="3"/>
          <table:table-cell office:value-type="string">
            <text:p>Yuji Matsumoto</text:p>
          </table:table-cell>
          <table:table-cell office:value-type="string">
            <text:p>Bingsheng He</text:p>
          </table:table-cell>
        </table:table-row>
        <table:table-row table:style-name="ro2">
          <table:table-cell table:number-columns-repeated="2"/>
          <table:table-cell office:value-type="string">
            <text:p>Kristina Höök</text:p>
          </table:table-cell>
          <table:table-cell office:value-type="string">
            <text:p>Boualem Benatallah</text:p>
          </table:table-cell>
          <table:table-cell office:value-type="string">
            <text:p>Alexander J. Smola</text:p>
          </table:table-cell>
          <table:table-cell table:number-columns-repeated="3"/>
          <table:table-cell office:value-type="string">
            <text:p>Manolis Koubarakis</text:p>
          </table:table-cell>
          <table:table-cell office:value-type="string">
            <text:p>Dan Olteanu</text:p>
          </table:table-cell>
        </table:table-row>
        <table:table-row table:style-name="ro2">
          <table:table-cell table:number-columns-repeated="2"/>
          <table:table-cell office:value-type="string">
            <text:p>Jennifer Golbeck</text:p>
          </table:table-cell>
          <table:table-cell office:value-type="string">
            <text:p>Stephan Diehl</text:p>
          </table:table-cell>
          <table:table-cell office:value-type="string">
            <text:p>Jeff G. Schneider</text:p>
          </table:table-cell>
          <table:table-cell table:number-columns-repeated="3"/>
          <table:table-cell office:value-type="string">
            <text:p>Evangelos Kanoulas</text:p>
          </table:table-cell>
          <table:table-cell office:value-type="string">
            <text:p>Vipin Kumar</text:p>
          </table:table-cell>
        </table:table-row>
        <table:table-row table:style-name="ro2">
          <table:table-cell table:number-columns-repeated="2"/>
          <table:table-cell office:value-type="string">
            <text:p>Jarke J. van Wijk</text:p>
          </table:table-cell>
          <table:table-cell office:value-type="string">
            <text:p>Martha E. Pollack</text:p>
          </table:table-cell>
          <table:table-cell office:value-type="string">
            <text:p>Carlos Castillo</text:p>
          </table:table-cell>
          <table:table-cell table:number-columns-repeated="3"/>
          <table:table-cell office:value-type="string">
            <text:p>S. K. Michael Wong</text:p>
          </table:table-cell>
          <table:table-cell office:value-type="string">
            <text:p>Wook-Shin Han</text:p>
          </table:table-cell>
        </table:table-row>
        <table:table-row table:style-name="ro2">
          <table:table-cell table:number-columns-repeated="2"/>
          <table:table-cell office:value-type="string">
            <text:p>Stefano Levialdi</text:p>
          </table:table-cell>
          <table:table-cell office:value-type="string">
            <text:p>Atif M. Memon</text:p>
          </table:table-cell>
          <table:table-cell office:value-type="string">
            <text:p>Jian Yang</text:p>
          </table:table-cell>
          <table:table-cell table:number-columns-repeated="3"/>
          <table:table-cell office:value-type="string">
            <text:p>Stephen Robertson*</text:p>
          </table:table-cell>
          <table:table-cell office:value-type="string">
            <text:p>Jian Li</text:p>
          </table:table-cell>
        </table:table-row>
        <table:table-row table:style-name="ro2">
          <table:table-cell table:number-columns-repeated="2"/>
          <table:table-cell office:value-type="string">
            <text:p>Ryen W. White</text:p>
          </table:table-cell>
          <table:table-cell office:value-type="string">
            <text:p>Tung Thanh Nguyen</text:p>
          </table:table-cell>
          <table:table-cell office:value-type="string">
            <text:p>Ninghui Li</text:p>
          </table:table-cell>
          <table:table-cell table:number-columns-repeated="3"/>
          <table:table-cell office:value-type="string">
            <text:p>Amit Singhal</text:p>
          </table:table-cell>
          <table:table-cell office:value-type="string">
            <text:p>Venkatesh Ganti</text:p>
          </table:table-cell>
        </table:table-row>
        <table:table-row table:style-name="ro2">
          <table:table-cell table:number-columns-repeated="2"/>
          <table:table-cell office:value-type="string">
            <text:p>Amy K. Karlson</text:p>
          </table:table-cell>
          <table:table-cell office:value-type="string">
            <text:p>Jian Zhang</text:p>
          </table:table-cell>
          <table:table-cell office:value-type="string">
            <text:p>Yan Liu</text:p>
          </table:table-cell>
          <table:table-cell table:number-columns-repeated="3"/>
          <table:table-cell office:value-type="string">
            <text:p>Surajit Chaudhuri</text:p>
          </table:table-cell>
          <table:table-cell office:value-type="string">
            <text:p>Yi Chen</text:p>
          </table:table-cell>
        </table:table-row>
        <table:table-row table:style-name="ro2">
          <table:table-cell table:number-columns-repeated="2"/>
          <table:table-cell office:value-type="string">
            <text:p>Gaetano Borriello</text:p>
          </table:table-cell>
          <table:table-cell office:value-type="string">
            <text:p>Wei Zhao</text:p>
          </table:table-cell>
          <table:table-cell office:value-type="string">
            <text:p>Shuiwang Ji</text:p>
          </table:table-cell>
          <table:table-cell table:number-columns-repeated="3"/>
          <table:table-cell office:value-type="string">
            <text:p>Sanda M. Harabagiu</text:p>
          </table:table-cell>
          <table:table-cell office:value-type="string">
            <text:p>Cyrus Shahabi</text:p>
          </table:table-cell>
        </table:table-row>
        <table:table-row table:style-name="ro2">
          <table:table-cell table:number-columns-repeated="2"/>
          <table:table-cell office:value-type="string">
            <text:p>Andrew Jensen Ko</text:p>
          </table:table-cell>
          <table:table-cell office:value-type="string">
            <text:p>José Meseguer</text:p>
          </table:table-cell>
          <table:table-cell office:value-type="string">
            <text:p>Panagiotis G. Ipeirotis</text:p>
          </table:table-cell>
          <table:table-cell table:number-columns-repeated="3"/>
          <table:table-cell office:value-type="string">
            <text:p>Tao Tao</text:p>
          </table:table-cell>
          <table:table-cell office:value-type="string">
            <text:p>Mourad Ouzzani</text:p>
          </table:table-cell>
        </table:table-row>
        <table:table-row table:style-name="ro2">
          <table:table-cell table:number-columns-repeated="2"/>
          <table:table-cell office:value-type="string">
            <text:p>Christos Faloutsos</text:p>
          </table:table-cell>
          <table:table-cell office:value-type="string">
            <text:p>Karsten Schwan</text:p>
          </table:table-cell>
          <table:table-cell office:value-type="string">
            <text:p>Gui-Rong Xue</text:p>
          </table:table-cell>
          <table:table-cell table:number-columns-repeated="3"/>
          <table:table-cell office:value-type="string">
            <text:p>Karl Aberer</text:p>
          </table:table-cell>
          <table:table-cell office:value-type="string">
            <text:p>Panos Kalnis</text:p>
          </table:table-cell>
        </table:table-row>
        <table:table-row table:style-name="ro2">
          <table:table-cell table:number-columns-repeated="2"/>
          <table:table-cell office:value-type="string">
            <text:p>Larry F. Hodges</text:p>
          </table:table-cell>
          <table:table-cell office:value-type="string">
            <text:p>Grigore Rosu</text:p>
          </table:table-cell>
          <table:table-cell office:value-type="string">
            <text:p>Vitaly Shmatikov</text:p>
          </table:table-cell>
          <table:table-cell table:number-columns-repeated="3"/>
          <table:table-cell office:value-type="string">
            <text:p>James C. French</text:p>
          </table:table-cell>
          <table:table-cell office:value-type="string">
            <text:p>Alon Y. Levy</text:p>
          </table:table-cell>
        </table:table-row>
        <table:table-row table:style-name="ro2">
          <table:table-cell table:number-columns-repeated="2"/>
          <table:table-cell office:value-type="string">
            <text:p>Tadayoshi Kohno</text:p>
          </table:table-cell>
          <table:table-cell office:value-type="string">
            <text:p>Walt Scacchi</text:p>
          </table:table-cell>
          <table:table-cell office:value-type="string">
            <text:p>Nick Cercone</text:p>
          </table:table-cell>
          <table:table-cell table:number-columns-repeated="3"/>
          <table:table-cell office:value-type="string">
            <text:p>Qiaozhu Mei</text:p>
          </table:table-cell>
          <table:table-cell office:value-type="string">
            <text:p>Bongki Moon</text:p>
          </table:table-cell>
        </table:table-row>
        <table:table-row table:style-name="ro2">
          <table:table-cell table:number-columns-repeated="2"/>
          <table:table-cell office:value-type="string">
            <text:p>Joseph Kaye</text:p>
          </table:table-cell>
          <table:table-cell office:value-type="string">
            <text:p>Philip A. Bernstein</text:p>
          </table:table-cell>
          <table:table-cell office:value-type="string">
            <text:p>Sholom M. Weiss</text:p>
          </table:table-cell>
          <table:table-cell table:number-columns-repeated="3"/>
          <table:table-cell office:value-type="string">
            <text:p>Stavros Christodoulakis</text:p>
          </table:table-cell>
          <table:table-cell office:value-type="string">
            <text:p>Daphne Koller</text:p>
          </table:table-cell>
        </table:table-row>
        <table:table-row table:style-name="ro2">
          <table:table-cell table:number-columns-repeated="2"/>
          <table:table-cell office:value-type="string">
            <text:p>Michelle X. Zhou</text:p>
          </table:table-cell>
          <table:table-cell office:value-type="string">
            <text:p>Robert DeLine</text:p>
          </table:table-cell>
          <table:table-cell office:value-type="string">
            <text:p>Tong Zhang</text:p>
          </table:table-cell>
          <table:table-cell table:number-columns-repeated="3"/>
          <table:table-cell office:value-type="string">
            <text:p>Mitsunori Ogihara</text:p>
          </table:table-cell>
          <table:table-cell office:value-type="string">
            <text:p>Shivakumar Vaithyanathan</text:p>
          </table:table-cell>
        </table:table-row>
        <table:table-row table:style-name="ro2">
          <table:table-cell table:number-columns-repeated="2"/>
          <table:table-cell office:value-type="string">
            <text:p>Samuel Madden</text:p>
          </table:table-cell>
          <table:table-cell office:value-type="string">
            <text:p>Jeannette M. Wing</text:p>
          </table:table-cell>
          <table:table-cell office:value-type="string">
            <text:p>Steven Salzberg</text:p>
          </table:table-cell>
          <table:table-cell table:number-columns-repeated="3"/>
          <table:table-cell office:value-type="string">
            <text:p>Qi Zhang</text:p>
          </table:table-cell>
          <table:table-cell office:value-type="string">
            <text:p>Maurizio Lenzerini</text:p>
          </table:table-cell>
        </table:table-row>
        <table:table-row table:style-name="ro2">
          <table:table-cell table:number-columns-repeated="2"/>
          <table:table-cell office:value-type="string">
            <text:p>Gonzalo Ramos</text:p>
          </table:table-cell>
          <table:table-cell office:value-type="string">
            <text:p>Andrew P. Black</text:p>
          </table:table-cell>
          <table:table-cell office:value-type="string">
            <text:p>Christian Böhm</text:p>
          </table:table-cell>
          <table:table-cell table:number-columns-repeated="3"/>
          <table:table-cell office:value-type="string">
            <text:p>Gang Wang</text:p>
          </table:table-cell>
          <table:table-cell office:value-type="string">
            <text:p>Don S. Batory</text:p>
          </table:table-cell>
        </table:table-row>
        <table:table-row table:style-name="ro2">
          <table:table-cell table:number-columns-repeated="2"/>
          <table:table-cell office:value-type="string">
            <text:p>Dieter Schmalstieg</text:p>
          </table:table-cell>
          <table:table-cell office:value-type="string">
            <text:p>Forrest Shull</text:p>
          </table:table-cell>
          <table:table-cell office:value-type="string">
            <text:p>Abraham Silberschatz</text:p>
          </table:table-cell>
          <table:table-cell table:number-columns-repeated="3"/>
          <table:table-cell office:value-type="string">
            <text:p>Hae-Chang Rim</text:p>
          </table:table-cell>
          <table:table-cell office:value-type="string">
            <text:p>Robert C. Miller</text:p>
          </table:table-cell>
        </table:table-row>
        <table:table-row table:style-name="ro2">
          <table:table-cell table:number-columns-repeated="2"/>
          <table:table-cell office:value-type="string">
            <text:p>Michael Haller</text:p>
          </table:table-cell>
          <table:table-cell office:value-type="string">
            <text:p>Rainer Koschke</text:p>
          </table:table-cell>
          <table:table-cell office:value-type="string">
            <text:p>Henry Tirri</text:p>
          </table:table-cell>
          <table:table-cell table:number-columns-repeated="3"/>
          <table:table-cell office:value-type="string">
            <text:p>Esen A. Ozkarahan</text:p>
          </table:table-cell>
          <table:table-cell office:value-type="string">
            <text:p>Ambuj K. Singh</text:p>
          </table:table-cell>
        </table:table-row>
        <table:table-row table:style-name="ro2">
          <table:table-cell table:number-columns-repeated="2"/>
          <table:table-cell office:value-type="string">
            <text:p>Niklas Elmqvist</text:p>
          </table:table-cell>
          <table:table-cell office:value-type="string">
            <text:p>Sunghun Kim</text:p>
          </table:table-cell>
          <table:table-cell office:value-type="string">
            <text:p>Umeshwar Dayal</text:p>
          </table:table-cell>
          <table:table-cell table:number-columns-repeated="3"/>
          <table:table-cell office:value-type="string">
            <text:p>Wouter Weerkamp</text:p>
          </table:table-cell>
          <table:table-cell office:value-type="string">
            <text:p>Neoklis Polyzotis</text:p>
          </table:table-cell>
        </table:table-row>
        <table:table-row table:style-name="ro2">
          <table:table-cell table:number-columns-repeated="2"/>
          <table:table-cell office:value-type="string">
            <text:p>Hayes Raffle</text:p>
          </table:table-cell>
          <table:table-cell office:value-type="string">
            <text:p>Marin Litoiu</text:p>
          </table:table-cell>
          <table:table-cell office:value-type="string">
            <text:p>Yue Lu</text:p>
          </table:table-cell>
          <table:table-cell table:number-columns-repeated="3"/>
          <table:table-cell office:value-type="string">
            <text:p>William Webber</text:p>
          </table:table-cell>
          <table:table-cell office:value-type="string">
            <text:p>Torsten Grust</text:p>
          </table:table-cell>
        </table:table-row>
        <table:table-row table:style-name="ro2">
          <table:table-cell table:number-columns-repeated="2"/>
          <table:table-cell office:value-type="string">
            <text:p>Karon E. MacLean</text:p>
          </table:table-cell>
          <table:table-cell office:value-type="string">
            <text:p>Brian Fitzgerald</text:p>
          </table:table-cell>
          <table:table-cell office:value-type="string">
            <text:p>Arindam Banerjee</text:p>
          </table:table-cell>
          <table:table-cell table:number-columns-repeated="3"/>
          <table:table-cell office:value-type="string">
            <text:p>Benyu Zhang</text:p>
          </table:table-cell>
          <table:table-cell office:value-type="string">
            <text:p>Atul Adya</text:p>
          </table:table-cell>
        </table:table-row>
        <table:table-row table:style-name="ro2">
          <table:table-cell table:number-columns-repeated="2"/>
          <table:table-cell office:value-type="string">
            <text:p>Björn Hartmann</text:p>
          </table:table-cell>
          <table:table-cell office:value-type="string">
            <text:p>Nazim H. Madhavji</text:p>
          </table:table-cell>
          <table:table-cell office:value-type="string">
            <text:p>João Gama</text:p>
          </table:table-cell>
          <table:table-cell table:number-columns-repeated="3"/>
          <table:table-cell office:value-type="string">
            <text:p>Jitender S. Deogun</text:p>
          </table:table-cell>
          <table:table-cell office:value-type="string">
            <text:p>Ramakrishnan Srikant</text:p>
          </table:table-cell>
        </table:table-row>
        <table:table-row table:style-name="ro2">
          <table:table-cell table:number-columns-repeated="2"/>
          <table:table-cell office:value-type="string">
            <text:p>Sara A. Bly</text:p>
          </table:table-cell>
          <table:table-cell office:value-type="string">
            <text:p>Qing Xie</text:p>
          </table:table-cell>
          <table:table-cell office:value-type="string">
            <text:p>Adam Smith</text:p>
          </table:table-cell>
          <table:table-cell table:number-columns-repeated="3"/>
          <table:table-cell office:value-type="string">
            <text:p>P. Bruce Berra</text:p>
          </table:table-cell>
          <table:table-cell office:value-type="string">
            <text:p>Anastasia Ailamaki</text:p>
          </table:table-cell>
        </table:table-row>
        <table:table-row table:style-name="ro2">
          <table:table-cell table:number-columns-repeated="2"/>
          <table:table-cell office:value-type="string">
            <text:p>Jeffrey Nichols</text:p>
          </table:table-cell>
          <table:table-cell office:value-type="string">
            <text:p>Michel Wermelinger</text:p>
          </table:table-cell>
          <table:table-cell office:value-type="string">
            <text:p>Chris Clifton</text:p>
          </table:table-cell>
          <table:table-cell table:number-columns-repeated="3"/>
          <table:table-cell office:value-type="string">
            <text:p>Xiaojun Wan</text:p>
          </table:table-cell>
          <table:table-cell office:value-type="string">
            <text:p>Arie Shoshani</text:p>
          </table:table-cell>
        </table:table-row>
        <table:table-row table:style-name="ro2">
          <table:table-cell table:number-columns-repeated="2"/>
          <table:table-cell office:value-type="string">
            <text:p>Paul Resnick</text:p>
          </table:table-cell>
          <table:table-cell office:value-type="string">
            <text:p>Leana Golubchik</text:p>
          </table:table-cell>
          <table:table-cell office:value-type="string">
            <text:p>Yi Chen</text:p>
          </table:table-cell>
          <table:table-cell table:number-columns-repeated="3"/>
          <table:table-cell office:value-type="string">
            <text:p>Oren Kurland</text:p>
          </table:table-cell>
          <table:table-cell office:value-type="string">
            <text:p>Jianwen Su</text:p>
          </table:table-cell>
        </table:table-row>
        <table:table-row table:style-name="ro2">
          <table:table-cell table:number-columns-repeated="2"/>
          <table:table-cell office:value-type="string">
            <text:p>Jonna Häkkilä</text:p>
          </table:table-cell>
          <table:table-cell office:value-type="string">
            <text:p>Siau-Cheng Khoo</text:p>
          </table:table-cell>
          <table:table-cell office:value-type="string">
            <text:p>Peter Scheuermann</text:p>
          </table:table-cell>
          <table:table-cell table:number-columns-repeated="3"/>
          <table:table-cell office:value-type="string">
            <text:p>Ronald Fagin</text:p>
          </table:table-cell>
          <table:table-cell office:value-type="string">
            <text:p>Yong Yu</text:p>
          </table:table-cell>
        </table:table-row>
        <table:table-row table:style-name="ro2">
          <table:table-cell table:number-columns-repeated="2"/>
          <table:table-cell office:value-type="string">
            <text:p>Martin Wattenberg</text:p>
          </table:table-cell>
          <table:table-cell office:value-type="string">
            <text:p>Pekka Abrahamsson</text:p>
          </table:table-cell>
          <table:table-cell office:value-type="string">
            <text:p>Haym Hirsh</text:p>
          </table:table-cell>
          <table:table-cell table:number-columns-repeated="3"/>
          <table:table-cell office:value-type="string">
            <text:p>Barry Smyth</text:p>
          </table:table-cell>
          <table:table-cell office:value-type="string">
            <text:p>Peter C. Lockemann</text:p>
          </table:table-cell>
        </table:table-row>
        <table:table-row table:style-name="ro2">
          <table:table-cell table:number-columns-repeated="2"/>
          <table:table-cell office:value-type="string">
            <text:p>Masahiko Inami</text:p>
          </table:table-cell>
          <table:table-cell office:value-type="string">
            <text:p>Ping Zhang</text:p>
          </table:table-cell>
          <table:table-cell office:value-type="string">
            <text:p>Christopher D. Manning</text:p>
          </table:table-cell>
          <table:table-cell table:number-columns-repeated="3"/>
          <table:table-cell office:value-type="string">
            <text:p>Cyril Goutte</text:p>
          </table:table-cell>
          <table:table-cell office:value-type="string">
            <text:p>David Walker</text:p>
          </table:table-cell>
        </table:table-row>
        <table:table-row table:style-name="ro2">
          <table:table-cell table:number-columns-repeated="2"/>
          <table:table-cell office:value-type="string">
            <text:p>Shengdong Zhao</text:p>
          </table:table-cell>
          <table:table-cell office:value-type="string">
            <text:p>Aniruddha S. Gokhale</text:p>
          </table:table-cell>
          <table:table-cell office:value-type="string">
            <text:p>Hector Garcia-Molina</text:p>
          </table:table-cell>
          <table:table-cell table:number-columns-repeated="3"/>
          <table:table-cell office:value-type="string">
            <text:p>Dan Zhang</text:p>
          </table:table-cell>
          <table:table-cell office:value-type="string">
            <text:p>Wang Chiew Tan</text:p>
          </table:table-cell>
        </table:table-row>
        <table:table-row table:style-name="ro2">
          <table:table-cell table:number-columns-repeated="2"/>
          <table:table-cell office:value-type="string">
            <text:p>Elaine M. Huang</text:p>
          </table:table-cell>
          <table:table-cell office:value-type="string">
            <text:p>Danny Dig</text:p>
          </table:table-cell>
          <table:table-cell office:value-type="string">
            <text:p>Changshui Zhang</text:p>
          </table:table-cell>
          <table:table-cell table:number-columns-repeated="3"/>
          <table:table-cell office:value-type="string">
            <text:p>Eytan Adar</text:p>
          </table:table-cell>
          <table:table-cell office:value-type="string">
            <text:p>Mirek Riedewald</text:p>
          </table:table-cell>
        </table:table-row>
        <table:table-row table:style-name="ro2">
          <table:table-cell table:number-columns-repeated="2"/>
          <table:table-cell office:value-type="string">
            <text:p>Peter C. Wright</text:p>
          </table:table-cell>
          <table:table-cell office:value-type="string">
            <text:p>Alfonso Fuggetta</text:p>
          </table:table-cell>
          <table:table-cell office:value-type="string">
            <text:p>Spiros Papadimitriou</text:p>
          </table:table-cell>
          <table:table-cell table:number-columns-repeated="3"/>
          <table:table-cell office:value-type="string">
            <text:p>Hanan Samet</text:p>
          </table:table-cell>
          <table:table-cell office:value-type="string">
            <text:p>Rajasekar Krishnamurthy</text:p>
          </table:table-cell>
        </table:table-row>
        <table:table-row table:style-name="ro2">
          <table:table-cell table:number-columns-repeated="2"/>
          <table:table-cell office:value-type="string">
            <text:p>Boriana Koleva</text:p>
          </table:table-cell>
          <table:table-cell office:value-type="string">
            <text:p>Watts S. Humphrey</text:p>
          </table:table-cell>
          <table:table-cell office:value-type="string">
            <text:p>John Langford</text:p>
          </table:table-cell>
          <table:table-cell table:number-columns-repeated="3"/>
          <table:table-cell office:value-type="string">
            <text:p>Torsten Suel</text:p>
          </table:table-cell>
          <table:table-cell office:value-type="string">
            <text:p>John R. Smith</text:p>
          </table:table-cell>
        </table:table-row>
        <table:table-row table:style-name="ro2">
          <table:table-cell table:number-columns-repeated="2"/>
          <table:table-cell office:value-type="string">
            <text:p>Shamsi T. Iqbal</text:p>
          </table:table-cell>
          <table:table-cell office:value-type="string">
            <text:p>Tien N. Nguyen</text:p>
          </table:table-cell>
          <table:table-cell office:value-type="string">
            <text:p>Dik Lun Lee</text:p>
          </table:table-cell>
          <table:table-cell table:number-columns-repeated="3"/>
          <table:table-cell office:value-type="string">
            <text:p>Wessel Kraaij</text:p>
          </table:table-cell>
          <table:table-cell office:value-type="string">
            <text:p>Edward Y. Chang</text:p>
          </table:table-cell>
        </table:table-row>
        <table:table-row table:style-name="ro2">
          <table:table-cell table:number-columns-repeated="2"/>
          <table:table-cell office:value-type="string">
            <text:p>Patrick Olivier</text:p>
          </table:table-cell>
          <table:table-cell office:value-type="string">
            <text:p>H. Dieter Rombach</text:p>
          </table:table-cell>
          <table:table-cell office:value-type="string">
            <text:p>Mitsunori Ogihara</text:p>
          </table:table-cell>
          <table:table-cell table:number-columns-repeated="3"/>
          <table:table-cell office:value-type="string">
            <text:p>Edgar Meij</text:p>
          </table:table-cell>
          <table:table-cell office:value-type="string">
            <text:p>Balakrishna R. Iyer</text:p>
          </table:table-cell>
        </table:table-row>
        <table:table-row table:style-name="ro2">
          <table:table-cell table:number-columns-repeated="2"/>
          <table:table-cell office:value-type="string">
            <text:p>Michael Rohs</text:p>
          </table:table-cell>
          <table:table-cell office:value-type="string">
            <text:p>Charles J. Colbourn</text:p>
          </table:table-cell>
          <table:table-cell office:value-type="string">
            <text:p>George Kollios</text:p>
          </table:table-cell>
          <table:table-cell table:number-columns-repeated="3"/>
          <table:table-cell office:value-type="string">
            <text:p>Virgiliu Pavlu</text:p>
          </table:table-cell>
          <table:table-cell office:value-type="string">
            <text:p>Marianne Winslett</text:p>
          </table:table-cell>
        </table:table-row>
        <table:table-row table:style-name="ro2">
          <table:table-cell table:number-columns-repeated="2"/>
          <table:table-cell office:value-type="string">
            <text:p>Susan Wyche</text:p>
          </table:table-cell>
          <table:table-cell office:value-type="string">
            <text:p>Pamela Zave</text:p>
          </table:table-cell>
          <table:table-cell office:value-type="string">
            <text:p>Zhen Wen</text:p>
          </table:table-cell>
          <table:table-cell table:number-columns-repeated="3"/>
          <table:table-cell office:value-type="string">
            <text:p>Milad Shokouhi</text:p>
          </table:table-cell>
          <table:table-cell office:value-type="string">
            <text:p>Bin Cui</text:p>
          </table:table-cell>
        </table:table-row>
        <table:table-row table:style-name="ro2">
          <table:table-cell table:number-columns-repeated="2"/>
          <table:table-cell office:value-type="string">
            <text:p>Daniel Jackson</text:p>
          </table:table-cell>
          <table:table-cell office:value-type="string">
            <text:p>Lori L. Pollock</text:p>
          </table:table-cell>
          <table:table-cell office:value-type="string">
            <text:p>Bart De Moor</text:p>
          </table:table-cell>
          <table:table-cell table:number-columns-repeated="3"/>
          <table:table-cell office:value-type="string">
            <text:p>Charu C. Aggarwal</text:p>
          </table:table-cell>
          <table:table-cell office:value-type="string">
            <text:p>Erhard Rahm</text:p>
          </table:table-cell>
        </table:table-row>
        <table:table-row table:style-name="ro2">
          <table:table-cell table:number-columns-repeated="2"/>
          <table:table-cell office:value-type="string">
            <text:p>William W. Gaver</text:p>
          </table:table-cell>
          <table:table-cell office:value-type="string">
            <text:p>Mats Per Erik Heimdahl</text:p>
          </table:table-cell>
          <table:table-cell office:value-type="string">
            <text:p>Nathan Srebro</text:p>
          </table:table-cell>
          <table:table-cell table:number-columns-repeated="3"/>
          <table:table-cell office:value-type="string">
            <text:p>Linjun Yang</text:p>
          </table:table-cell>
          <table:table-cell office:value-type="string">
            <text:p>Dik Lun Lee</text:p>
          </table:table-cell>
        </table:table-row>
        <table:table-row table:style-name="ro2">
          <table:table-cell table:number-columns-repeated="2"/>
          <table:table-cell office:value-type="string">
            <text:p>Tridas Mukhopadhyay</text:p>
          </table:table-cell>
          <table:table-cell office:value-type="string">
            <text:p>Murray Wood</text:p>
          </table:table-cell>
          <table:table-cell office:value-type="string">
            <text:p>Michael Steinbach</text:p>
          </table:table-cell>
          <table:table-cell table:number-columns-repeated="3"/>
          <table:table-cell office:value-type="string">
            <text:p>Udo Hahn</text:p>
          </table:table-cell>
          <table:table-cell office:value-type="string">
            <text:p>Jatin Chhugani</text:p>
          </table:table-cell>
        </table:table-row>
        <table:table-row table:style-name="ro2">
          <table:table-cell table:number-columns-repeated="2"/>
          <table:table-cell office:value-type="string">
            <text:p>Gary Marchionini</text:p>
          </table:table-cell>
          <table:table-cell office:value-type="string">
            <text:p>Nancy A. Lynch</text:p>
          </table:table-cell>
          <table:table-cell office:value-type="string">
            <text:p>Vagelis Hristidis</text:p>
          </table:table-cell>
          <table:table-cell table:number-columns-repeated="3"/>
          <table:table-cell office:value-type="string">
            <text:p>Jussara M. Almeida</text:p>
          </table:table-cell>
          <table:table-cell office:value-type="string">
            <text:p>Jianliang Xu</text:p>
          </table:table-cell>
        </table:table-row>
        <table:table-row table:style-name="ro2">
          <table:table-cell table:number-columns-repeated="2"/>
          <table:table-cell office:value-type="string">
            <text:p>Diane Kelly</text:p>
          </table:table-cell>
          <table:table-cell office:value-type="string">
            <text:p>Corina S. Pasareanu</text:p>
          </table:table-cell>
          <table:table-cell office:value-type="string">
            <text:p>Ning Zhong</text:p>
          </table:table-cell>
          <table:table-cell table:number-columns-repeated="3"/>
          <table:table-cell office:value-type="string">
            <text:p>Paul Thomas</text:p>
          </table:table-cell>
          <table:table-cell office:value-type="string">
            <text:p>Nathan Goodman</text:p>
          </table:table-cell>
        </table:table-row>
        <table:table-row table:style-name="ro2">
          <table:table-cell table:number-columns-repeated="2"/>
          <table:table-cell office:value-type="string">
            <text:p>Massimo Zancanaro</text:p>
          </table:table-cell>
          <table:table-cell office:value-type="string">
            <text:p>Andrea De Lucia</text:p>
          </table:table-cell>
          <table:table-cell office:value-type="string">
            <text:p>Wai Lam</text:p>
          </table:table-cell>
          <table:table-cell table:number-columns-repeated="3"/>
          <table:table-cell office:value-type="string">
            <text:p>Giridhar Kumaran</text:p>
          </table:table-cell>
          <table:table-cell office:value-type="string">
            <text:p>Vijayshankar Raman</text:p>
          </table:table-cell>
        </table:table-row>
        <table:table-row table:style-name="ro2">
          <table:table-cell table:number-columns-repeated="2"/>
          <table:table-cell office:value-type="string">
            <text:p>Susumu Harada</text:p>
          </table:table-cell>
          <table:table-cell office:value-type="string">
            <text:p>Wilhelm Schäfer</text:p>
          </table:table-cell>
          <table:table-cell office:value-type="string">
            <text:p>Miron Livny</text:p>
          </table:table-cell>
          <table:table-cell table:number-columns-repeated="3"/>
          <table:table-cell office:value-type="string">
            <text:p>Paul N. Bennett</text:p>
          </table:table-cell>
          <table:table-cell office:value-type="string">
            <text:p>Yuri Breitbart</text:p>
          </table:table-cell>
        </table:table-row>
        <table:table-row table:style-name="ro2">
          <table:table-cell table:number-columns-repeated="2"/>
          <table:table-cell office:value-type="string">
            <text:p>Hrvoje Benko</text:p>
          </table:table-cell>
          <table:table-cell office:value-type="string">
            <text:p>Laura K. Dillon</text:p>
          </table:table-cell>
          <table:table-cell office:value-type="string">
            <text:p>Sudipto Guha</text:p>
          </table:table-cell>
          <table:table-cell table:number-columns-repeated="3"/>
          <table:table-cell office:value-type="string">
            <text:p>Xin-Jing Wang</text:p>
          </table:table-cell>
          <table:table-cell office:value-type="string">
            <text:p>Ashraf Aboulnaga</text:p>
          </table:table-cell>
        </table:table-row>
        <table:table-row table:style-name="ro2">
          <table:table-cell table:number-columns-repeated="2"/>
          <table:table-cell office:value-type="string">
            <text:p>Jiang Hu</text:p>
          </table:table-cell>
          <table:table-cell office:value-type="string">
            <text:p>D. Ross Jeffery</text:p>
          </table:table-cell>
          <table:table-cell office:value-type="string">
            <text:p>Susan T. Dumais</text:p>
          </table:table-cell>
          <table:table-cell table:number-columns-repeated="3"/>
          <table:table-cell office:value-type="string">
            <text:p>Wei Wang</text:p>
          </table:table-cell>
          <table:table-cell office:value-type="string">
            <text:p>Ying Zhang</text:p>
          </table:table-cell>
        </table:table-row>
        <table:table-row table:style-name="ro2">
          <table:table-cell table:number-columns-repeated="2"/>
          <table:table-cell office:value-type="string">
            <text:p>Joseph M. Hellerstein</text:p>
          </table:table-cell>
          <table:table-cell office:value-type="string">
            <text:p>Scott R. Tilley</text:p>
          </table:table-cell>
          <table:table-cell office:value-type="string">
            <text:p>Andrzej Skowron</text:p>
          </table:table-cell>
          <table:table-cell table:number-columns-repeated="3"/>
          <table:table-cell office:value-type="string">
            <text:p>Gang Chen</text:p>
          </table:table-cell>
          <table:table-cell office:value-type="string">
            <text:p>Kun-Lung Wu</text:p>
          </table:table-cell>
        </table:table-row>
        <table:table-row table:style-name="ro2">
          <table:table-cell table:number-columns-repeated="2"/>
          <table:table-cell office:value-type="string">
            <text:p>Tapan S. Parikh</text:p>
          </table:table-cell>
          <table:table-cell office:value-type="string">
            <text:p>Denys Poshyvanyk</text:p>
          </table:table-cell>
          <table:table-cell office:value-type="string">
            <text:p>Lei Tang</text:p>
          </table:table-cell>
          <table:table-cell table:number-columns-repeated="3"/>
          <table:table-cell office:value-type="string">
            <text:p>Kian-Lee Tan</text:p>
          </table:table-cell>
          <table:table-cell office:value-type="string">
            <text:p>Heng Tao Shen</text:p>
          </table:table-cell>
        </table:table-row>
        <table:table-row table:style-name="ro2">
          <table:table-cell table:number-columns-repeated="2"/>
          <table:table-cell office:value-type="string">
            <text:p>Tara Matthews</text:p>
          </table:table-cell>
          <table:table-cell office:value-type="string">
            <text:p>Paul G. Sorenson</text:p>
          </table:table-cell>
          <table:table-cell office:value-type="string">
            <text:p>Ching-Yung Lin</text:p>
          </table:table-cell>
          <table:table-cell table:number-columns-repeated="3"/>
          <table:table-cell office:value-type="string">
            <text:p>Christos Faloutsos</text:p>
          </table:table-cell>
          <table:table-cell office:value-type="string">
            <text:p>Changkyu Kim</text:p>
          </table:table-cell>
        </table:table-row>
        <table:table-row table:style-name="ro2">
          <table:table-cell table:number-columns-repeated="2"/>
          <table:table-cell office:value-type="string">
            <text:p>Paul Marshall</text:p>
          </table:table-cell>
          <table:table-cell office:value-type="string">
            <text:p>Mark Rouncefield</text:p>
          </table:table-cell>
          <table:table-cell office:value-type="string">
            <text:p>Shenghuo Zhu</text:p>
          </table:table-cell>
          <table:table-cell table:number-columns-repeated="3"/>
          <table:table-cell office:value-type="string">
            <text:p>Carlos Castillo</text:p>
          </table:table-cell>
          <table:table-cell office:value-type="string">
            <text:p>James Cheng</text:p>
          </table:table-cell>
        </table:table-row>
        <table:table-row table:style-name="ro2">
          <table:table-cell table:number-columns-repeated="2"/>
          <table:table-cell office:value-type="string">
            <text:p>Yi-Ping Hung</text:p>
          </table:table-cell>
          <table:table-cell office:value-type="string">
            <text:p>Maurizio Morisio</text:p>
          </table:table-cell>
          <table:table-cell office:value-type="string">
            <text:p>Luo Si</text:p>
          </table:table-cell>
          <table:table-cell table:number-columns-repeated="3"/>
          <table:table-cell office:value-type="string">
            <text:p>Volker Tresp</text:p>
          </table:table-cell>
          <table:table-cell office:value-type="string">
            <text:p>Alkis Simitsis</text:p>
          </table:table-cell>
        </table:table-row>
        <table:table-row table:style-name="ro2">
          <table:table-cell table:number-columns-repeated="2"/>
          <table:table-cell office:value-type="string">
            <text:p>Luis von Ahn</text:p>
          </table:table-cell>
          <table:table-cell office:value-type="string">
            <text:p>Randy H. Katz</text:p>
          </table:table-cell>
          <table:table-cell office:value-type="string">
            <text:p>Mohammad Mahdian</text:p>
          </table:table-cell>
          <table:table-cell table:number-columns-repeated="3"/>
          <table:table-cell office:value-type="string">
            <text:p>Pablo Castells</text:p>
          </table:table-cell>
          <table:table-cell office:value-type="string">
            <text:p>Flip Korn</text:p>
          </table:table-cell>
        </table:table-row>
        <table:table-row table:style-name="ro2">
          <table:table-cell table:number-columns-repeated="2"/>
          <table:table-cell office:value-type="string">
            <text:p>Jeffrey T. Hancock</text:p>
          </table:table-cell>
          <table:table-cell office:value-type="string">
            <text:p>Jane Cleland-Huang</text:p>
          </table:table-cell>
          <table:table-cell office:value-type="string">
            <text:p>Tobias Scheffer</text:p>
          </table:table-cell>
          <table:table-cell table:number-columns-repeated="3"/>
          <table:table-cell office:value-type="string">
            <text:p>Aoying Zhou</text:p>
          </table:table-cell>
          <table:table-cell office:value-type="string">
            <text:p>Derick Wood</text:p>
          </table:table-cell>
        </table:table-row>
        <table:table-row table:style-name="ro2">
          <table:table-cell table:number-columns-repeated="2"/>
          <table:table-cell office:value-type="string">
            <text:p>Gail C. Murphy</text:p>
          </table:table-cell>
          <table:table-cell office:value-type="string">
            <text:p>Ralph E. Johnson</text:p>
          </table:table-cell>
          <table:table-cell office:value-type="string">
            <text:p>Shusaku Tsumoto</text:p>
          </table:table-cell>
          <table:table-cell table:number-columns-repeated="3"/>
          <table:table-cell office:value-type="string">
            <text:p>Vanessa Murdock</text:p>
          </table:table-cell>
          <table:table-cell office:value-type="string">
            <text:p>Goetz Graefe</text:p>
          </table:table-cell>
        </table:table-row>
        <table:table-row table:style-name="ro2">
          <table:table-cell table:number-columns-repeated="2"/>
          <table:table-cell office:value-type="string">
            <text:p>Hao Chen</text:p>
          </table:table-cell>
          <table:table-cell office:value-type="string">
            <text:p>Stefan Biffl</text:p>
          </table:table-cell>
          <table:table-cell office:value-type="string">
            <text:p>Daniel P. Huttenlocher</text:p>
          </table:table-cell>
          <table:table-cell table:number-columns-repeated="3"/>
          <table:table-cell office:value-type="string">
            <text:p>John F. Canny</text:p>
          </table:table-cell>
          <table:table-cell office:value-type="string">
            <text:p>John A. Stankovic</text:p>
          </table:table-cell>
        </table:table-row>
        <table:table-row table:style-name="ro2">
          <table:table-cell table:number-columns-repeated="2"/>
          <table:table-cell office:value-type="string">
            <text:p>Ratul Mahajan</text:p>
          </table:table-cell>
          <table:table-cell office:value-type="string">
            <text:p>Miryung Kim</text:p>
          </table:table-cell>
          <table:table-cell table:number-columns-repeated="4"/>
          <table:table-cell office:value-type="string">
            <text:p>Yahiko Kambayashi</text:p>
          </table:table-cell>
          <table:table-cell office:value-type="string">
            <text:p>Jack Minker</text:p>
          </table:table-cell>
        </table:table-row>
        <table:table-row table:style-name="ro2">
          <table:table-cell table:number-columns-repeated="2"/>
          <table:table-cell office:value-type="string">
            <text:p>Jie Yang 0001</text:p>
          </table:table-cell>
          <table:table-cell office:value-type="string">
            <text:p>Anthony LaMarca</text:p>
          </table:table-cell>
          <table:table-cell table:number-columns-repeated="4"/>
          <table:table-cell office:value-type="string">
            <text:p>Jie Tang</text:p>
          </table:table-cell>
          <table:table-cell office:value-type="string">
            <text:p>Thomas Neumann</text:p>
          </table:table-cell>
        </table:table-row>
        <table:table-row table:style-name="ro2">
          <table:table-cell table:number-columns-repeated="2"/>
          <table:table-cell office:value-type="string">
            <text:p>Thomas P. Moran*</text:p>
          </table:table-cell>
          <table:table-cell office:value-type="string">
            <text:p>Sunil Prabhakar</text:p>
          </table:table-cell>
          <table:table-cell table:number-columns-repeated="4"/>
          <table:table-cell office:value-type="string">
            <text:p>Licia Capra</text:p>
          </table:table-cell>
          <table:table-cell office:value-type="string">
            <text:p>Christopher Olston</text:p>
          </table:table-cell>
        </table:table-row>
        <table:table-row table:style-name="ro2">
          <table:table-cell table:number-columns-repeated="2"/>
          <table:table-cell office:value-type="string">
            <text:p>Geoffrey E. Hinton</text:p>
          </table:table-cell>
          <table:table-cell office:value-type="string">
            <text:p>Xavier Franch</text:p>
          </table:table-cell>
          <table:table-cell table:number-columns-repeated="4"/>
          <table:table-cell office:value-type="string">
            <text:p>Berkant Barla Cambazoglu</text:p>
          </table:table-cell>
          <table:table-cell office:value-type="string">
            <text:p>Guoliang Li</text:p>
          </table:table-cell>
        </table:table-row>
        <table:table-row table:style-name="ro2">
          <table:table-cell table:number-columns-repeated="2"/>
          <table:table-cell office:value-type="string">
            <text:p>Sunyoung Kim</text:p>
          </table:table-cell>
          <table:table-cell office:value-type="string">
            <text:p>Marco Torchiano</text:p>
          </table:table-cell>
          <table:table-cell table:number-columns-repeated="4"/>
          <table:table-cell office:value-type="string">
            <text:p>Yi Zhang</text:p>
          </table:table-cell>
          <table:table-cell office:value-type="string">
            <text:p>Ming-Chien Shan</text:p>
          </table:table-cell>
        </table:table-row>
        <table:table-row table:style-name="ro2">
          <table:table-cell table:number-columns-repeated="2"/>
          <table:table-cell office:value-type="string">
            <text:p>Richard E. Ladner</text:p>
          </table:table-cell>
          <table:table-cell office:value-type="string">
            <text:p>Mehdi Jazayeri</text:p>
          </table:table-cell>
          <table:table-cell table:number-columns-repeated="4"/>
          <table:table-cell office:value-type="string">
            <text:p>Roi Blanco</text:p>
          </table:table-cell>
          <table:table-cell office:value-type="string">
            <text:p>Z. Meral Özsoyoglu</text:p>
          </table:table-cell>
        </table:table-row>
        <table:table-row table:style-name="ro2">
          <table:table-cell table:number-columns-repeated="2"/>
          <table:table-cell office:value-type="string">
            <text:p>Gary Hsieh</text:p>
          </table:table-cell>
          <table:table-cell office:value-type="string">
            <text:p>Nikolai Tillmann</text:p>
          </table:table-cell>
          <table:table-cell table:number-columns-repeated="4"/>
          <table:table-cell office:value-type="string">
            <text:p>Naphtali Rishe</text:p>
          </table:table-cell>
          <table:table-cell office:value-type="string">
            <text:p>Ben Kao</text:p>
          </table:table-cell>
        </table:table-row>
        <table:table-row table:style-name="ro2">
          <table:table-cell table:number-columns-repeated="2"/>
          <table:table-cell office:value-type="string">
            <text:p>David Martin</text:p>
          </table:table-cell>
          <table:table-cell office:value-type="string">
            <text:p>John Yen</text:p>
          </table:table-cell>
          <table:table-cell table:number-columns-repeated="4"/>
          <table:table-cell office:value-type="string">
            <text:p>Stefan M. Rüger</text:p>
          </table:table-cell>
          <table:table-cell office:value-type="string">
            <text:p>Witold Litwin</text:p>
          </table:table-cell>
        </table:table-row>
        <table:table-row table:style-name="ro2">
          <table:table-cell table:number-columns-repeated="2"/>
          <table:table-cell office:value-type="string">
            <text:p>Chi-Wing Fu</text:p>
          </table:table-cell>
          <table:table-cell office:value-type="string">
            <text:p>K. Vijay-Shanker</text:p>
          </table:table-cell>
          <table:table-cell table:number-columns-repeated="4"/>
          <table:table-cell office:value-type="string">
            <text:p>David M. Pennock</text:p>
          </table:table-cell>
          <table:table-cell office:value-type="string">
            <text:p>Matthias Jarke</text:p>
          </table:table-cell>
        </table:table-row>
        <table:table-row table:style-name="ro2">
          <table:table-cell table:number-columns-repeated="2"/>
          <table:table-cell office:value-type="string">
            <text:p>Carsten Rother</text:p>
          </table:table-cell>
          <table:table-cell office:value-type="string">
            <text:p>David Budgen</text:p>
          </table:table-cell>
          <table:table-cell table:number-columns-repeated="4"/>
          <table:table-cell office:value-type="string">
            <text:p>Tong Zhang</text:p>
          </table:table-cell>
          <table:table-cell office:value-type="string">
            <text:p>Sanjeev Khanna</text:p>
          </table:table-cell>
        </table:table-row>
        <table:table-row table:style-name="ro2">
          <table:table-cell table:number-columns-repeated="2"/>
          <table:table-cell office:value-type="string">
            <text:p>Aniket Kittur</text:p>
          </table:table-cell>
          <table:table-cell office:value-type="string">
            <text:p>Rocco Oliveto</text:p>
          </table:table-cell>
          <table:table-cell table:number-columns-repeated="4"/>
          <table:table-cell office:value-type="string">
            <text:p>Michael Lesk</text:p>
          </table:table-cell>
          <table:table-cell office:value-type="string">
            <text:p>Dennis Tsichritzis</text:p>
          </table:table-cell>
        </table:table-row>
        <table:table-row table:style-name="ro2">
          <table:table-cell table:number-columns-repeated="2"/>
          <table:table-cell office:value-type="string">
            <text:p>Yoshifumi Kitamura</text:p>
          </table:table-cell>
          <table:table-cell office:value-type="string">
            <text:p>Shinichi Honiden</text:p>
          </table:table-cell>
          <table:table-cell table:number-columns-repeated="4"/>
          <table:table-cell office:value-type="string">
            <text:p>Wei Peng</text:p>
          </table:table-cell>
          <table:table-cell office:value-type="string">
            <text:p>Pradeep Dubey</text:p>
          </table:table-cell>
        </table:table-row>
        <table:table-row table:style-name="ro2">
          <table:table-cell table:number-columns-repeated="2"/>
          <table:table-cell office:value-type="string">
            <text:p>Alex S. Taylor</text:p>
          </table:table-cell>
          <table:table-cell office:value-type="string">
            <text:p>Alessandro F. Garcia</text:p>
          </table:table-cell>
          <table:table-cell table:number-columns-repeated="4"/>
          <table:table-cell office:value-type="string">
            <text:p>Roger C. Schank</text:p>
          </table:table-cell>
          <table:table-cell office:value-type="string">
            <text:p>Jin Li</text:p>
          </table:table-cell>
        </table:table-row>
        <table:table-row table:style-name="ro2">
          <table:table-cell table:number-columns-repeated="2"/>
          <table:table-cell office:value-type="string">
            <text:p>Roel Vertegaal</text:p>
          </table:table-cell>
          <table:table-cell office:value-type="string">
            <text:p>John Anvik</text:p>
          </table:table-cell>
          <table:table-cell table:number-columns-repeated="4"/>
          <table:table-cell office:value-type="string">
            <text:p>Hideo Joho</text:p>
          </table:table-cell>
          <table:table-cell office:value-type="string">
            <text:p>Paul G. Sorenson</text:p>
          </table:table-cell>
        </table:table-row>
        <table:table-row table:style-name="ro2">
          <table:table-cell table:number-columns-repeated="2"/>
          <table:table-cell office:value-type="string">
            <text:p>Zoran Popovic</text:p>
          </table:table-cell>
          <table:table-cell office:value-type="string">
            <text:p>Daniela Damian</text:p>
          </table:table-cell>
          <table:table-cell table:number-columns-repeated="4"/>
          <table:table-cell office:value-type="string">
            <text:p>Matthew Lease</text:p>
          </table:table-cell>
          <table:table-cell office:value-type="string">
            <text:p>Shamkant B. Navathe</text:p>
          </table:table-cell>
        </table:table-row>
        <table:table-row table:style-name="ro2">
          <table:table-cell table:number-columns-repeated="2"/>
          <table:table-cell office:value-type="string">
            <text:p>Les Nelson</text:p>
          </table:table-cell>
          <table:table-cell office:value-type="string">
            <text:p>Fabio Casati</text:p>
          </table:table-cell>
          <table:table-cell table:number-columns-repeated="4"/>
          <table:table-cell office:value-type="string">
            <text:p>Dennis Tsichritzis</text:p>
          </table:table-cell>
          <table:table-cell office:value-type="string">
            <text:p>Jayant R. Haritsa</text:p>
          </table:table-cell>
        </table:table-row>
        <table:table-row table:style-name="ro2">
          <table:table-cell table:number-columns-repeated="2"/>
          <table:table-cell office:value-type="string">
            <text:p>Dieter Fox</text:p>
          </table:table-cell>
          <table:table-cell office:value-type="string">
            <text:p>Claes Wohlin</text:p>
          </table:table-cell>
          <table:table-cell table:number-columns-repeated="4"/>
          <table:table-cell office:value-type="string">
            <text:p>Lei Li</text:p>
          </table:table-cell>
          <table:table-cell office:value-type="string">
            <text:p>Yang Xiang</text:p>
          </table:table-cell>
        </table:table-row>
        <table:table-row table:style-name="ro2">
          <table:table-cell table:number-columns-repeated="2"/>
          <table:table-cell office:value-type="string">
            <text:p>John Williamson</text:p>
          </table:table-cell>
          <table:table-cell office:value-type="string">
            <text:p>E. James Whitehead Jr.</text:p>
          </table:table-cell>
          <table:table-cell table:number-columns-repeated="4"/>
          <table:table-cell office:value-type="string">
            <text:p>Dik Lun Lee</text:p>
          </table:table-cell>
          <table:table-cell office:value-type="string">
            <text:p>Arvind Arasu</text:p>
          </table:table-cell>
        </table:table-row>
        <table:table-row table:style-name="ro2">
          <table:table-cell table:number-columns-repeated="2"/>
          <table:table-cell office:value-type="string">
            <text:p>Albert T. Corbett</text:p>
          </table:table-cell>
          <table:table-cell office:value-type="string">
            <text:p>Rogério de Lemos</text:p>
          </table:table-cell>
          <table:table-cell table:number-columns-repeated="4"/>
          <table:table-cell office:value-type="string">
            <text:p>Rui Cai</text:p>
          </table:table-cell>
          <table:table-cell office:value-type="string">
            <text:p>Masaru Kitsuregawa*</text:p>
          </table:table-cell>
        </table:table-row>
        <table:table-row table:style-name="ro2">
          <table:table-cell table:number-columns-repeated="2"/>
          <table:table-cell office:value-type="string">
            <text:p>Mark Guzdial</text:p>
          </table:table-cell>
          <table:table-cell table:number-columns-repeated="5"/>
          <table:table-cell office:value-type="string">
            <text:p>Lee A. Hollaar</text:p>
          </table:table-cell>
          <table:table-cell office:value-type="string">
            <text:p>David W. Cheung</text:p>
          </table:table-cell>
        </table:table-row>
        <table:table-row table:style-name="ro2">
          <table:table-cell table:number-columns-repeated="2"/>
          <table:table-cell office:value-type="string">
            <text:p>Kate Ehrlich</text:p>
          </table:table-cell>
          <table:table-cell table:number-columns-repeated="5"/>
          <table:table-cell office:value-type="string">
            <text:p>Fabio Ciravegna</text:p>
          </table:table-cell>
          <table:table-cell office:value-type="string">
            <text:p>Timothy Roscoe</text:p>
          </table:table-cell>
        </table:table-row>
        <table:table-row table:style-name="ro2">
          <table:table-cell table:number-columns-repeated="2"/>
          <table:table-cell office:value-type="string">
            <text:p>Jean-Bernard Martens</text:p>
          </table:table-cell>
          <table:table-cell table:number-columns-repeated="5"/>
          <table:table-cell office:value-type="string">
            <text:p>Peter Mika</text:p>
          </table:table-cell>
          <table:table-cell office:value-type="string">
            <text:p>Munindar P. Singh</text:p>
          </table:table-cell>
        </table:table-row>
        <table:table-row table:style-name="ro2">
          <table:table-cell table:number-columns-repeated="2"/>
          <table:table-cell office:value-type="string">
            <text:p>Michael S. Bernstein</text:p>
          </table:table-cell>
          <table:table-cell table:number-columns-repeated="5"/>
          <table:table-cell office:value-type="string">
            <text:p>Jeffrey Scott Vitter</text:p>
          </table:table-cell>
          <table:table-cell office:value-type="string">
            <text:p>Benny Kimelfeld</text:p>
          </table:table-cell>
        </table:table-row>
        <table:table-row table:style-name="ro2">
          <table:table-cell table:number-columns-repeated="2"/>
          <table:table-cell office:value-type="string">
            <text:p>Andreas Butz</text:p>
          </table:table-cell>
          <table:table-cell table:number-columns-repeated="5"/>
          <table:table-cell office:value-type="string">
            <text:p>Hui Xiong</text:p>
          </table:table-cell>
          <table:table-cell office:value-type="string">
            <text:p>Patrick E. O'Neil</text:p>
          </table:table-cell>
        </table:table-row>
        <table:table-row table:style-name="ro2">
          <table:table-cell table:number-columns-repeated="2"/>
          <table:table-cell office:value-type="string">
            <text:p>Paul M. Aoki</text:p>
          </table:table-cell>
          <table:table-cell table:number-columns-repeated="5"/>
          <table:table-cell office:value-type="string">
            <text:p>Xiao Li</text:p>
          </table:table-cell>
          <table:table-cell office:value-type="string">
            <text:p>Panos K. Chrysanthis</text:p>
          </table:table-cell>
        </table:table-row>
        <table:table-row table:style-name="ro2">
          <table:table-cell table:number-columns-repeated="2"/>
          <table:table-cell office:value-type="string">
            <text:p>Joseph J. LaViola Jr.</text:p>
          </table:table-cell>
          <table:table-cell table:number-columns-repeated="5"/>
          <table:table-cell office:value-type="string">
            <text:p>Filip Radlinski</text:p>
          </table:table-cell>
          <table:table-cell office:value-type="string">
            <text:p>Jaideep Srivastava</text:p>
          </table:table-cell>
        </table:table-row>
        <table:table-row table:style-name="ro2">
          <table:table-cell table:number-columns-repeated="2"/>
          <table:table-cell office:value-type="string">
            <text:p>Hiroshi Ishiguro</text:p>
          </table:table-cell>
          <table:table-cell table:number-columns-repeated="5"/>
          <table:table-cell office:value-type="string">
            <text:p>Hui Fang</text:p>
          </table:table-cell>
          <table:table-cell office:value-type="string">
            <text:p>Dennis G. Severance</text:p>
          </table:table-cell>
        </table:table-row>
        <table:table-row table:style-name="ro2">
          <table:table-cell table:number-columns-repeated="2"/>
          <table:table-cell office:value-type="string">
            <text:p>Hongbin Zha</text:p>
          </table:table-cell>
          <table:table-cell table:number-columns-repeated="5"/>
          <table:table-cell office:value-type="string">
            <text:p>Aristides Gionis</text:p>
          </table:table-cell>
          <table:table-cell office:value-type="string">
            <text:p>Lei Chen 0002</text:p>
          </table:table-cell>
        </table:table-row>
        <table:table-row table:style-name="ro2">
          <table:table-cell table:number-columns-repeated="2"/>
          <table:table-cell office:value-type="string">
            <text:p>Batya Friedman</text:p>
          </table:table-cell>
          <table:table-cell table:number-columns-repeated="5"/>
          <table:table-cell office:value-type="string">
            <text:p>Vitor R. Carvalho</text:p>
          </table:table-cell>
          <table:table-cell office:value-type="string">
            <text:p>Lise Getoor</text:p>
          </table:table-cell>
        </table:table-row>
        <table:table-row table:style-name="ro2">
          <table:table-cell table:number-columns-repeated="2"/>
          <table:table-cell office:value-type="string">
            <text:p>Geraldine Fitzpatrick</text:p>
          </table:table-cell>
          <table:table-cell table:number-columns-repeated="5"/>
          <table:table-cell office:value-type="string">
            <text:p>Ishfaq Ahmad</text:p>
          </table:table-cell>
          <table:table-cell office:value-type="string">
            <text:p>Brian Babcock</text:p>
          </table:table-cell>
        </table:table-row>
        <table:table-row table:style-name="ro2">
          <table:table-cell table:number-columns-repeated="2"/>
          <table:table-cell office:value-type="string">
            <text:p>Carolyn R. Watters</text:p>
          </table:table-cell>
          <table:table-cell table:number-columns-repeated="5"/>
          <table:table-cell office:value-type="string">
            <text:p>Arnold L. Rosenberg</text:p>
          </table:table-cell>
          <table:table-cell office:value-type="string">
            <text:p>Lionel M. Ni</text:p>
          </table:table-cell>
        </table:table-row>
        <table:table-row table:style-name="ro2">
          <table:table-cell table:number-columns-repeated="2"/>
          <table:table-cell office:value-type="string">
            <text:p>Jeffrey Bardzell</text:p>
          </table:table-cell>
          <table:table-cell table:number-columns-repeated="5"/>
          <table:table-cell office:value-type="string">
            <text:p>Gao Cong</text:p>
          </table:table-cell>
          <table:table-cell office:value-type="string">
            <text:p>Yunyao Li</text:p>
          </table:table-cell>
        </table:table-row>
        <table:table-row table:style-name="ro2">
          <table:table-cell table:number-columns-repeated="2"/>
          <table:table-cell office:value-type="string">
            <text:p>Bashar Nuseibeh</text:p>
          </table:table-cell>
          <table:table-cell table:number-columns-repeated="5"/>
          <table:table-cell office:value-type="string">
            <text:p>Qi Guo</text:p>
          </table:table-cell>
          <table:table-cell office:value-type="string">
            <text:p>Stefan Manegold</text:p>
          </table:table-cell>
        </table:table-row>
        <table:table-row table:style-name="ro2">
          <table:table-cell table:number-columns-repeated="2"/>
          <table:table-cell office:value-type="string">
            <text:p>Mirjana Spasojevic</text:p>
          </table:table-cell>
          <table:table-cell table:number-columns-repeated="5"/>
          <table:table-cell office:value-type="string">
            <text:p>Patrick Bosc</text:p>
          </table:table-cell>
          <table:table-cell office:value-type="string">
            <text:p>Jiong Yang</text:p>
          </table:table-cell>
        </table:table-row>
        <table:table-row table:style-name="ro2">
          <table:table-cell table:number-columns-repeated="2"/>
          <table:table-cell office:value-type="string">
            <text:p>Henrik I. Christensen</text:p>
          </table:table-cell>
          <table:table-cell table:number-columns-repeated="5"/>
          <table:table-cell office:value-type="string">
            <text:p>Maristella Agosti</text:p>
          </table:table-cell>
          <table:table-cell office:value-type="string">
            <text:p>Peter A. Boncz</text:p>
          </table:table-cell>
        </table:table-row>
        <table:table-row table:style-name="ro2">
          <table:table-cell table:number-columns-repeated="2"/>
          <table:table-cell office:value-type="string">
            <text:p>Jie Lu</text:p>
          </table:table-cell>
          <table:table-cell table:number-columns-repeated="5"/>
          <table:table-cell office:value-type="string">
            <text:p>M. E. Maron</text:p>
          </table:table-cell>
          <table:table-cell office:value-type="string">
            <text:p>Amin Vahdat</text:p>
          </table:table-cell>
        </table:table-row>
        <table:table-row table:style-name="ro2">
          <table:table-cell table:number-columns-repeated="2"/>
          <table:table-cell office:value-type="string">
            <text:p>Susanne Boll</text:p>
          </table:table-cell>
          <table:table-cell table:number-columns-repeated="5"/>
          <table:table-cell office:value-type="string">
            <text:p>Sheng Li</text:p>
          </table:table-cell>
          <table:table-cell office:value-type="string">
            <text:p>Gao Cong</text:p>
          </table:table-cell>
        </table:table-row>
        <table:table-row table:style-name="ro2">
          <table:table-cell table:number-columns-repeated="2"/>
          <table:table-cell office:value-type="string">
            <text:p>Yoshinori Kuno</text:p>
          </table:table-cell>
          <table:table-cell table:number-columns-repeated="5"/>
          <table:table-cell office:value-type="string">
            <text:p>B. John Oommen</text:p>
          </table:table-cell>
          <table:table-cell office:value-type="string">
            <text:p>Frederick Reiss</text:p>
          </table:table-cell>
        </table:table-row>
        <table:table-row table:style-name="ro2">
          <table:table-cell table:number-columns-repeated="2"/>
          <table:table-cell office:value-type="string">
            <text:p>Kwan-Liu Ma</text:p>
          </table:table-cell>
          <table:table-cell table:number-columns-repeated="5"/>
          <table:table-cell office:value-type="string">
            <text:p>Peter Bruza</text:p>
          </table:table-cell>
          <table:table-cell office:value-type="string">
            <text:p>Timothy Griffin</text:p>
          </table:table-cell>
        </table:table-row>
        <table:table-row table:style-name="ro2">
          <table:table-cell table:number-columns-repeated="2"/>
          <table:table-cell office:value-type="string">
            <text:p>Jock D. Mackinlay</text:p>
          </table:table-cell>
          <table:table-cell table:number-columns-repeated="6"/>
          <table:table-cell office:value-type="string">
            <text:p>Ihab F. Ilyas</text:p>
          </table:table-cell>
        </table:table-row>
        <table:table-row table:style-name="ro2">
          <table:table-cell table:number-columns-repeated="2"/>
          <table:table-cell office:value-type="string">
            <text:p>Xing-Dong Yang</text:p>
          </table:table-cell>
          <table:table-cell table:number-columns-repeated="6"/>
          <table:table-cell office:value-type="string">
            <text:p>Stephen W. Sherman</text:p>
          </table:table-cell>
        </table:table-row>
        <table:table-row table:style-name="ro2">
          <table:table-cell table:number-columns-repeated="2"/>
          <table:table-cell office:value-type="string">
            <text:p>Rafael Ballaga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elen Petri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atthias Scheutz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ichael Massim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Hao-Hua Ch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Xiaojun B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Cliff Lamp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Nathaniel Goo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Otmar Hillige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eng Song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hriram Krishnamurth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humeet Baluja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ebastian Boring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redrag V. Klasnja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ike Y. Che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oan Morris DiMicc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tefan Decker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Norman M. Sadeh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ndrew J. K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an Borcher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aimund Dachsel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Wei Zha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Timothy W. Bickmor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obert W. Reeder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uan Pablo Hourcad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tacey D. Scot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Wai-Tat Fu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Thomas Erickso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William Thie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William Odom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ark Blyth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usan Wiedenbec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atthew Kam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ohn Kara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on Froehlich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Gerhard Fischer*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nton Nijhol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Géry Casiez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aniel Voge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Frank M. Shipman II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ustine Cassel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my Voida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avid C. Parke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arshini Chetty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anos Markopoulo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Kenneth P. Fishki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ames D. Foley*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Elizabeth F. Churchil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erry R. Coo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eter Robinso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ichard Bank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aureen C. Ston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Nick Ye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iane J. Schian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Christian Holz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ohnny Acco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Francis K. H. Que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Christopher D. Manning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avid G. Hendry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arah A. Dougla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ichitaka Hiros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my Bruckma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William L. Scherli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ohanna D. Moor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Barry Brow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udrey Girouard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avid Dearma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N. Sadat Sham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Robert Kraut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John Canny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ichael Gleicher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Ido Guy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ichael Thomse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aron F. Bobick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Casey Duga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Ivan Poupyrev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Marilyn A. Walker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Andrew Howe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haowen Bardzell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Deborah Hix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Xiangshi Ren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Nicholas Diakopoulos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Philip Resnik</text:p>
          </table:table-cell>
          <table:table-cell table:number-columns-repeated="7"/>
        </table:table-row>
        <table:table-row table:style-name="ro1">
          <table:table-cell table:number-columns-repeated="10"/>
        </table:table-row>
      </table:table>
      <table:table table:name="Planilha2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/>
          <table:table-cell office:value-type="string">
            <text:p>\textbf{CHI}</text:p>
          </table:table-cell>
          <table:table-cell office:value-type="string">
            <text:p><text:s/>&amp; </text:p>
          </table:table-cell>
          <table:table-cell office:value-type="string">
            <text:p>\textbf{ICSE}</text:p>
          </table:table-cell>
          <table:table-cell office:value-type="string">
            <text:p><text:s/>&amp; </text:p>
          </table:table-cell>
          <table:table-cell office:value-type="string">
            <text:p>\textbf{KDD}</text:p>
          </table:table-cell>
          <table:table-cell office:value-type="string">
            <text:p><text:s/>&amp; </text:p>
          </table:table-cell>
          <table:table-cell office:value-type="string">
            <text:p>\textbf{POPL}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cott E. Hudson*</text:p>
          </table:table-cell>
          <table:table-cell office:value-type="string">
            <text:p><text:s/>&amp; </text:p>
          </table:table-cell>
          <table:table-cell office:value-type="string">
            <text:p>Victor R. Basili*</text:p>
          </table:table-cell>
          <table:table-cell office:value-type="string">
            <text:p><text:s/>&amp; </text:p>
          </table:table-cell>
          <table:table-cell office:value-type="string">
            <text:p>Heikki Mannila*</text:p>
          </table:table-cell>
          <table:table-cell office:value-type="string">
            <text:p><text:s/>&amp; </text:p>
          </table:table-cell>
          <table:table-cell office:value-type="string">
            <text:p>Thomas W. Reps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Hiroshi Ishii*</text:p>
          </table:table-cell>
          <table:table-cell office:value-type="string">
            <text:p><text:s/>&amp; </text:p>
          </table:table-cell>
          <table:table-cell office:value-type="string">
            <text:p>Barry W. Boehm*</text:p>
          </table:table-cell>
          <table:table-cell office:value-type="string">
            <text:p><text:s/>&amp; </text:p>
          </table:table-cell>
          <table:table-cell office:value-type="string">
            <text:p>Hans-Peter Kriegel</text:p>
          </table:table-cell>
          <table:table-cell office:value-type="string">
            <text:p><text:s/>&amp; </text:p>
          </table:table-cell>
          <table:table-cell office:value-type="string">
            <text:p>Martín Abadi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teve Benford*</text:p>
          </table:table-cell>
          <table:table-cell office:value-type="string">
            <text:p><text:s/>&amp; </text:p>
          </table:table-cell>
          <table:table-cell office:value-type="string">
            <text:p>Jeff Kramer*</text:p>
          </table:table-cell>
          <table:table-cell office:value-type="string">
            <text:p><text:s/>&amp; </text:p>
          </table:table-cell>
          <table:table-cell office:value-type="string">
            <text:p>Jiawei Han*</text:p>
          </table:table-cell>
          <table:table-cell office:value-type="string">
            <text:p><text:s/>&amp; </text:p>
          </table:table-cell>
          <table:table-cell office:value-type="string">
            <text:p>John C. Mitchell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George G. Robertson*</text:p>
          </table:table-cell>
          <table:table-cell office:value-type="string">
            <text:p><text:s/>&amp; </text:p>
          </table:table-cell>
          <table:table-cell office:value-type="string">
            <text:p>Mary Shaw*</text:p>
          </table:table-cell>
          <table:table-cell office:value-type="string">
            <text:p><text:s/>&amp; </text:p>
          </table:table-cell>
          <table:table-cell office:value-type="string">
            <text:p>Martin Ester</text:p>
          </table:table-cell>
          <table:table-cell office:value-type="string">
            <text:p><text:s/>&amp; </text:p>
          </table:table-cell>
          <table:table-cell office:value-type="string">
            <text:p>Robert Harper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humin Zhai*</text:p>
          </table:table-cell>
          <table:table-cell office:value-type="string">
            <text:p><text:s/>&amp; </text:p>
          </table:table-cell>
          <table:table-cell office:value-type="string">
            <text:p>Dewayne E. Perry</text:p>
          </table:table-cell>
          <table:table-cell office:value-type="string">
            <text:p><text:s/>&amp; </text:p>
          </table:table-cell>
          <table:table-cell office:value-type="string">
            <text:p>Rakesh Agrawal*</text:p>
          </table:table-cell>
          <table:table-cell office:value-type="string">
            <text:p><text:s/>&amp; </text:p>
          </table:table-cell>
          <table:table-cell office:value-type="string">
            <text:p>Zohar Manna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Brad A. Myers*</text:p>
          </table:table-cell>
          <table:table-cell office:value-type="string">
            <text:p><text:s/>&amp; </text:p>
          </table:table-cell>
          <table:table-cell office:value-type="string">
            <text:p>Don S. Batory</text:p>
          </table:table-cell>
          <table:table-cell office:value-type="string">
            <text:p><text:s/>&amp; </text:p>
          </table:table-cell>
          <table:table-cell office:value-type="string">
            <text:p>Bing Liu 0001</text:p>
          </table:table-cell>
          <table:table-cell office:value-type="string">
            <text:p><text:s/>&amp; </text:p>
          </table:table-cell>
          <table:table-cell office:value-type="string">
            <text:p>Benjamin C. Pierce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Robert E. Kraut*</text:p>
          </table:table-cell>
          <table:table-cell office:value-type="string">
            <text:p><text:s/>&amp; </text:p>
          </table:table-cell>
          <table:table-cell office:value-type="string">
            <text:p>Mary Jean Harrold</text:p>
          </table:table-cell>
          <table:table-cell office:value-type="string">
            <text:p><text:s/>&amp; </text:p>
          </table:table-cell>
          <table:table-cell office:value-type="string">
            <text:p>Ke Wang</text:p>
          </table:table-cell>
          <table:table-cell office:value-type="string">
            <text:p><text:s/>&amp; </text:p>
          </table:table-cell>
          <table:table-cell office:value-type="string">
            <text:p>Amir Pnueli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Elizabeth D. Mynatt*</text:p>
          </table:table-cell>
          <table:table-cell office:value-type="string">
            <text:p><text:s/>&amp; </text:p>
          </table:table-cell>
          <table:table-cell office:value-type="string">
            <text:p>Lori A. Clarke*</text:p>
          </table:table-cell>
          <table:table-cell office:value-type="string">
            <text:p><text:s/>&amp; </text:p>
          </table:table-cell>
          <table:table-cell office:value-type="string">
            <text:p>Padhraic Smyth*</text:p>
          </table:table-cell>
          <table:table-cell office:value-type="string">
            <text:p><text:s/>&amp; </text:p>
          </table:table-cell>
          <table:table-cell office:value-type="string">
            <text:p>Barbara Liskov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Ravin Balakrishnan*</text:p>
          </table:table-cell>
          <table:table-cell office:value-type="string">
            <text:p><text:s/>&amp; </text:p>
          </table:table-cell>
          <table:table-cell office:value-type="string">
            <text:p>Gruia-Catalin Roman</text:p>
          </table:table-cell>
          <table:table-cell office:value-type="string">
            <text:p><text:s/>&amp; </text:p>
          </table:table-cell>
          <table:table-cell office:value-type="string">
            <text:p>Philip S. Yu</text:p>
          </table:table-cell>
          <table:table-cell office:value-type="string">
            <text:p><text:s/>&amp; </text:p>
          </table:table-cell>
          <table:table-cell office:value-type="string">
            <text:p>Martin C. Rinard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James A. Landay*</text:p>
          </table:table-cell>
          <table:table-cell office:value-type="string">
            <text:p><text:s/>&amp; </text:p>
          </table:table-cell>
          <table:table-cell office:value-type="string">
            <text:p>Premkumar T. Devanbu</text:p>
          </table:table-cell>
          <table:table-cell office:value-type="string">
            <text:p><text:s/>&amp; </text:p>
          </table:table-cell>
          <table:table-cell office:value-type="string">
            <text:p>Charu C. Aggarwal</text:p>
          </table:table-cell>
          <table:table-cell office:value-type="string">
            <text:p><text:s/>&amp; </text:p>
          </table:table-cell>
          <table:table-cell office:value-type="string">
            <text:p>Luca Cardelli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Ken Hinckley</text:p>
          </table:table-cell>
          <table:table-cell office:value-type="string">
            <text:p><text:s/>&amp; </text:p>
          </table:table-cell>
          <table:table-cell office:value-type="string">
            <text:p>Gail C. Murphy</text:p>
          </table:table-cell>
          <table:table-cell office:value-type="string">
            <text:p><text:s/>&amp; </text:p>
          </table:table-cell>
          <table:table-cell office:value-type="string">
            <text:p>Vipin Kumar*</text:p>
          </table:table-cell>
          <table:table-cell office:value-type="string">
            <text:p><text:s/>&amp; </text:p>
          </table:table-cell>
          <table:table-cell office:value-type="string">
            <text:p>Thomas A. Henzinger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Mary Czerwinski*</text:p>
          </table:table-cell>
          <table:table-cell office:value-type="string">
            <text:p><text:s/>&amp; </text:p>
          </table:table-cell>
          <table:table-cell office:value-type="string">
            <text:p>Richard N. Taylor*</text:p>
          </table:table-cell>
          <table:table-cell office:value-type="string">
            <text:p><text:s/>&amp; </text:p>
          </table:table-cell>
          <table:table-cell office:value-type="string">
            <text:p>Wynne Hsu</text:p>
          </table:table-cell>
          <table:table-cell office:value-type="string">
            <text:p><text:s/>&amp; </text:p>
          </table:table-cell>
          <table:table-cell office:value-type="string">
            <text:p>Ken Kennedy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Carl Gutwin*</text:p>
          </table:table-cell>
          <table:table-cell office:value-type="string">
            <text:p><text:s/>&amp; </text:p>
          </table:table-cell>
          <table:table-cell office:value-type="string">
            <text:p>David Garlan*</text:p>
          </table:table-cell>
          <table:table-cell office:value-type="string">
            <text:p><text:s/>&amp; </text:p>
          </table:table-cell>
          <table:table-cell office:value-type="string">
            <text:p>Qiang Yang</text:p>
          </table:table-cell>
          <table:table-cell office:value-type="string">
            <text:p><text:s/>&amp; </text:p>
          </table:table-cell>
          <table:table-cell office:value-type="string">
            <text:p>Matthias Felleisen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Gregory D. Abowd*</text:p>
          </table:table-cell>
          <table:table-cell office:value-type="string">
            <text:p><text:s/>&amp; </text:p>
          </table:table-cell>
          <table:table-cell office:value-type="string">
            <text:p>Michael D. Ernst</text:p>
          </table:table-cell>
          <table:table-cell office:value-type="string">
            <text:p><text:s/>&amp; </text:p>
          </table:table-cell>
          <table:table-cell office:value-type="string">
            <text:p>Christos Faloutsos*</text:p>
          </table:table-cell>
          <table:table-cell office:value-type="string">
            <text:p><text:s/>&amp; </text:p>
          </table:table-cell>
          <table:table-cell office:value-type="string">
            <text:p>Edmund M. Clarke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Michael J. Muller</text:p>
          </table:table-cell>
          <table:table-cell office:value-type="string">
            <text:p><text:s/>&amp; </text:p>
          </table:table-cell>
          <table:table-cell office:value-type="string">
            <text:p>James D. Herbsleb</text:p>
          </table:table-cell>
          <table:table-cell office:value-type="string">
            <text:p><text:s/>&amp; </text:p>
          </table:table-cell>
          <table:table-cell office:value-type="string">
            <text:p>William W. Cohen</text:p>
          </table:table-cell>
          <table:table-cell office:value-type="string">
            <text:p><text:s/>&amp; </text:p>
          </table:table-cell>
          <table:table-cell office:value-type="string">
            <text:p>Mitchell Wand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usan T. Dumais*</text:p>
          </table:table-cell>
          <table:table-cell office:value-type="string">
            <text:p><text:s/>&amp; </text:p>
          </table:table-cell>
          <table:table-cell office:value-type="string">
            <text:p>Lionel C. Briand</text:p>
          </table:table-cell>
          <table:table-cell office:value-type="string">
            <text:p><text:s/>&amp; </text:p>
          </table:table-cell>
          <table:table-cell office:value-type="string">
            <text:p>Pedro Domingos</text:p>
          </table:table-cell>
          <table:table-cell office:value-type="string">
            <text:p><text:s/>&amp; </text:p>
          </table:table-cell>
          <table:table-cell office:value-type="string">
            <text:p>David Walker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Loren G. Terveen</text:p>
          </table:table-cell>
          <table:table-cell office:value-type="string">
            <text:p><text:s/>&amp; </text:p>
          </table:table-cell>
          <table:table-cell office:value-type="string">
            <text:p>Gregg Rothermel</text:p>
          </table:table-cell>
          <table:table-cell office:value-type="string">
            <text:p><text:s/>&amp; </text:p>
          </table:table-cell>
          <table:table-cell office:value-type="string">
            <text:p>Eamonn J. Keogh</text:p>
          </table:table-cell>
          <table:table-cell office:value-type="string">
            <text:p><text:s/>&amp; </text:p>
          </table:table-cell>
          <table:table-cell office:value-type="string">
            <text:p>Simon L. Peyton Jones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teve Whittaker*</text:p>
          </table:table-cell>
          <table:table-cell office:value-type="string">
            <text:p><text:s/>&amp; </text:p>
          </table:table-cell>
          <table:table-cell office:value-type="string">
            <text:p>Kevin J. Sullivan</text:p>
          </table:table-cell>
          <table:table-cell office:value-type="string">
            <text:p><text:s/>&amp; </text:p>
          </table:table-cell>
          <table:table-cell office:value-type="string">
            <text:p>Alexander Tuzhilin</text:p>
          </table:table-cell>
          <table:table-cell office:value-type="string">
            <text:p><text:s/>&amp; </text:p>
          </table:table-cell>
          <table:table-cell office:value-type="string">
            <text:p>Shmuel Sagiv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W. Keith Edwards</text:p>
          </table:table-cell>
          <table:table-cell office:value-type="string">
            <text:p><text:s/>&amp; </text:p>
          </table:table-cell>
          <table:table-cell office:value-type="string">
            <text:p>David Notkin*</text:p>
          </table:table-cell>
          <table:table-cell office:value-type="string">
            <text:p><text:s/>&amp; </text:p>
          </table:table-cell>
          <table:table-cell office:value-type="string">
            <text:p>Mohammed Javeed Zaki</text:p>
          </table:table-cell>
          <table:table-cell office:value-type="string">
            <text:p><text:s/>&amp; </text:p>
          </table:table-cell>
          <table:table-cell office:value-type="string">
            <text:p>Barbara G. Ryder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John M. Carroll*</text:p>
          </table:table-cell>
          <table:table-cell office:value-type="string">
            <text:p><text:s/>&amp; </text:p>
          </table:table-cell>
          <table:table-cell office:value-type="string">
            <text:p>Douglas C. Schmidt</text:p>
          </table:table-cell>
          <table:table-cell office:value-type="string">
            <text:p><text:s/>&amp; </text:p>
          </table:table-cell>
          <table:table-cell office:value-type="string">
            <text:p>Mong-Li Lee</text:p>
          </table:table-cell>
          <table:table-cell office:value-type="string">
            <text:p><text:s/>&amp; </text:p>
          </table:table-cell>
          <table:table-cell office:value-type="string">
            <text:p>Alexander Aiken</text:p>
          </table:table-cell>
          <table:table-cell office:value-type="string">
            <text:p>\\ \hline</text:p>
          </table:table-cell>
        </table:table-row>
      </table:table>
      <table:table table:name="Planilha3" table:style-name="ta1"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/>
          <table:table-cell office:value-type="string">
            <text:p>\textbf{SIGCOMM}</text:p>
          </table:table-cell>
          <table:table-cell office:value-type="string">
            <text:p><text:s/>&amp; </text:p>
          </table:table-cell>
          <table:table-cell office:value-type="string">
            <text:p>\textbf{SIGGRAPH}</text:p>
          </table:table-cell>
          <table:table-cell office:value-type="string">
            <text:p><text:s/>&amp; </text:p>
          </table:table-cell>
          <table:table-cell office:value-type="string">
            <text:p>\textbf{SIGIR}</text:p>
          </table:table-cell>
          <table:table-cell office:value-type="string">
            <text:p><text:s/>&amp; </text:p>
          </table:table-cell>
          <table:table-cell office:value-type="string">
            <text:p>\textbf{SIGMOD}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cott Shenker*</text:p>
          </table:table-cell>
          <table:table-cell office:value-type="string">
            <text:p><text:s/>&amp; </text:p>
          </table:table-cell>
          <table:table-cell office:value-type="string">
            <text:p>Donald P. Greenberg*</text:p>
          </table:table-cell>
          <table:table-cell office:value-type="string">
            <text:p><text:s/>&amp; </text:p>
          </table:table-cell>
          <table:table-cell office:value-type="string">
            <text:p>W. Bruce Croft*</text:p>
          </table:table-cell>
          <table:table-cell office:value-type="string">
            <text:p><text:s/>&amp; </text:p>
          </table:table-cell>
          <table:table-cell office:value-type="string">
            <text:p>Michael Stonebraker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George Varghese</text:p>
          </table:table-cell>
          <table:table-cell office:value-type="string">
            <text:p><text:s/>&amp; </text:p>
          </table:table-cell>
          <table:table-cell office:value-type="string">
            <text:p>Pat Hanrahan*</text:p>
          </table:table-cell>
          <table:table-cell office:value-type="string">
            <text:p><text:s/>&amp; </text:p>
          </table:table-cell>
          <table:table-cell office:value-type="string">
            <text:p>Clement T. Yu</text:p>
          </table:table-cell>
          <table:table-cell office:value-type="string">
            <text:p><text:s/>&amp; </text:p>
          </table:table-cell>
          <table:table-cell office:value-type="string">
            <text:p>David J. DeWitt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Donald F. Towsley*</text:p>
          </table:table-cell>
          <table:table-cell office:value-type="string">
            <text:p><text:s/>&amp; </text:p>
          </table:table-cell>
          <table:table-cell office:value-type="string">
            <text:p>Demetri Terzopoulos</text:p>
          </table:table-cell>
          <table:table-cell office:value-type="string">
            <text:p><text:s/>&amp; </text:p>
          </table:table-cell>
          <table:table-cell office:value-type="string">
            <text:p>Gerard Salton*</text:p>
          </table:table-cell>
          <table:table-cell office:value-type="string">
            <text:p><text:s/>&amp; </text:p>
          </table:table-cell>
          <table:table-cell office:value-type="string">
            <text:p>Philip A. Bernstein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Ion Stoica</text:p>
          </table:table-cell>
          <table:table-cell office:value-type="string">
            <text:p><text:s/>&amp; </text:p>
          </table:table-cell>
          <table:table-cell office:value-type="string">
            <text:p>David Salesin*</text:p>
          </table:table-cell>
          <table:table-cell office:value-type="string">
            <text:p><text:s/>&amp; </text:p>
          </table:table-cell>
          <table:table-cell office:value-type="string">
            <text:p>Alistair Moffat</text:p>
          </table:table-cell>
          <table:table-cell office:value-type="string">
            <text:p><text:s/>&amp; </text:p>
          </table:table-cell>
          <table:table-cell office:value-type="string">
            <text:p>H. V. Jagadish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Hui Zhang</text:p>
          </table:table-cell>
          <table:table-cell office:value-type="string">
            <text:p><text:s/>&amp; </text:p>
          </table:table-cell>
          <table:table-cell office:value-type="string">
            <text:p>Michael F. Cohen*</text:p>
          </table:table-cell>
          <table:table-cell office:value-type="string">
            <text:p><text:s/>&amp; </text:p>
          </table:table-cell>
          <table:table-cell office:value-type="string">
            <text:p>Susan T. Dumais*</text:p>
          </table:table-cell>
          <table:table-cell office:value-type="string">
            <text:p><text:s/>&amp; </text:p>
          </table:table-cell>
          <table:table-cell office:value-type="string">
            <text:p>Christos Faloutsos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Deborah Estrin</text:p>
          </table:table-cell>
          <table:table-cell office:value-type="string">
            <text:p><text:s/>&amp; </text:p>
          </table:table-cell>
          <table:table-cell office:value-type="string">
            <text:p>Richard Szeliski*</text:p>
          </table:table-cell>
          <table:table-cell office:value-type="string">
            <text:p><text:s/>&amp; </text:p>
          </table:table-cell>
          <table:table-cell office:value-type="string">
            <text:p>James Allan</text:p>
          </table:table-cell>
          <table:table-cell office:value-type="string">
            <text:p><text:s/>&amp; </text:p>
          </table:table-cell>
          <table:table-cell office:value-type="string">
            <text:p>Rakesh Agrawal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Hari Balakrishnan</text:p>
          </table:table-cell>
          <table:table-cell office:value-type="string">
            <text:p><text:s/>&amp; </text:p>
          </table:table-cell>
          <table:table-cell office:value-type="string">
            <text:p>John F. Hughes</text:p>
          </table:table-cell>
          <table:table-cell office:value-type="string">
            <text:p><text:s/>&amp; </text:p>
          </table:table-cell>
          <table:table-cell office:value-type="string">
            <text:p>Yiming Yang</text:p>
          </table:table-cell>
          <table:table-cell office:value-type="string">
            <text:p><text:s/>&amp; </text:p>
          </table:table-cell>
          <table:table-cell office:value-type="string">
            <text:p>Michael J. Carey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Robert Morris</text:p>
          </table:table-cell>
          <table:table-cell office:value-type="string">
            <text:p><text:s/>&amp; </text:p>
          </table:table-cell>
          <table:table-cell office:value-type="string">
            <text:p>Nadia Magnenat-Thalmann</text:p>
          </table:table-cell>
          <table:table-cell office:value-type="string">
            <text:p><text:s/>&amp; </text:p>
          </table:table-cell>
          <table:table-cell office:value-type="string">
            <text:p>Edward A. Fox</text:p>
          </table:table-cell>
          <table:table-cell office:value-type="string">
            <text:p><text:s/>&amp; </text:p>
          </table:table-cell>
          <table:table-cell office:value-type="string">
            <text:p>Hector Garcia-Molina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Thomas E. Anderson</text:p>
          </table:table-cell>
          <table:table-cell office:value-type="string">
            <text:p><text:s/>&amp; </text:p>
          </table:table-cell>
          <table:table-cell office:value-type="string">
            <text:p>Tomoyuki Nishita*</text:p>
          </table:table-cell>
          <table:table-cell office:value-type="string">
            <text:p><text:s/>&amp; </text:p>
          </table:table-cell>
          <table:table-cell office:value-type="string">
            <text:p>James P. Callan</text:p>
          </table:table-cell>
          <table:table-cell office:value-type="string">
            <text:p><text:s/>&amp; </text:p>
          </table:table-cell>
          <table:table-cell office:value-type="string">
            <text:p>Jiawei Han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Ramesh Govindan</text:p>
          </table:table-cell>
          <table:table-cell office:value-type="string">
            <text:p><text:s/>&amp; </text:p>
          </table:table-cell>
          <table:table-cell office:value-type="string">
            <text:p>Andrew P. Witkin*</text:p>
          </table:table-cell>
          <table:table-cell office:value-type="string">
            <text:p><text:s/>&amp; </text:p>
          </table:table-cell>
          <table:table-cell office:value-type="string">
            <text:p>Chris Buckley</text:p>
          </table:table-cell>
          <table:table-cell office:value-type="string">
            <text:p><text:s/>&amp; </text:p>
          </table:table-cell>
          <table:table-cell office:value-type="string">
            <text:p>Raghu Ramakrishnan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rinivasan Seshan</text:p>
          </table:table-cell>
          <table:table-cell office:value-type="string">
            <text:p><text:s/>&amp; </text:p>
          </table:table-cell>
          <table:table-cell office:value-type="string">
            <text:p>Norman I. Badler</text:p>
          </table:table-cell>
          <table:table-cell office:value-type="string">
            <text:p><text:s/>&amp; </text:p>
          </table:table-cell>
          <table:table-cell office:value-type="string">
            <text:p>C. J. van Rijsbergen*</text:p>
          </table:table-cell>
          <table:table-cell office:value-type="string">
            <text:p><text:s/>&amp; </text:p>
          </table:table-cell>
          <table:table-cell office:value-type="string">
            <text:p>Jeffrey F. Naughton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David Wetherall</text:p>
          </table:table-cell>
          <table:table-cell office:value-type="string">
            <text:p><text:s/>&amp; </text:p>
          </table:table-cell>
          <table:table-cell office:value-type="string">
            <text:p>Peter Schröder*</text:p>
          </table:table-cell>
          <table:table-cell office:value-type="string">
            <text:p><text:s/>&amp; </text:p>
          </table:table-cell>
          <table:table-cell office:value-type="string">
            <text:p>Justin Zobel</text:p>
          </table:table-cell>
          <table:table-cell office:value-type="string">
            <text:p><text:s/>&amp; </text:p>
          </table:table-cell>
          <table:table-cell office:value-type="string">
            <text:p>Jim Gray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Yin Zhang</text:p>
          </table:table-cell>
          <table:table-cell office:value-type="string">
            <text:p><text:s/>&amp; </text:p>
          </table:table-cell>
          <table:table-cell office:value-type="string">
            <text:p>Steven Feiner</text:p>
          </table:table-cell>
          <table:table-cell office:value-type="string">
            <text:p><text:s/>&amp; </text:p>
          </table:table-cell>
          <table:table-cell office:value-type="string">
            <text:p>Ellen M. Voorhees</text:p>
          </table:table-cell>
          <table:table-cell office:value-type="string">
            <text:p><text:s/>&amp; </text:p>
          </table:table-cell>
          <table:table-cell office:value-type="string">
            <text:p>Hans-Peter Kriegel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Jennifer Rexford</text:p>
          </table:table-cell>
          <table:table-cell office:value-type="string">
            <text:p><text:s/>&amp; </text:p>
          </table:table-cell>
          <table:table-cell office:value-type="string">
            <text:p>Hugues Hoppe*</text:p>
          </table:table-cell>
          <table:table-cell office:value-type="string">
            <text:p><text:s/>&amp; </text:p>
          </table:table-cell>
          <table:table-cell office:value-type="string">
            <text:p>Mark Sanderson</text:p>
          </table:table-cell>
          <table:table-cell office:value-type="string">
            <text:p><text:s/>&amp; </text:p>
          </table:table-cell>
          <table:table-cell office:value-type="string">
            <text:p>Gerhard Weikum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Jia Wang</text:p>
          </table:table-cell>
          <table:table-cell office:value-type="string">
            <text:p><text:s/>&amp; </text:p>
          </table:table-cell>
          <table:table-cell office:value-type="string">
            <text:p>Jessica K. Hodgins*</text:p>
          </table:table-cell>
          <table:table-cell office:value-type="string">
            <text:p><text:s/>&amp; </text:p>
          </table:table-cell>
          <table:table-cell office:value-type="string">
            <text:p>Norbert Fuhr*</text:p>
          </table:table-cell>
          <table:table-cell office:value-type="string">
            <text:p><text:s/>&amp; </text:p>
          </table:table-cell>
          <table:table-cell office:value-type="string">
            <text:p>Philip S. Yu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J. J. Garcia-Luna-Aceves</text:p>
          </table:table-cell>
          <table:table-cell office:value-type="string">
            <text:p><text:s/>&amp; </text:p>
          </table:table-cell>
          <table:table-cell office:value-type="string">
            <text:p>Greg Turk*</text:p>
          </table:table-cell>
          <table:table-cell office:value-type="string">
            <text:p><text:s/>&amp; </text:p>
          </table:table-cell>
          <table:table-cell office:value-type="string">
            <text:p>Nicholas J. Belkin</text:p>
          </table:table-cell>
          <table:table-cell office:value-type="string">
            <text:p><text:s/>&amp; </text:p>
          </table:table-cell>
          <table:table-cell office:value-type="string">
            <text:p>Divesh Srivastava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Randy H. Katz</text:p>
          </table:table-cell>
          <table:table-cell office:value-type="string">
            <text:p><text:s/>&amp; </text:p>
          </table:table-cell>
          <table:table-cell office:value-type="string">
            <text:p>Marc Levoy*</text:p>
          </table:table-cell>
          <table:table-cell office:value-type="string">
            <text:p><text:s/>&amp; </text:p>
          </table:table-cell>
          <table:table-cell office:value-type="string">
            <text:p>Chengxiang Zhai</text:p>
          </table:table-cell>
          <table:table-cell office:value-type="string">
            <text:p><text:s/>&amp; </text:p>
          </table:table-cell>
          <table:table-cell office:value-type="string">
            <text:p>Joseph M. Hellerstein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Albert G. Greenberg</text:p>
          </table:table-cell>
          <table:table-cell office:value-type="string">
            <text:p><text:s/>&amp; </text:p>
          </table:table-cell>
          <table:table-cell office:value-type="string">
            <text:p>Przemyslaw Prusinkiewicz*</text:p>
          </table:table-cell>
          <table:table-cell office:value-type="string">
            <text:p><text:s/>&amp; </text:p>
          </table:table-cell>
          <table:table-cell office:value-type="string">
            <text:p>Charles L. A. Clarke</text:p>
          </table:table-cell>
          <table:table-cell office:value-type="string">
            <text:p><text:s/>&amp; </text:p>
          </table:table-cell>
          <table:table-cell office:value-type="string">
            <text:p>Krithi Ramamritham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Mark Handley</text:p>
          </table:table-cell>
          <table:table-cell office:value-type="string">
            <text:p><text:s/>&amp; </text:p>
          </table:table-cell>
          <table:table-cell office:value-type="string">
            <text:p>Eihachiro Nakamae</text:p>
          </table:table-cell>
          <table:table-cell office:value-type="string">
            <text:p><text:s/>&amp; </text:p>
          </table:table-cell>
          <table:table-cell office:value-type="string">
            <text:p>Alan F. Smeaton</text:p>
          </table:table-cell>
          <table:table-cell office:value-type="string">
            <text:p><text:s/>&amp; </text:p>
          </table:table-cell>
          <table:table-cell office:value-type="string">
            <text:p>Nick Roussopoulos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imon S. Lam*</text:p>
          </table:table-cell>
          <table:table-cell office:value-type="string">
            <text:p><text:s/>&amp; </text:p>
          </table:table-cell>
          <table:table-cell office:value-type="string">
            <text:p>Dimitris N. Metaxas</text:p>
          </table:table-cell>
          <table:table-cell office:value-type="string">
            <text:p><text:s/>&amp; </text:p>
          </table:table-cell>
          <table:table-cell office:value-type="string">
            <text:p>Gordon V. Cormack</text:p>
          </table:table-cell>
          <table:table-cell office:value-type="string">
            <text:p><text:s/>&amp; </text:p>
          </table:table-cell>
          <table:table-cell office:value-type="string">
            <text:p>Surajit Chaudhuri*</text:p>
          </table:table-cell>
          <table:table-cell office:value-type="string">
            <text:p>\\ \hline</text:p>
          </table:table-cell>
        </table:table-row>
      </table:table>
      <table:table table:name="Planilha4" table:style-name="ta1">
        <table:table-column table:style-name="co2" table:number-columns-repeated="17" table:default-cell-style-name="Default"/>
        <table:table-row table:style-name="ro2">
          <table:table-cell/>
          <table:table-cell office:value-type="string">
            <text:p>\textbf{CHI}</text:p>
          </table:table-cell>
          <table:table-cell office:value-type="string">
            <text:p><text:s/>&amp; </text:p>
          </table:table-cell>
          <table:table-cell office:value-type="string">
            <text:p>\textbf{ICSE}</text:p>
          </table:table-cell>
          <table:table-cell office:value-type="string">
            <text:p><text:s/>&amp; </text:p>
          </table:table-cell>
          <table:table-cell office:value-type="string">
            <text:p>\textbf{KDD}</text:p>
          </table:table-cell>
          <table:table-cell office:value-type="string">
            <text:p><text:s/>&amp; </text:p>
          </table:table-cell>
          <table:table-cell office:value-type="string">
            <text:p>\textbf{POPL}</text:p>
          </table:table-cell>
          <table:table-cell office:value-type="string">
            <text:p><text:s/>&amp; </text:p>
          </table:table-cell>
          <table:table-cell office:value-type="string">
            <text:p>\textbf{SIGCOMM}</text:p>
          </table:table-cell>
          <table:table-cell office:value-type="string">
            <text:p><text:s/>&amp; </text:p>
          </table:table-cell>
          <table:table-cell office:value-type="string">
            <text:p>\textbf{SIGGRAPH}</text:p>
          </table:table-cell>
          <table:table-cell office:value-type="string">
            <text:p><text:s/>&amp; </text:p>
          </table:table-cell>
          <table:table-cell office:value-type="string">
            <text:p>\textbf{SIGIR}</text:p>
          </table:table-cell>
          <table:table-cell office:value-type="string">
            <text:p><text:s/>&amp; </text:p>
          </table:table-cell>
          <table:table-cell office:value-type="string">
            <text:p>\textbf{SIGMOD}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cott E. Hudson*</text:p>
          </table:table-cell>
          <table:table-cell office:value-type="string">
            <text:p><text:s/>&amp; </text:p>
          </table:table-cell>
          <table:table-cell office:value-type="string">
            <text:p>Victor R. Basili*</text:p>
          </table:table-cell>
          <table:table-cell office:value-type="string">
            <text:p><text:s/>&amp; </text:p>
          </table:table-cell>
          <table:table-cell office:value-type="string">
            <text:p>Heikki Mannila*</text:p>
          </table:table-cell>
          <table:table-cell office:value-type="string">
            <text:p><text:s/>&amp; </text:p>
          </table:table-cell>
          <table:table-cell office:value-type="string">
            <text:p>Thomas W. Reps</text:p>
          </table:table-cell>
          <table:table-cell office:value-type="string">
            <text:p><text:s/>&amp; </text:p>
          </table:table-cell>
          <table:table-cell office:value-type="string">
            <text:p>Scott Shenker*</text:p>
          </table:table-cell>
          <table:table-cell office:value-type="string">
            <text:p><text:s/>&amp; </text:p>
          </table:table-cell>
          <table:table-cell office:value-type="string">
            <text:p>Donald P. Greenberg*</text:p>
          </table:table-cell>
          <table:table-cell office:value-type="string">
            <text:p><text:s/>&amp; </text:p>
          </table:table-cell>
          <table:table-cell office:value-type="string">
            <text:p>W. Bruce Croft*</text:p>
          </table:table-cell>
          <table:table-cell office:value-type="string">
            <text:p><text:s/>&amp; </text:p>
          </table:table-cell>
          <table:table-cell office:value-type="string">
            <text:p>Michael Stonebraker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Hiroshi Ishii*</text:p>
          </table:table-cell>
          <table:table-cell office:value-type="string">
            <text:p><text:s/>&amp; </text:p>
          </table:table-cell>
          <table:table-cell office:value-type="string">
            <text:p>Barry W. Boehm*</text:p>
          </table:table-cell>
          <table:table-cell office:value-type="string">
            <text:p><text:s/>&amp; </text:p>
          </table:table-cell>
          <table:table-cell office:value-type="string">
            <text:p>Hans-Peter Kriegel</text:p>
          </table:table-cell>
          <table:table-cell office:value-type="string">
            <text:p><text:s/>&amp; </text:p>
          </table:table-cell>
          <table:table-cell office:value-type="string">
            <text:p>Martín Abadi</text:p>
          </table:table-cell>
          <table:table-cell office:value-type="string">
            <text:p><text:s/>&amp; </text:p>
          </table:table-cell>
          <table:table-cell office:value-type="string">
            <text:p>George Varghese</text:p>
          </table:table-cell>
          <table:table-cell office:value-type="string">
            <text:p><text:s/>&amp; </text:p>
          </table:table-cell>
          <table:table-cell office:value-type="string">
            <text:p>Pat Hanrahan*</text:p>
          </table:table-cell>
          <table:table-cell office:value-type="string">
            <text:p><text:s/>&amp; </text:p>
          </table:table-cell>
          <table:table-cell office:value-type="string">
            <text:p>Clement T. Yu</text:p>
          </table:table-cell>
          <table:table-cell office:value-type="string">
            <text:p><text:s/>&amp; </text:p>
          </table:table-cell>
          <table:table-cell office:value-type="string">
            <text:p>David J. DeWitt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teve Benford*</text:p>
          </table:table-cell>
          <table:table-cell office:value-type="string">
            <text:p><text:s/>&amp; </text:p>
          </table:table-cell>
          <table:table-cell office:value-type="string">
            <text:p>Jeff Kramer*</text:p>
          </table:table-cell>
          <table:table-cell office:value-type="string">
            <text:p><text:s/>&amp; </text:p>
          </table:table-cell>
          <table:table-cell office:value-type="string">
            <text:p>Jiawei Han*</text:p>
          </table:table-cell>
          <table:table-cell office:value-type="string">
            <text:p><text:s/>&amp; </text:p>
          </table:table-cell>
          <table:table-cell office:value-type="string">
            <text:p>John C. Mitchell</text:p>
          </table:table-cell>
          <table:table-cell office:value-type="string">
            <text:p><text:s/>&amp; </text:p>
          </table:table-cell>
          <table:table-cell office:value-type="string">
            <text:p>Donald F. Towsley*</text:p>
          </table:table-cell>
          <table:table-cell office:value-type="string">
            <text:p><text:s/>&amp; </text:p>
          </table:table-cell>
          <table:table-cell office:value-type="string">
            <text:p>Demetri Terzopoulos</text:p>
          </table:table-cell>
          <table:table-cell office:value-type="string">
            <text:p><text:s/>&amp; </text:p>
          </table:table-cell>
          <table:table-cell office:value-type="string">
            <text:p>Gerard Salton*</text:p>
          </table:table-cell>
          <table:table-cell office:value-type="string">
            <text:p><text:s/>&amp; </text:p>
          </table:table-cell>
          <table:table-cell office:value-type="string">
            <text:p>Philip A. Bernstein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George G. Robertson*</text:p>
          </table:table-cell>
          <table:table-cell office:value-type="string">
            <text:p><text:s/>&amp; </text:p>
          </table:table-cell>
          <table:table-cell office:value-type="string">
            <text:p>Mary Shaw*</text:p>
          </table:table-cell>
          <table:table-cell office:value-type="string">
            <text:p><text:s/>&amp; </text:p>
          </table:table-cell>
          <table:table-cell office:value-type="string">
            <text:p>Martin Ester</text:p>
          </table:table-cell>
          <table:table-cell office:value-type="string">
            <text:p><text:s/>&amp; </text:p>
          </table:table-cell>
          <table:table-cell office:value-type="string">
            <text:p>Robert Harper</text:p>
          </table:table-cell>
          <table:table-cell office:value-type="string">
            <text:p><text:s/>&amp; </text:p>
          </table:table-cell>
          <table:table-cell office:value-type="string">
            <text:p>Ion Stoica</text:p>
          </table:table-cell>
          <table:table-cell office:value-type="string">
            <text:p><text:s/>&amp; </text:p>
          </table:table-cell>
          <table:table-cell office:value-type="string">
            <text:p>David Salesin*</text:p>
          </table:table-cell>
          <table:table-cell office:value-type="string">
            <text:p><text:s/>&amp; </text:p>
          </table:table-cell>
          <table:table-cell office:value-type="string">
            <text:p>Alistair Moffat</text:p>
          </table:table-cell>
          <table:table-cell office:value-type="string">
            <text:p><text:s/>&amp; </text:p>
          </table:table-cell>
          <table:table-cell office:value-type="string">
            <text:p>H. V. Jagadish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humin Zhai*</text:p>
          </table:table-cell>
          <table:table-cell office:value-type="string">
            <text:p><text:s/>&amp; </text:p>
          </table:table-cell>
          <table:table-cell office:value-type="string">
            <text:p>Dewayne E. Perry</text:p>
          </table:table-cell>
          <table:table-cell office:value-type="string">
            <text:p><text:s/>&amp; </text:p>
          </table:table-cell>
          <table:table-cell office:value-type="string">
            <text:p>Rakesh Agrawal*</text:p>
          </table:table-cell>
          <table:table-cell office:value-type="string">
            <text:p><text:s/>&amp; </text:p>
          </table:table-cell>
          <table:table-cell office:value-type="string">
            <text:p>Zohar Manna</text:p>
          </table:table-cell>
          <table:table-cell office:value-type="string">
            <text:p><text:s/>&amp; </text:p>
          </table:table-cell>
          <table:table-cell office:value-type="string">
            <text:p>Hui Zhang</text:p>
          </table:table-cell>
          <table:table-cell office:value-type="string">
            <text:p><text:s/>&amp; </text:p>
          </table:table-cell>
          <table:table-cell office:value-type="string">
            <text:p>Michael F. Cohen*</text:p>
          </table:table-cell>
          <table:table-cell office:value-type="string">
            <text:p><text:s/>&amp; </text:p>
          </table:table-cell>
          <table:table-cell office:value-type="string">
            <text:p>Susan T. Dumais*</text:p>
          </table:table-cell>
          <table:table-cell office:value-type="string">
            <text:p><text:s/>&amp; </text:p>
          </table:table-cell>
          <table:table-cell office:value-type="string">
            <text:p>Christos Faloutsos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Brad A. Myers*</text:p>
          </table:table-cell>
          <table:table-cell office:value-type="string">
            <text:p><text:s/>&amp; </text:p>
          </table:table-cell>
          <table:table-cell office:value-type="string">
            <text:p>Don S. Batory</text:p>
          </table:table-cell>
          <table:table-cell office:value-type="string">
            <text:p><text:s/>&amp; </text:p>
          </table:table-cell>
          <table:table-cell office:value-type="string">
            <text:p>Bing Liu 0001</text:p>
          </table:table-cell>
          <table:table-cell office:value-type="string">
            <text:p><text:s/>&amp; </text:p>
          </table:table-cell>
          <table:table-cell office:value-type="string">
            <text:p>Benjamin C. Pierce</text:p>
          </table:table-cell>
          <table:table-cell office:value-type="string">
            <text:p><text:s/>&amp; </text:p>
          </table:table-cell>
          <table:table-cell office:value-type="string">
            <text:p>Deborah Estrin</text:p>
          </table:table-cell>
          <table:table-cell office:value-type="string">
            <text:p><text:s/>&amp; </text:p>
          </table:table-cell>
          <table:table-cell office:value-type="string">
            <text:p>Richard Szeliski*</text:p>
          </table:table-cell>
          <table:table-cell office:value-type="string">
            <text:p><text:s/>&amp; </text:p>
          </table:table-cell>
          <table:table-cell office:value-type="string">
            <text:p>James Allan</text:p>
          </table:table-cell>
          <table:table-cell office:value-type="string">
            <text:p><text:s/>&amp; </text:p>
          </table:table-cell>
          <table:table-cell office:value-type="string">
            <text:p>Rakesh Agrawal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Robert E. Kraut*</text:p>
          </table:table-cell>
          <table:table-cell office:value-type="string">
            <text:p><text:s/>&amp; </text:p>
          </table:table-cell>
          <table:table-cell office:value-type="string">
            <text:p>Mary Jean Harrold</text:p>
          </table:table-cell>
          <table:table-cell office:value-type="string">
            <text:p><text:s/>&amp; </text:p>
          </table:table-cell>
          <table:table-cell office:value-type="string">
            <text:p>Ke Wang</text:p>
          </table:table-cell>
          <table:table-cell office:value-type="string">
            <text:p><text:s/>&amp; </text:p>
          </table:table-cell>
          <table:table-cell office:value-type="string">
            <text:p>Amir Pnueli</text:p>
          </table:table-cell>
          <table:table-cell office:value-type="string">
            <text:p><text:s/>&amp; </text:p>
          </table:table-cell>
          <table:table-cell office:value-type="string">
            <text:p>Hari Balakrishnan</text:p>
          </table:table-cell>
          <table:table-cell office:value-type="string">
            <text:p><text:s/>&amp; </text:p>
          </table:table-cell>
          <table:table-cell office:value-type="string">
            <text:p>John F. Hughes</text:p>
          </table:table-cell>
          <table:table-cell office:value-type="string">
            <text:p><text:s/>&amp; </text:p>
          </table:table-cell>
          <table:table-cell office:value-type="string">
            <text:p>Yiming Yang</text:p>
          </table:table-cell>
          <table:table-cell office:value-type="string">
            <text:p><text:s/>&amp; </text:p>
          </table:table-cell>
          <table:table-cell office:value-type="string">
            <text:p>Michael J. Carey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Elizabeth D. Mynatt*</text:p>
          </table:table-cell>
          <table:table-cell office:value-type="string">
            <text:p><text:s/>&amp; </text:p>
          </table:table-cell>
          <table:table-cell office:value-type="string">
            <text:p>Lori A. Clarke*</text:p>
          </table:table-cell>
          <table:table-cell office:value-type="string">
            <text:p><text:s/>&amp; </text:p>
          </table:table-cell>
          <table:table-cell office:value-type="string">
            <text:p>Padhraic Smyth*</text:p>
          </table:table-cell>
          <table:table-cell office:value-type="string">
            <text:p><text:s/>&amp; </text:p>
          </table:table-cell>
          <table:table-cell office:value-type="string">
            <text:p>Barbara Liskov*</text:p>
          </table:table-cell>
          <table:table-cell office:value-type="string">
            <text:p><text:s/>&amp; </text:p>
          </table:table-cell>
          <table:table-cell office:value-type="string">
            <text:p>Robert Morris</text:p>
          </table:table-cell>
          <table:table-cell office:value-type="string">
            <text:p><text:s/>&amp; </text:p>
          </table:table-cell>
          <table:table-cell office:value-type="string">
            <text:p>Nadia Magnenat-Thalmann</text:p>
          </table:table-cell>
          <table:table-cell office:value-type="string">
            <text:p><text:s/>&amp; </text:p>
          </table:table-cell>
          <table:table-cell office:value-type="string">
            <text:p>Edward A. Fox</text:p>
          </table:table-cell>
          <table:table-cell office:value-type="string">
            <text:p><text:s/>&amp; </text:p>
          </table:table-cell>
          <table:table-cell office:value-type="string">
            <text:p>Hector Garcia-Molina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Ravin Balakrishnan*</text:p>
          </table:table-cell>
          <table:table-cell office:value-type="string">
            <text:p><text:s/>&amp; </text:p>
          </table:table-cell>
          <table:table-cell office:value-type="string">
            <text:p>Gruia-Catalin Roman</text:p>
          </table:table-cell>
          <table:table-cell office:value-type="string">
            <text:p><text:s/>&amp; </text:p>
          </table:table-cell>
          <table:table-cell office:value-type="string">
            <text:p>Philip S. Yu</text:p>
          </table:table-cell>
          <table:table-cell office:value-type="string">
            <text:p><text:s/>&amp; </text:p>
          </table:table-cell>
          <table:table-cell office:value-type="string">
            <text:p>Martin C. Rinard</text:p>
          </table:table-cell>
          <table:table-cell office:value-type="string">
            <text:p><text:s/>&amp; </text:p>
          </table:table-cell>
          <table:table-cell office:value-type="string">
            <text:p>Thomas E. Anderson</text:p>
          </table:table-cell>
          <table:table-cell office:value-type="string">
            <text:p><text:s/>&amp; </text:p>
          </table:table-cell>
          <table:table-cell office:value-type="string">
            <text:p>Tomoyuki Nishita*</text:p>
          </table:table-cell>
          <table:table-cell office:value-type="string">
            <text:p><text:s/>&amp; </text:p>
          </table:table-cell>
          <table:table-cell office:value-type="string">
            <text:p>James P. Callan</text:p>
          </table:table-cell>
          <table:table-cell office:value-type="string">
            <text:p><text:s/>&amp; </text:p>
          </table:table-cell>
          <table:table-cell office:value-type="string">
            <text:p>Jiawei Han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James A. Landay*</text:p>
          </table:table-cell>
          <table:table-cell office:value-type="string">
            <text:p><text:s/>&amp; </text:p>
          </table:table-cell>
          <table:table-cell office:value-type="string">
            <text:p>Premkumar T. Devanbu</text:p>
          </table:table-cell>
          <table:table-cell office:value-type="string">
            <text:p><text:s/>&amp; </text:p>
          </table:table-cell>
          <table:table-cell office:value-type="string">
            <text:p>Charu C. Aggarwal</text:p>
          </table:table-cell>
          <table:table-cell office:value-type="string">
            <text:p><text:s/>&amp; </text:p>
          </table:table-cell>
          <table:table-cell office:value-type="string">
            <text:p>Luca Cardelli</text:p>
          </table:table-cell>
          <table:table-cell office:value-type="string">
            <text:p><text:s/>&amp; </text:p>
          </table:table-cell>
          <table:table-cell office:value-type="string">
            <text:p>Ramesh Govindan</text:p>
          </table:table-cell>
          <table:table-cell office:value-type="string">
            <text:p><text:s/>&amp; </text:p>
          </table:table-cell>
          <table:table-cell office:value-type="string">
            <text:p>Andrew P. Witkin*</text:p>
          </table:table-cell>
          <table:table-cell office:value-type="string">
            <text:p><text:s/>&amp; </text:p>
          </table:table-cell>
          <table:table-cell office:value-type="string">
            <text:p>Chris Buckley</text:p>
          </table:table-cell>
          <table:table-cell office:value-type="string">
            <text:p><text:s/>&amp; </text:p>
          </table:table-cell>
          <table:table-cell office:value-type="string">
            <text:p>Raghu Ramakrishnan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Ken Hinckley</text:p>
          </table:table-cell>
          <table:table-cell office:value-type="string">
            <text:p><text:s/>&amp; </text:p>
          </table:table-cell>
          <table:table-cell office:value-type="string">
            <text:p>Gail C. Murphy</text:p>
          </table:table-cell>
          <table:table-cell office:value-type="string">
            <text:p><text:s/>&amp; </text:p>
          </table:table-cell>
          <table:table-cell office:value-type="string">
            <text:p>Vipin Kumar*</text:p>
          </table:table-cell>
          <table:table-cell office:value-type="string">
            <text:p><text:s/>&amp; </text:p>
          </table:table-cell>
          <table:table-cell office:value-type="string">
            <text:p>Thomas A. Henzinger</text:p>
          </table:table-cell>
          <table:table-cell office:value-type="string">
            <text:p><text:s/>&amp; </text:p>
          </table:table-cell>
          <table:table-cell office:value-type="string">
            <text:p>Srinivasan Seshan</text:p>
          </table:table-cell>
          <table:table-cell office:value-type="string">
            <text:p><text:s/>&amp; </text:p>
          </table:table-cell>
          <table:table-cell office:value-type="string">
            <text:p>Norman I. Badler</text:p>
          </table:table-cell>
          <table:table-cell office:value-type="string">
            <text:p><text:s/>&amp; </text:p>
          </table:table-cell>
          <table:table-cell office:value-type="string">
            <text:p>C. J. van Rijsbergen*</text:p>
          </table:table-cell>
          <table:table-cell office:value-type="string">
            <text:p><text:s/>&amp; </text:p>
          </table:table-cell>
          <table:table-cell office:value-type="string">
            <text:p>Jeffrey F. Naughton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Mary Czerwinski*</text:p>
          </table:table-cell>
          <table:table-cell office:value-type="string">
            <text:p><text:s/>&amp; </text:p>
          </table:table-cell>
          <table:table-cell office:value-type="string">
            <text:p>Richard N. Taylor*</text:p>
          </table:table-cell>
          <table:table-cell office:value-type="string">
            <text:p><text:s/>&amp; </text:p>
          </table:table-cell>
          <table:table-cell office:value-type="string">
            <text:p>Wynne Hsu</text:p>
          </table:table-cell>
          <table:table-cell office:value-type="string">
            <text:p><text:s/>&amp; </text:p>
          </table:table-cell>
          <table:table-cell office:value-type="string">
            <text:p>Ken Kennedy*</text:p>
          </table:table-cell>
          <table:table-cell office:value-type="string">
            <text:p><text:s/>&amp; </text:p>
          </table:table-cell>
          <table:table-cell office:value-type="string">
            <text:p>David Wetherall</text:p>
          </table:table-cell>
          <table:table-cell office:value-type="string">
            <text:p><text:s/>&amp; </text:p>
          </table:table-cell>
          <table:table-cell office:value-type="string">
            <text:p>Peter Schröder*</text:p>
          </table:table-cell>
          <table:table-cell office:value-type="string">
            <text:p><text:s/>&amp; </text:p>
          </table:table-cell>
          <table:table-cell office:value-type="string">
            <text:p>Justin Zobel</text:p>
          </table:table-cell>
          <table:table-cell office:value-type="string">
            <text:p><text:s/>&amp; </text:p>
          </table:table-cell>
          <table:table-cell office:value-type="string">
            <text:p>Jim Gray*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Carl Gutwin*</text:p>
          </table:table-cell>
          <table:table-cell office:value-type="string">
            <text:p><text:s/>&amp; </text:p>
          </table:table-cell>
          <table:table-cell office:value-type="string">
            <text:p>David Garlan*</text:p>
          </table:table-cell>
          <table:table-cell office:value-type="string">
            <text:p><text:s/>&amp; </text:p>
          </table:table-cell>
          <table:table-cell office:value-type="string">
            <text:p>Qiang Yang</text:p>
          </table:table-cell>
          <table:table-cell office:value-type="string">
            <text:p><text:s/>&amp; </text:p>
          </table:table-cell>
          <table:table-cell office:value-type="string">
            <text:p>Matthias Felleisen*</text:p>
          </table:table-cell>
          <table:table-cell office:value-type="string">
            <text:p><text:s/>&amp; </text:p>
          </table:table-cell>
          <table:table-cell office:value-type="string">
            <text:p>Yin Zhang</text:p>
          </table:table-cell>
          <table:table-cell office:value-type="string">
            <text:p><text:s/>&amp; </text:p>
          </table:table-cell>
          <table:table-cell office:value-type="string">
            <text:p>Steven Feiner</text:p>
          </table:table-cell>
          <table:table-cell office:value-type="string">
            <text:p><text:s/>&amp; </text:p>
          </table:table-cell>
          <table:table-cell office:value-type="string">
            <text:p>Ellen M. Voorhees</text:p>
          </table:table-cell>
          <table:table-cell office:value-type="string">
            <text:p><text:s/>&amp; </text:p>
          </table:table-cell>
          <table:table-cell office:value-type="string">
            <text:p>Hans-Peter Kriegel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Gregory D. Abowd*</text:p>
          </table:table-cell>
          <table:table-cell office:value-type="string">
            <text:p><text:s/>&amp; </text:p>
          </table:table-cell>
          <table:table-cell office:value-type="string">
            <text:p>Michael D. Ernst</text:p>
          </table:table-cell>
          <table:table-cell office:value-type="string">
            <text:p><text:s/>&amp; </text:p>
          </table:table-cell>
          <table:table-cell office:value-type="string">
            <text:p>Christos Faloutsos*</text:p>
          </table:table-cell>
          <table:table-cell office:value-type="string">
            <text:p><text:s/>&amp; </text:p>
          </table:table-cell>
          <table:table-cell office:value-type="string">
            <text:p>Edmund M. Clarke</text:p>
          </table:table-cell>
          <table:table-cell office:value-type="string">
            <text:p><text:s/>&amp; </text:p>
          </table:table-cell>
          <table:table-cell office:value-type="string">
            <text:p>Jennifer Rexford</text:p>
          </table:table-cell>
          <table:table-cell office:value-type="string">
            <text:p><text:s/>&amp; </text:p>
          </table:table-cell>
          <table:table-cell office:value-type="string">
            <text:p>Hugues Hoppe*</text:p>
          </table:table-cell>
          <table:table-cell office:value-type="string">
            <text:p><text:s/>&amp; </text:p>
          </table:table-cell>
          <table:table-cell office:value-type="string">
            <text:p>Mark Sanderson</text:p>
          </table:table-cell>
          <table:table-cell office:value-type="string">
            <text:p><text:s/>&amp; </text:p>
          </table:table-cell>
          <table:table-cell office:value-type="string">
            <text:p>Gerhard Weikum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Michael J. Muller</text:p>
          </table:table-cell>
          <table:table-cell office:value-type="string">
            <text:p><text:s/>&amp; </text:p>
          </table:table-cell>
          <table:table-cell office:value-type="string">
            <text:p>James D. Herbsleb</text:p>
          </table:table-cell>
          <table:table-cell office:value-type="string">
            <text:p><text:s/>&amp; </text:p>
          </table:table-cell>
          <table:table-cell office:value-type="string">
            <text:p>William W. Cohen</text:p>
          </table:table-cell>
          <table:table-cell office:value-type="string">
            <text:p><text:s/>&amp; </text:p>
          </table:table-cell>
          <table:table-cell office:value-type="string">
            <text:p>Mitchell Wand</text:p>
          </table:table-cell>
          <table:table-cell office:value-type="string">
            <text:p><text:s/>&amp; </text:p>
          </table:table-cell>
          <table:table-cell office:value-type="string">
            <text:p>Jia Wang</text:p>
          </table:table-cell>
          <table:table-cell office:value-type="string">
            <text:p><text:s/>&amp; </text:p>
          </table:table-cell>
          <table:table-cell office:value-type="string">
            <text:p>Jessica K. Hodgins*</text:p>
          </table:table-cell>
          <table:table-cell office:value-type="string">
            <text:p><text:s/>&amp; </text:p>
          </table:table-cell>
          <table:table-cell office:value-type="string">
            <text:p>Norbert Fuhr*</text:p>
          </table:table-cell>
          <table:table-cell office:value-type="string">
            <text:p><text:s/>&amp; </text:p>
          </table:table-cell>
          <table:table-cell office:value-type="string">
            <text:p>Philip S. Yu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usan T. Dumais*</text:p>
          </table:table-cell>
          <table:table-cell office:value-type="string">
            <text:p><text:s/>&amp; </text:p>
          </table:table-cell>
          <table:table-cell office:value-type="string">
            <text:p>Lionel C. Briand</text:p>
          </table:table-cell>
          <table:table-cell office:value-type="string">
            <text:p><text:s/>&amp; </text:p>
          </table:table-cell>
          <table:table-cell office:value-type="string">
            <text:p>Pedro Domingos</text:p>
          </table:table-cell>
          <table:table-cell office:value-type="string">
            <text:p><text:s/>&amp; </text:p>
          </table:table-cell>
          <table:table-cell office:value-type="string">
            <text:p>David Walker</text:p>
          </table:table-cell>
          <table:table-cell office:value-type="string">
            <text:p><text:s/>&amp; </text:p>
          </table:table-cell>
          <table:table-cell office:value-type="string">
            <text:p>J. J. Garcia-Luna-Aceves</text:p>
          </table:table-cell>
          <table:table-cell office:value-type="string">
            <text:p><text:s/>&amp; </text:p>
          </table:table-cell>
          <table:table-cell office:value-type="string">
            <text:p>Greg Turk*</text:p>
          </table:table-cell>
          <table:table-cell office:value-type="string">
            <text:p><text:s/>&amp; </text:p>
          </table:table-cell>
          <table:table-cell office:value-type="string">
            <text:p>Nicholas J. Belkin</text:p>
          </table:table-cell>
          <table:table-cell office:value-type="string">
            <text:p><text:s/>&amp; </text:p>
          </table:table-cell>
          <table:table-cell office:value-type="string">
            <text:p>Divesh Srivastava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Loren G. Terveen</text:p>
          </table:table-cell>
          <table:table-cell office:value-type="string">
            <text:p><text:s/>&amp; </text:p>
          </table:table-cell>
          <table:table-cell office:value-type="string">
            <text:p>Gregg Rothermel</text:p>
          </table:table-cell>
          <table:table-cell office:value-type="string">
            <text:p><text:s/>&amp; </text:p>
          </table:table-cell>
          <table:table-cell office:value-type="string">
            <text:p>Eamonn J. Keogh</text:p>
          </table:table-cell>
          <table:table-cell office:value-type="string">
            <text:p><text:s/>&amp; </text:p>
          </table:table-cell>
          <table:table-cell office:value-type="string">
            <text:p>Simon L. Peyton Jones</text:p>
          </table:table-cell>
          <table:table-cell office:value-type="string">
            <text:p><text:s/>&amp; </text:p>
          </table:table-cell>
          <table:table-cell office:value-type="string">
            <text:p>Randy H. Katz</text:p>
          </table:table-cell>
          <table:table-cell office:value-type="string">
            <text:p><text:s/>&amp; </text:p>
          </table:table-cell>
          <table:table-cell office:value-type="string">
            <text:p>Marc Levoy*</text:p>
          </table:table-cell>
          <table:table-cell office:value-type="string">
            <text:p><text:s/>&amp; </text:p>
          </table:table-cell>
          <table:table-cell office:value-type="string">
            <text:p>Chengxiang Zhai</text:p>
          </table:table-cell>
          <table:table-cell office:value-type="string">
            <text:p><text:s/>&amp; </text:p>
          </table:table-cell>
          <table:table-cell office:value-type="string">
            <text:p>Joseph M. Hellerstein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Steve Whittaker*</text:p>
          </table:table-cell>
          <table:table-cell office:value-type="string">
            <text:p><text:s/>&amp; </text:p>
          </table:table-cell>
          <table:table-cell office:value-type="string">
            <text:p>Kevin J. Sullivan</text:p>
          </table:table-cell>
          <table:table-cell office:value-type="string">
            <text:p><text:s/>&amp; </text:p>
          </table:table-cell>
          <table:table-cell office:value-type="string">
            <text:p>Alexander Tuzhilin</text:p>
          </table:table-cell>
          <table:table-cell office:value-type="string">
            <text:p><text:s/>&amp; </text:p>
          </table:table-cell>
          <table:table-cell office:value-type="string">
            <text:p>Shmuel Sagiv</text:p>
          </table:table-cell>
          <table:table-cell office:value-type="string">
            <text:p><text:s/>&amp; </text:p>
          </table:table-cell>
          <table:table-cell office:value-type="string">
            <text:p>Albert G. Greenberg</text:p>
          </table:table-cell>
          <table:table-cell office:value-type="string">
            <text:p><text:s/>&amp; </text:p>
          </table:table-cell>
          <table:table-cell office:value-type="string">
            <text:p>Przemyslaw Prusinkiewicz*</text:p>
          </table:table-cell>
          <table:table-cell office:value-type="string">
            <text:p><text:s/>&amp; </text:p>
          </table:table-cell>
          <table:table-cell office:value-type="string">
            <text:p>Charles L. A. Clarke</text:p>
          </table:table-cell>
          <table:table-cell office:value-type="string">
            <text:p><text:s/>&amp; </text:p>
          </table:table-cell>
          <table:table-cell office:value-type="string">
            <text:p>Krithi Ramamritham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W. Keith Edwards</text:p>
          </table:table-cell>
          <table:table-cell office:value-type="string">
            <text:p><text:s/>&amp; </text:p>
          </table:table-cell>
          <table:table-cell office:value-type="string">
            <text:p>David Notkin*</text:p>
          </table:table-cell>
          <table:table-cell office:value-type="string">
            <text:p><text:s/>&amp; </text:p>
          </table:table-cell>
          <table:table-cell office:value-type="string">
            <text:p>Mohammed Javeed Zaki</text:p>
          </table:table-cell>
          <table:table-cell office:value-type="string">
            <text:p><text:s/>&amp; </text:p>
          </table:table-cell>
          <table:table-cell office:value-type="string">
            <text:p>Barbara G. Ryder</text:p>
          </table:table-cell>
          <table:table-cell office:value-type="string">
            <text:p><text:s/>&amp; </text:p>
          </table:table-cell>
          <table:table-cell office:value-type="string">
            <text:p>Mark Handley</text:p>
          </table:table-cell>
          <table:table-cell office:value-type="string">
            <text:p><text:s/>&amp; </text:p>
          </table:table-cell>
          <table:table-cell office:value-type="string">
            <text:p>Eihachiro Nakamae</text:p>
          </table:table-cell>
          <table:table-cell office:value-type="string">
            <text:p><text:s/>&amp; </text:p>
          </table:table-cell>
          <table:table-cell office:value-type="string">
            <text:p>Alan F. Smeaton</text:p>
          </table:table-cell>
          <table:table-cell office:value-type="string">
            <text:p><text:s/>&amp; </text:p>
          </table:table-cell>
          <table:table-cell office:value-type="string">
            <text:p>Nick Roussopoulos</text:p>
          </table:table-cell>
          <table:table-cell office:value-type="string">
            <text:p>\\ \hline</text:p>
          </table:table-cell>
        </table:table-row>
        <table:table-row table:style-name="ro2">
          <table:table-cell/>
          <table:table-cell office:value-type="string">
            <text:p>John M. Carroll*</text:p>
          </table:table-cell>
          <table:table-cell office:value-type="string">
            <text:p><text:s/>&amp; </text:p>
          </table:table-cell>
          <table:table-cell office:value-type="string">
            <text:p>Douglas C. Schmidt</text:p>
          </table:table-cell>
          <table:table-cell office:value-type="string">
            <text:p><text:s/>&amp; </text:p>
          </table:table-cell>
          <table:table-cell office:value-type="string">
            <text:p>Mong-Li Lee</text:p>
          </table:table-cell>
          <table:table-cell office:value-type="string">
            <text:p><text:s/>&amp; </text:p>
          </table:table-cell>
          <table:table-cell office:value-type="string">
            <text:p>Alexander Aiken</text:p>
          </table:table-cell>
          <table:table-cell office:value-type="string">
            <text:p><text:s/>&amp; </text:p>
          </table:table-cell>
          <table:table-cell office:value-type="string">
            <text:p>Simon S. Lam*</text:p>
          </table:table-cell>
          <table:table-cell office:value-type="string">
            <text:p><text:s/>&amp; </text:p>
          </table:table-cell>
          <table:table-cell office:value-type="string">
            <text:p>Dimitris N. Metaxas</text:p>
          </table:table-cell>
          <table:table-cell office:value-type="string">
            <text:p><text:s/>&amp; </text:p>
          </table:table-cell>
          <table:table-cell office:value-type="string">
            <text:p>Gordon V. Cormack</text:p>
          </table:table-cell>
          <table:table-cell office:value-type="string">
            <text:p><text:s/>&amp; </text:p>
          </table:table-cell>
          <table:table-cell office:value-type="string">
            <text:p>Surajit Chaudhuri*</text:p>
          </table:table-cell>
          <table:table-cell office:value-type="string">
            <text:p>\\ \hli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Leite</meta:initial-creator>
    <meta:creation-date>2013-06-13T17:26:54</meta:creation-date>
    <dc:date>2013-06-18T15:12:37</dc:date>
    <dc:creator>Bruno Leite</dc:creator>
    <meta:editing-duration>P1DT2H23M53S</meta:editing-duration>
    <meta:editing-cycles>36</meta:editing-cycles>
    <meta:generator>LibreOffice/3.5$Linux_X86_64 LibreOffice_project/350m1$Build-2</meta:generator>
    <meta:document-statistic meta:table-count="4" meta:cell-count="2724" meta:object-count="0"/>
  </office:meta>
</office:document-meta>
</file>